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732.87pt" svg:y="189.72pt">
            <loext:p draw:notify-on-update-of-ranges="Sheet1.C112:Sheet1.H112 Sheet1.C113:Sheet1.H1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737.55pt" svg:y="441.98pt">
            <loext:p draw:notify-on-update-of-ranges="Sheet1.C112:Sheet1.H112 Sheet1.C113:Sheet1.H1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ourieranalyse eines Wellenpakete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Z =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 =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=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Yn – 3</text:p>
          </table:table-cell>
          <table:table-cell office:value-type="string" calcext:value-type="string">
            <text:p>Yn – 3.5</text:p>
          </table:table-cell>
          <table:table-cell office:value-type="string" calcext:value-type="string">
            <text:p>Yn – 4</text:p>
          </table:table-cell>
          <table:table-cell office:value-type="string" calcext:value-type="string">
            <text:p>Yn – 4.5</text:p>
          </table:table-cell>
          <table:table-cell office:value-type="string" calcext:value-type="string">
            <text:p>Yn – 5</text:p>
          </table:table-cell>
          <table:table-cell office:value-type="string" calcext:value-type="string">
            <text:p>Yn – 5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([.$B$4]*([.$B$6]-[.$B$5]))/(SQRT(2*[.$B$6])))*PI()*(1/(COS([.A9]*PI())-COS(([.A9]*PI()*[.$B$5])/[.$B$6]))*[.A9])" office:value-type="float" office:value="-455.361006395788" calcext:value-type="float">
            <text:p>-455.3610063958</text:p>
          </table:table-cell>
          <table:table-cell table:formula="of:=[.$B9]*SQRT(2/[.$B$6])*SIN((3*[.$A9]*PI())/[.$B$6])" office:value-type="float" office:value="-273.900080220264" calcext:value-type="float">
            <text:p>-273.9000802203</text:p>
          </table:table-cell>
          <table:table-cell table:formula="of:=[.$B9]*SQRT(2/[.$B$6])*SIN((3.5*[.$A9]*PI())/[.$B$6])" office:value-type="float" office:value="-232.993324647056" calcext:value-type="float">
            <text:p>-232.9933246471</text:p>
          </table:table-cell>
          <table:table-cell table:formula="of:=[.$B9]*SQRT(2/[.$B$6])*SIN((4*[.$A9]*PI())/[.$B$6])" office:value-type="float" office:value="-169.279559097446" calcext:value-type="float">
            <text:p>-169.2795590974</text:p>
          </table:table-cell>
          <table:table-cell table:formula="of:=[.$B9]*SQRT(2/[.$B$6])*SIN((4.5*[.$A9]*PI())/[.$B$6])" office:value-type="float" office:value="-88.9955308633368" calcext:value-type="float">
            <text:p>-88.9955308633</text:p>
          </table:table-cell>
          <table:table-cell table:formula="of:=[.$B9]*SQRT(2/[.$B$6])*SIN((5*[.$A9]*PI())/[.$B$6])" office:value-type="float" office:value="-0.0000000000000352692874483025" calcext:value-type="float">
            <text:p>-3.52692874483025E-14</text:p>
          </table:table-cell>
          <table:table-cell table:formula="of:=[.$B9]*SQRT(2/[.$B$6])*SIN((5.5*[.$A9]*PI())/[.$B$6])" office:value-type="float" office:value="88.9955308633367" calcext:value-type="float">
            <text:p>88.99553086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([.$B$4]*([.$B$6]-[.$B$5]))/(SQRT(2*[.$B$6])))*PI()*(1/(COS([.A10]*PI())-COS(([.A10]*PI()*[.$B$5])/[.$B$6]))*[.A10])" office:value-type="float" office:value="659.004639316528" calcext:value-type="float">
            <text:p>659.0046393165</text:p>
          </table:table-cell>
          <table:table-cell table:formula="of:=[.$B10]*SQRT(2/[.$B$6])*SIN((3*[.$A10]*PI())/[.$B$6])" office:value-type="float" office:value="-244.983679366062" calcext:value-type="float">
            <text:p>-244.9836793661</text:p>
          </table:table-cell>
          <table:table-cell table:formula="of:=[.$B10]*SQRT(2/[.$B$6])*SIN((3.5*[.$A10]*PI())/[.$B$6])" office:value-type="float" office:value="-396.391919903295" calcext:value-type="float">
            <text:p>-396.3919199033</text:p>
          </table:table-cell>
          <table:table-cell table:formula="of:=[.$B10]*SQRT(2/[.$B$6])*SIN((4*[.$A10]*PI())/[.$B$6])" office:value-type="float" office:value="-396.391919903295" calcext:value-type="float">
            <text:p>-396.3919199033</text:p>
          </table:table-cell>
          <table:table-cell table:formula="of:=[.$B10]*SQRT(2/[.$B$6])*SIN((4.5*[.$A10]*PI())/[.$B$6])" office:value-type="float" office:value="-244.983679366062" calcext:value-type="float">
            <text:p>-244.9836793661</text:p>
          </table:table-cell>
          <table:table-cell table:formula="of:=[.$B10]*SQRT(2/[.$B$6])*SIN((5*[.$A10]*PI())/[.$B$6])" office:value-type="float" office:value="-0.000000000000102084384597559" calcext:value-type="float">
            <text:p>-1.02084384597559E-13</text:p>
          </table:table-cell>
          <table:table-cell table:formula="of:=[.$B10]*SQRT(2/[.$B$6])*SIN((5.5*[.$A10]*PI())/[.$B$6])" office:value-type="float" office:value="244.983679366062" calcext:value-type="float">
            <text:p>244.98367936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([.$B$4]*([.$B$6]-[.$B$5]))/(SQRT(2*[.$B$6])))*PI()*(1/(COS([.A11]*PI())-COS(([.A11]*PI()*[.$B$5])/[.$B$6]))*[.A11])" office:value-type="float" office:value="-9363.27230787243" calcext:value-type="float">
            <text:p>-9363.2723078724</text:p>
          </table:table-cell>
          <table:table-cell table:formula="of:=[.$B11]*SQRT(2/[.$B$6])*SIN((3*[.$A11]*PI())/[.$B$6])" office:value-type="float" office:value="3480.77807656705" calcext:value-type="float">
            <text:p>3480.7780765671</text:p>
          </table:table-cell>
          <table:table-cell table:formula="of:=[.$B11]*SQRT(2/[.$B$6])*SIN((3.5*[.$A11]*PI())/[.$B$6])" office:value-type="float" office:value="-1829.95332923349" calcext:value-type="float">
            <text:p>-1829.9533292335</text:p>
          </table:table-cell>
          <table:table-cell table:formula="of:=[.$B11]*SQRT(2/[.$B$6])*SIN((4*[.$A11]*PI())/[.$B$6])" office:value-type="float" office:value="-5632.01723518097" calcext:value-type="float">
            <text:p>-5632.017235181</text:p>
          </table:table-cell>
          <table:table-cell table:formula="of:=[.$B11]*SQRT(2/[.$B$6])*SIN((4.5*[.$A11]*PI())/[.$B$6])" office:value-type="float" office:value="-4790.88001375932" calcext:value-type="float">
            <text:p>-4790.8800137593</text:p>
          </table:table-cell>
          <table:table-cell table:formula="of:=[.$B11]*SQRT(2/[.$B$6])*SIN((5*[.$A11]*PI())/[.$B$6])" office:value-type="float" office:value="-0.00000000000217565363202872" calcext:value-type="float">
            <text:p>-2.17565363202872E-12</text:p>
          </table:table-cell>
          <table:table-cell table:formula="of:=[.$B11]*SQRT(2/[.$B$6])*SIN((5.5*[.$A11]*PI())/[.$B$6])" office:value-type="float" office:value="4790.88001375932" calcext:value-type="float">
            <text:p>4790.88001375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([.$B$4]*([.$B$6]-[.$B$5]))/(SQRT(2*[.$B$6])))*PI()*(1/(COS([.A12]*PI())-COS(([.A12]*PI()*[.$B$5])/[.$B$6]))*[.A12])" office:value-type="float" office:value="3450.59308894907" calcext:value-type="float">
            <text:p>3450.5930889491</text:p>
          </table:table-cell>
          <table:table-cell table:formula="of:=[.$B12]*SQRT(2/[.$B$6])*SIN((3*[.$A12]*PI())/[.$B$6])" office:value-type="float" office:value="2075.5350383453" calcext:value-type="float">
            <text:p>2075.5350383453</text:p>
          </table:table-cell>
          <table:table-cell table:formula="of:=[.$B12]*SQRT(2/[.$B$6])*SIN((3.5*[.$A12]*PI())/[.$B$6])" office:value-type="float" office:value="1282.75119853871" calcext:value-type="float">
            <text:p>1282.7511985387</text:p>
          </table:table-cell>
          <table:table-cell table:formula="of:=[.$B12]*SQRT(2/[.$B$6])*SIN((4*[.$A12]*PI())/[.$B$6])" office:value-type="float" office:value="-1282.75119853871" calcext:value-type="float">
            <text:p>-1282.7511985387</text:p>
          </table:table-cell>
          <table:table-cell table:formula="of:=[.$B12]*SQRT(2/[.$B$6])*SIN((4.5*[.$A12]*PI())/[.$B$6])" office:value-type="float" office:value="-2075.5350383453" calcext:value-type="float">
            <text:p>-2075.5350383453</text:p>
          </table:table-cell>
          <table:table-cell table:formula="of:=[.$B12]*SQRT(2/[.$B$6])*SIN((5*[.$A12]*PI())/[.$B$6])" office:value-type="float" office:value="-0.0000000000010690415543881" calcext:value-type="float">
            <text:p>-1.0690415543881E-12</text:p>
          </table:table-cell>
          <table:table-cell table:formula="of:=[.$B12]*SQRT(2/[.$B$6])*SIN((5.5*[.$A12]*PI())/[.$B$6])" office:value-type="float" office:value="2075.5350383453" calcext:value-type="float">
            <text:p>2075.53503834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B13]*SQRT(2/[.$B$6])*SIN((3*[.$A13]*PI())/[.$B$6])" office:value-type="float" office:value="0" calcext:value-type="float">
            <text:p>0</text:p>
          </table:table-cell>
          <table:table-cell table:formula="of:=[.$B13]*SQRT(2/[.$B$6])*SIN((3.5*[.$A13]*PI())/[.$B$6])" office:value-type="float" office:value="-0" calcext:value-type="float">
            <text:p>0</text:p>
          </table:table-cell>
          <table:table-cell table:formula="of:=[.$B13]*SQRT(2/[.$B$6])*SIN((4*[.$A13]*PI())/[.$B$6])" office:value-type="float" office:value="-0" calcext:value-type="float">
            <text:p>0</text:p>
          </table:table-cell>
          <table:table-cell table:formula="of:=[.$B13]*SQRT(2/[.$B$6])*SIN((4.5*[.$A13]*PI())/[.$B$6])" office:value-type="float" office:value="0" calcext:value-type="float">
            <text:p>0</text:p>
          </table:table-cell>
          <table:table-cell table:formula="of:=[.$B13]*SQRT(2/[.$B$6])*SIN((5*[.$A13]*PI())/[.$B$6])" office:value-type="float" office:value="0" calcext:value-type="float">
            <text:p>0</text:p>
          </table:table-cell>
          <table:table-cell table:formula="of:=[.$B13]*SQRT(2/[.$B$6])*SIN((5.5*[.$A13]*PI())/[.$B$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([.$B$4]*([.$B$6]-[.$B$5]))/(SQRT(2*[.$B$6])))*PI()*(1/(COS([.A14]*PI())-COS(([.A14]*PI()*[.$B$5])/[.$B$6]))*[.A14])" office:value-type="float" office:value="5175.88963342361" calcext:value-type="float">
            <text:p>5175.8896334236</text:p>
          </table:table-cell>
          <table:table-cell table:formula="of:=[.$B14]*SQRT(2/[.$B$6])*SIN((3*[.$A14]*PI())/[.$B$6])" office:value-type="float" office:value="-3113.30255751796" calcext:value-type="float">
            <text:p>-3113.302557518</text:p>
          </table:table-cell>
          <table:table-cell table:formula="of:=[.$B14]*SQRT(2/[.$B$6])*SIN((3.5*[.$A14]*PI())/[.$B$6])" office:value-type="float" office:value="1924.12679780807" calcext:value-type="float">
            <text:p>1924.1267978081</text:p>
          </table:table-cell>
          <table:table-cell table:formula="of:=[.$B14]*SQRT(2/[.$B$6])*SIN((4*[.$A14]*PI())/[.$B$6])" office:value-type="float" office:value="1924.12679780807" calcext:value-type="float">
            <text:p>1924.1267978081</text:p>
          </table:table-cell>
          <table:table-cell table:formula="of:=[.$B14]*SQRT(2/[.$B$6])*SIN((4.5*[.$A14]*PI())/[.$B$6])" office:value-type="float" office:value="-3113.30255751796" calcext:value-type="float">
            <text:p>-3113.302557518</text:p>
          </table:table-cell>
          <table:table-cell table:formula="of:=[.$B14]*SQRT(2/[.$B$6])*SIN((5*[.$A14]*PI())/[.$B$6])" office:value-type="float" office:value="-0.00000000000240534349737323" calcext:value-type="float">
            <text:p>-2.40534349737323E-12</text:p>
          </table:table-cell>
          <table:table-cell table:formula="of:=[.$B14]*SQRT(2/[.$B$6])*SIN((5.5*[.$A14]*PI())/[.$B$6])" office:value-type="float" office:value="3113.30255751796" calcext:value-type="float">
            <text:p>3113.3025575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([.$B$4]*([.$B$6]-[.$B$5]))/(SQRT(2*[.$B$6])))*PI()*(1/(COS([.A15]*PI())-COS(([.A15]*PI()*[.$B$5])/[.$B$6]))*[.A15])" office:value-type="float" office:value="-21847.6353850356" calcext:value-type="float">
            <text:p>-21847.6353850356</text:p>
          </table:table-cell>
          <table:table-cell table:formula="of:=[.$B15]*SQRT(2/[.$B$6])*SIN((3*[.$A15]*PI())/[.$B$6])" office:value-type="float" office:value="-8121.81551198977" calcext:value-type="float">
            <text:p>-8121.8155119898</text:p>
          </table:table-cell>
          <table:table-cell table:formula="of:=[.$B15]*SQRT(2/[.$B$6])*SIN((3.5*[.$A15]*PI())/[.$B$6])" office:value-type="float" office:value="-4269.89110154485" calcext:value-type="float">
            <text:p>-4269.8911015449</text:p>
          </table:table-cell>
          <table:table-cell table:formula="of:=[.$B15]*SQRT(2/[.$B$6])*SIN((4*[.$A15]*PI())/[.$B$6])" office:value-type="float" office:value="13141.3735487556" calcext:value-type="float">
            <text:p>13141.3735487556</text:p>
          </table:table-cell>
          <table:table-cell table:formula="of:=[.$B15]*SQRT(2/[.$B$6])*SIN((4.5*[.$A15]*PI())/[.$B$6])" office:value-type="float" office:value="-11178.7200321051" calcext:value-type="float">
            <text:p>-11178.7200321051</text:p>
          </table:table-cell>
          <table:table-cell table:formula="of:=[.$B15]*SQRT(2/[.$B$6])*SIN((5*[.$A15]*PI())/[.$B$6])" office:value-type="float" office:value="-0.0000000000118452253299341" calcext:value-type="float">
            <text:p>-1.18452253299341E-11</text:p>
          </table:table-cell>
          <table:table-cell table:formula="of:=[.$B15]*SQRT(2/[.$B$6])*SIN((5.5*[.$A15]*PI())/[.$B$6])" office:value-type="float" office:value="11178.720032105" calcext:value-type="float">
            <text:p>11178.7200321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([.$B$4]*([.$B$6]-[.$B$5]))/(SQRT(2*[.$B$6])))*PI()*(1/(COS([.A16]*PI())-COS(([.A16]*PI()*[.$B$5])/[.$B$6]))*[.A16])" office:value-type="float" office:value="2636.01855726611" calcext:value-type="float">
            <text:p>2636.0185572661</text:p>
          </table:table-cell>
          <table:table-cell table:formula="of:=[.$B16]*SQRT(2/[.$B$6])*SIN((3*[.$A16]*PI())/[.$B$6])" office:value-type="float" office:value="979.934717464249" calcext:value-type="float">
            <text:p>979.9347174643</text:p>
          </table:table-cell>
          <table:table-cell table:formula="of:=[.$B16]*SQRT(2/[.$B$6])*SIN((3.5*[.$A16]*PI())/[.$B$6])" office:value-type="float" office:value="-1585.56767961318" calcext:value-type="float">
            <text:p>-1585.5676796132</text:p>
          </table:table-cell>
          <table:table-cell table:formula="of:=[.$B16]*SQRT(2/[.$B$6])*SIN((4*[.$A16]*PI())/[.$B$6])" office:value-type="float" office:value="1585.56767961318" calcext:value-type="float">
            <text:p>1585.5676796132</text:p>
          </table:table-cell>
          <table:table-cell table:formula="of:=[.$B16]*SQRT(2/[.$B$6])*SIN((4.5*[.$A16]*PI())/[.$B$6])" office:value-type="float" office:value="-979.934717464247" calcext:value-type="float">
            <text:p>-979.9347174642</text:p>
          </table:table-cell>
          <table:table-cell table:formula="of:=[.$B16]*SQRT(2/[.$B$6])*SIN((5*[.$A16]*PI())/[.$B$6])" office:value-type="float" office:value="-0.00000000000163335015356094" calcext:value-type="float">
            <text:p>-1.63335015356094E-12</text:p>
          </table:table-cell>
          <table:table-cell table:formula="of:=[.$B16]*SQRT(2/[.$B$6])*SIN((5.5*[.$A16]*PI())/[.$B$6])" office:value-type="float" office:value="979.934717464255" calcext:value-type="float">
            <text:p>979.9347174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([.$B$4]*([.$B$6]-[.$B$5]))/(SQRT(2*[.$B$6])))*PI()*(1/(COS([.A17]*PI())-COS(([.A17]*PI()*[.$B$5])/[.$B$6]))*[.A17])" office:value-type="float" office:value="-4098.2490575621" calcext:value-type="float">
            <text:p>-4098.2490575621</text:p>
          </table:table-cell>
          <table:table-cell table:formula="of:=[.$B17]*SQRT(2/[.$B$6])*SIN((3*[.$A17]*PI())/[.$B$6])" office:value-type="float" office:value="2465.10072198237" calcext:value-type="float">
            <text:p>2465.1007219824</text:p>
          </table:table-cell>
          <table:table-cell table:formula="of:=[.$B17]*SQRT(2/[.$B$6])*SIN((3.5*[.$A17]*PI())/[.$B$6])" office:value-type="float" office:value="-2096.93992182351" calcext:value-type="float">
            <text:p>-2096.9399218235</text:p>
          </table:table-cell>
          <table:table-cell table:formula="of:=[.$B17]*SQRT(2/[.$B$6])*SIN((4*[.$A17]*PI())/[.$B$6])" office:value-type="float" office:value="1523.51603187701" calcext:value-type="float">
            <text:p>1523.516031877</text:p>
          </table:table-cell>
          <table:table-cell table:formula="of:=[.$B17]*SQRT(2/[.$B$6])*SIN((4.5*[.$A17]*PI())/[.$B$6])" office:value-type="float" office:value="-800.959777770025" calcext:value-type="float">
            <text:p>-800.95977777</text:p>
          </table:table-cell>
          <table:table-cell table:formula="of:=[.$B17]*SQRT(2/[.$B$6])*SIN((5*[.$A17]*PI())/[.$B$6])" office:value-type="float" office:value="-0.0000000000028568122833125" calcext:value-type="float">
            <text:p>-2.8568122833125E-12</text:p>
          </table:table-cell>
          <table:table-cell table:formula="of:=[.$B17]*SQRT(2/[.$B$6])*SIN((5.5*[.$A17]*PI())/[.$B$6])" office:value-type="float" office:value="800.95977777003" calcext:value-type="float">
            <text:p>800.959777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B18]*SQRT(2/[.$B$6])*SIN((3*[.$A18]*PI())/[.$B$6])" office:value-type="float" office:value="-0" calcext:value-type="float">
            <text:p>0</text:p>
          </table:table-cell>
          <table:table-cell table:formula="of:=[.$B18]*SQRT(2/[.$B$6])*SIN((3.5*[.$A18]*PI())/[.$B$6])" office:value-type="float" office:value="0" calcext:value-type="float">
            <text:p>0</text:p>
          </table:table-cell>
          <table:table-cell table:formula="of:=[.$B18]*SQRT(2/[.$B$6])*SIN((4*[.$A18]*PI())/[.$B$6])" office:value-type="float" office:value="-0" calcext:value-type="float">
            <text:p>0</text:p>
          </table:table-cell>
          <table:table-cell table:formula="of:=[.$B18]*SQRT(2/[.$B$6])*SIN((4.5*[.$A18]*PI())/[.$B$6])" office:value-type="float" office:value="0" calcext:value-type="float">
            <text:p>0</text:p>
          </table:table-cell>
          <table:table-cell table:formula="of:=[.$B18]*SQRT(2/[.$B$6])*SIN((5*[.$A18]*PI())/[.$B$6])" office:value-type="float" office:value="-0" calcext:value-type="float">
            <text:p>0</text:p>
          </table:table-cell>
          <table:table-cell table:formula="of:=[.$B18]*SQRT(2/[.$B$6])*SIN((5.5*[.$A18]*PI())/[.$B$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([.$B$4]*([.$B$6]-[.$B$5]))/(SQRT(2*[.$B$6])))*PI()*(1/(COS([.A19]*PI())-COS(([.A19]*PI()*[.$B$5])/[.$B$6]))*[.A19])" office:value-type="float" office:value="-5008.97107035366" calcext:value-type="float">
            <text:p>-5008.9710703537</text:p>
          </table:table-cell>
          <table:table-cell table:formula="of:=[.$B19]*SQRT(2/[.$B$6])*SIN((3*[.$A19]*PI())/[.$B$6])" office:value-type="float" office:value="-3012.9008824229" calcext:value-type="float">
            <text:p>-3012.9008824229</text:p>
          </table:table-cell>
          <table:table-cell table:formula="of:=[.$B19]*SQRT(2/[.$B$6])*SIN((3.5*[.$A19]*PI())/[.$B$6])" office:value-type="float" office:value="2562.92657111761" calcext:value-type="float">
            <text:p>2562.9265711176</text:p>
          </table:table-cell>
          <table:table-cell table:formula="of:=[.$B19]*SQRT(2/[.$B$6])*SIN((4*[.$A19]*PI())/[.$B$6])" office:value-type="float" office:value="-1862.07515007191" calcext:value-type="float">
            <text:p>-1862.0751500719</text:p>
          </table:table-cell>
          <table:table-cell table:formula="of:=[.$B19]*SQRT(2/[.$B$6])*SIN((4.5*[.$A19]*PI())/[.$B$6])" office:value-type="float" office:value="978.950839496701" calcext:value-type="float">
            <text:p>978.9508394967</text:p>
          </table:table-cell>
          <table:table-cell table:formula="of:=[.$B19]*SQRT(2/[.$B$6])*SIN((5*[.$A19]*PI())/[.$B$6])" office:value-type="float" office:value="0.00000000000698724071599067" calcext:value-type="float">
            <text:p>6.98724071599067E-12</text:p>
          </table:table-cell>
          <table:table-cell table:formula="of:=[.$B19]*SQRT(2/[.$B$6])*SIN((5.5*[.$A19]*PI())/[.$B$6])" office:value-type="float" office:value="-978.950839496704" calcext:value-type="float">
            <text:p>-978.95083949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([.$B$4]*([.$B$6]-[.$B$5]))/(SQRT(2*[.$B$6])))*PI()*(1/(COS([.A20]*PI())-COS(([.A20]*PI()*[.$B$5])/[.$B$6]))*[.A20])" office:value-type="float" office:value="3954.02783589917" calcext:value-type="float">
            <text:p>3954.0278358992</text:p>
          </table:table-cell>
          <table:table-cell table:formula="of:=[.$B20]*SQRT(2/[.$B$6])*SIN((3*[.$A20]*PI())/[.$B$6])" office:value-type="float" office:value="-1469.90207619637" calcext:value-type="float">
            <text:p>-1469.9020761964</text:p>
          </table:table-cell>
          <table:table-cell table:formula="of:=[.$B20]*SQRT(2/[.$B$6])*SIN((3.5*[.$A20]*PI())/[.$B$6])" office:value-type="float" office:value="2378.35151941977" calcext:value-type="float">
            <text:p>2378.3515194198</text:p>
          </table:table-cell>
          <table:table-cell table:formula="of:=[.$B20]*SQRT(2/[.$B$6])*SIN((4*[.$A20]*PI())/[.$B$6])" office:value-type="float" office:value="-2378.35151941977" calcext:value-type="float">
            <text:p>-2378.3515194198</text:p>
          </table:table-cell>
          <table:table-cell table:formula="of:=[.$B20]*SQRT(2/[.$B$6])*SIN((4.5*[.$A20]*PI())/[.$B$6])" office:value-type="float" office:value="1469.90207619638" calcext:value-type="float">
            <text:p>1469.9020761964</text:p>
          </table:table-cell>
          <table:table-cell table:formula="of:=[.$B20]*SQRT(2/[.$B$6])*SIN((5*[.$A20]*PI())/[.$B$6])" office:value-type="float" office:value="-0.00000000000367503784551211" calcext:value-type="float">
            <text:p>-3.67503784551211E-12</text:p>
          </table:table-cell>
          <table:table-cell table:formula="of:=[.$B20]*SQRT(2/[.$B$6])*SIN((5.5*[.$A20]*PI())/[.$B$6])" office:value-type="float" office:value="-1469.90207619637" calcext:value-type="float">
            <text:p>-1469.90207619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([.$B$4]*([.$B$6]-[.$B$5]))/(SQRT(2*[.$B$6])))*PI()*(1/(COS([.A21]*PI())-COS(([.A21]*PI()*[.$B$5])/[.$B$6]))*[.A21])" office:value-type="float" office:value="-40574.1800007806" calcext:value-type="float">
            <text:p>-40574.1800007806</text:p>
          </table:table-cell>
          <table:table-cell table:formula="of:=[.$B21]*SQRT(2/[.$B$6])*SIN((3*[.$A21]*PI())/[.$B$6])" office:value-type="float" office:value="15083.3716651239" calcext:value-type="float">
            <text:p>15083.3716651239</text:p>
          </table:table-cell>
          <table:table-cell table:formula="of:=[.$B21]*SQRT(2/[.$B$6])*SIN((3.5*[.$A21]*PI())/[.$B$6])" office:value-type="float" office:value="7929.79776001175" calcext:value-type="float">
            <text:p>7929.7977600118</text:p>
          </table:table-cell>
          <table:table-cell table:formula="of:=[.$B21]*SQRT(2/[.$B$6])*SIN((4*[.$A21]*PI())/[.$B$6])" office:value-type="float" office:value="-24405.4080191176" calcext:value-type="float">
            <text:p>-24405.4080191176</text:p>
          </table:table-cell>
          <table:table-cell table:formula="of:=[.$B21]*SQRT(2/[.$B$6])*SIN((4.5*[.$A21]*PI())/[.$B$6])" office:value-type="float" office:value="20760.4800596237" calcext:value-type="float">
            <text:p>20760.4800596237</text:p>
          </table:table-cell>
          <table:table-cell table:formula="of:=[.$B21]*SQRT(2/[.$B$6])*SIN((5*[.$A21]*PI())/[.$B$6])" office:value-type="float" office:value="-0.000000000132021421452" calcext:value-type="float">
            <text:p>-1.32021421452E-10</text:p>
          </table:table-cell>
          <table:table-cell table:formula="of:=[.$B21]*SQRT(2/[.$B$6])*SIN((5.5*[.$A21]*PI())/[.$B$6])" office:value-type="float" office:value="-20760.4800596237" calcext:value-type="float">
            <text:p>-20760.48005962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([.$B$4]*([.$B$6]-[.$B$5]))/(SQRT(2*[.$B$6])))*PI()*(1/(COS([.A22]*PI())-COS(([.A22]*PI()*[.$B$5])/[.$B$6]))*[.A22])" office:value-type="float" office:value="12077.0758113217" calcext:value-type="float">
            <text:p>12077.0758113217</text:p>
          </table:table-cell>
          <table:table-cell table:formula="of:=[.$B22]*SQRT(2/[.$B$6])*SIN((3*[.$A22]*PI())/[.$B$6])" office:value-type="float" office:value="7264.37263420856" calcext:value-type="float">
            <text:p>7264.3726342086</text:p>
          </table:table-cell>
          <table:table-cell table:formula="of:=[.$B22]*SQRT(2/[.$B$6])*SIN((3.5*[.$A22]*PI())/[.$B$6])" office:value-type="float" office:value="-4489.62919488553" calcext:value-type="float">
            <text:p>-4489.6291948855</text:p>
          </table:table-cell>
          <table:table-cell table:formula="of:=[.$B22]*SQRT(2/[.$B$6])*SIN((4*[.$A22]*PI())/[.$B$6])" office:value-type="float" office:value="-4489.62919488549" calcext:value-type="float">
            <text:p>-4489.6291948855</text:p>
          </table:table-cell>
          <table:table-cell table:formula="of:=[.$B22]*SQRT(2/[.$B$6])*SIN((4.5*[.$A22]*PI())/[.$B$6])" office:value-type="float" office:value="7264.37263420855" calcext:value-type="float">
            <text:p>7264.3726342086</text:p>
          </table:table-cell>
          <table:table-cell table:formula="of:=[.$B22]*SQRT(2/[.$B$6])*SIN((5*[.$A22]*PI())/[.$B$6])" office:value-type="float" office:value="-0.0000000000130957590412542" calcext:value-type="float">
            <text:p>-1.30957590412542E-11</text:p>
          </table:table-cell>
          <table:table-cell table:formula="of:=[.$B22]*SQRT(2/[.$B$6])*SIN((5.5*[.$A22]*PI())/[.$B$6])" office:value-type="float" office:value="-7264.37263420856" calcext:value-type="float">
            <text:p>-7264.37263420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$B23]*SQRT(2/[.$B$6])*SIN((3*[.$A23]*PI())/[.$B$6])" office:value-type="float" office:value="0" calcext:value-type="float">
            <text:p>0</text:p>
          </table:table-cell>
          <table:table-cell table:formula="of:=[.$B23]*SQRT(2/[.$B$6])*SIN((3.5*[.$A23]*PI())/[.$B$6])" office:value-type="float" office:value="0" calcext:value-type="float">
            <text:p>0</text:p>
          </table:table-cell>
          <table:table-cell table:formula="of:=[.$B23]*SQRT(2/[.$B$6])*SIN((4*[.$A23]*PI())/[.$B$6])" office:value-type="float" office:value="-0" calcext:value-type="float">
            <text:p>0</text:p>
          </table:table-cell>
          <table:table-cell table:formula="of:=[.$B23]*SQRT(2/[.$B$6])*SIN((4.5*[.$A23]*PI())/[.$B$6])" office:value-type="float" office:value="-0" calcext:value-type="float">
            <text:p>0</text:p>
          </table:table-cell>
          <table:table-cell table:formula="of:=[.$B23]*SQRT(2/[.$B$6])*SIN((5*[.$A23]*PI())/[.$B$6])" office:value-type="float" office:value="0" calcext:value-type="float">
            <text:p>0</text:p>
          </table:table-cell>
          <table:table-cell table:formula="of:=[.$B23]*SQRT(2/[.$B$6])*SIN((5.5*[.$A23]*PI())/[.$B$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([.$B$4]*([.$B$6]-[.$B$5]))/(SQRT(2*[.$B$6])))*PI()*(1/(COS([.A24]*PI())-COS(([.A24]*PI()*[.$B$5])/[.$B$6]))*[.A24])" office:value-type="float" office:value="13802.3723557963" calcext:value-type="float">
            <text:p>13802.3723557963</text:p>
          </table:table-cell>
          <table:table-cell table:formula="of:=[.$B24]*SQRT(2/[.$B$6])*SIN((3*[.$A24]*PI())/[.$B$6])" office:value-type="float" office:value="-8302.14015338123" calcext:value-type="float">
            <text:p>-8302.1401533812</text:p>
          </table:table-cell>
          <table:table-cell table:formula="of:=[.$B24]*SQRT(2/[.$B$6])*SIN((3.5*[.$A24]*PI())/[.$B$6])" office:value-type="float" office:value="-5131.00479415485" calcext:value-type="float">
            <text:p>-5131.0047941549</text:p>
          </table:table-cell>
          <table:table-cell table:formula="of:=[.$B24]*SQRT(2/[.$B$6])*SIN((4*[.$A24]*PI())/[.$B$6])" office:value-type="float" office:value="5131.00479415487" calcext:value-type="float">
            <text:p>5131.0047941549</text:p>
          </table:table-cell>
          <table:table-cell table:formula="of:=[.$B24]*SQRT(2/[.$B$6])*SIN((4.5*[.$A24]*PI())/[.$B$6])" office:value-type="float" office:value="8302.14015338122" calcext:value-type="float">
            <text:p>8302.1401533812</text:p>
          </table:table-cell>
          <table:table-cell table:formula="of:=[.$B24]*SQRT(2/[.$B$6])*SIN((5*[.$A24]*PI())/[.$B$6])" office:value-type="float" office:value="-0.0000000000171046648702096" calcext:value-type="float">
            <text:p>-1.71046648702096E-11</text:p>
          </table:table-cell>
          <table:table-cell table:formula="of:=[.$B24]*SQRT(2/[.$B$6])*SIN((5.5*[.$A24]*PI())/[.$B$6])" office:value-type="float" office:value="-8302.14015338125" calcext:value-type="float">
            <text:p>-8302.14015338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([.$B$4]*([.$B$6]-[.$B$5]))/(SQRT(2*[.$B$6])))*PI()*(1/(COS([.A25]*PI())-COS(([.A25]*PI()*[.$B$5])/[.$B$6]))*[.A25])" office:value-type="float" office:value="-53058.5430779436" calcext:value-type="float">
            <text:p>-53058.5430779436</text:p>
          </table:table-cell>
          <table:table-cell table:formula="of:=[.$B25]*SQRT(2/[.$B$6])*SIN((3*[.$A25]*PI())/[.$B$6])" office:value-type="float" office:value="-19724.4091005464" calcext:value-type="float">
            <text:p>-19724.4091005464</text:p>
          </table:table-cell>
          <table:table-cell table:formula="of:=[.$B25]*SQRT(2/[.$B$6])*SIN((3.5*[.$A25]*PI())/[.$B$6])" office:value-type="float" office:value="10369.7355323232" calcext:value-type="float">
            <text:p>10369.7355323232</text:p>
          </table:table-cell>
          <table:table-cell table:formula="of:=[.$B25]*SQRT(2/[.$B$6])*SIN((4*[.$A25]*PI())/[.$B$6])" office:value-type="float" office:value="31914.7643326921" calcext:value-type="float">
            <text:p>31914.7643326921</text:p>
          </table:table-cell>
          <table:table-cell table:formula="of:=[.$B25]*SQRT(2/[.$B$6])*SIN((4.5*[.$A25]*PI())/[.$B$6])" office:value-type="float" office:value="27148.3200779694" calcext:value-type="float">
            <text:p>27148.3200779694</text:p>
          </table:table-cell>
          <table:table-cell table:formula="of:=[.$B25]*SQRT(2/[.$B$6])*SIN((5*[.$A25]*PI())/[.$B$6])" office:value-type="float" office:value="0.0000000000493563581350899" calcext:value-type="float">
            <text:p>4.93563581350899E-11</text:p>
          </table:table-cell>
          <table:table-cell table:formula="of:=[.$B25]*SQRT(2/[.$B$6])*SIN((5.5*[.$A25]*PI())/[.$B$6])" office:value-type="float" office:value="-27148.3200779693" calcext:value-type="float">
            <text:p>-27148.32007796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([.$B$4]*([.$B$6]-[.$B$5]))/(SQRT(2*[.$B$6])))*PI()*(1/(COS([.A26]*PI())-COS(([.A26]*PI()*[.$B$5])/[.$B$6]))*[.A26])" office:value-type="float" office:value="5931.04175384875" calcext:value-type="float">
            <text:p>5931.0417538488</text:p>
          </table:table-cell>
          <table:table-cell table:formula="of:=[.$B26]*SQRT(2/[.$B$6])*SIN((3*[.$A26]*PI())/[.$B$6])" office:value-type="float" office:value="2204.85311429456" calcext:value-type="float">
            <text:p>2204.8531142946</text:p>
          </table:table-cell>
          <table:table-cell table:formula="of:=[.$B26]*SQRT(2/[.$B$6])*SIN((3.5*[.$A26]*PI())/[.$B$6])" office:value-type="float" office:value="3567.52727912965" calcext:value-type="float">
            <text:p>3567.5272791297</text:p>
          </table:table-cell>
          <table:table-cell table:formula="of:=[.$B26]*SQRT(2/[.$B$6])*SIN((4*[.$A26]*PI())/[.$B$6])" office:value-type="float" office:value="3567.52727912965" calcext:value-type="float">
            <text:p>3567.5272791297</text:p>
          </table:table-cell>
          <table:table-cell table:formula="of:=[.$B26]*SQRT(2/[.$B$6])*SIN((4.5*[.$A26]*PI())/[.$B$6])" office:value-type="float" office:value="2204.85311429454" calcext:value-type="float">
            <text:p>2204.8531142946</text:p>
          </table:table-cell>
          <table:table-cell table:formula="of:=[.$B26]*SQRT(2/[.$B$6])*SIN((5*[.$A26]*PI())/[.$B$6])" office:value-type="float" office:value="-0.00000000000826883515240225" calcext:value-type="float">
            <text:p>-8.26883515240225E-12</text:p>
          </table:table-cell>
          <table:table-cell table:formula="of:=[.$B26]*SQRT(2/[.$B$6])*SIN((5.5*[.$A26]*PI())/[.$B$6])" office:value-type="float" office:value="-2204.85311429455" calcext:value-type="float">
            <text:p>-2204.85311429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([.$B$4]*([.$B$6]-[.$B$5]))/(SQRT(2*[.$B$6])))*PI()*(1/(COS([.A27]*PI())-COS(([.A27]*PI()*[.$B$5])/[.$B$6]))*[.A27])" office:value-type="float" office:value="-8651.85912151998" calcext:value-type="float">
            <text:p>-8651.85912152</text:p>
          </table:table-cell>
          <table:table-cell table:formula="of:=[.$B27]*SQRT(2/[.$B$6])*SIN((3*[.$A27]*PI())/[.$B$6])" office:value-type="float" office:value="5204.10152418501" calcext:value-type="float">
            <text:p>5204.101524185</text:p>
          </table:table-cell>
          <table:table-cell table:formula="of:=[.$B27]*SQRT(2/[.$B$6])*SIN((3.5*[.$A27]*PI())/[.$B$6])" office:value-type="float" office:value="4426.87316829407" calcext:value-type="float">
            <text:p>4426.8731682941</text:p>
          </table:table-cell>
          <table:table-cell table:formula="of:=[.$B27]*SQRT(2/[.$B$6])*SIN((4*[.$A27]*PI())/[.$B$6])" office:value-type="float" office:value="3216.31162285146" calcext:value-type="float">
            <text:p>3216.3116228515</text:p>
          </table:table-cell>
          <table:table-cell table:formula="of:=[.$B27]*SQRT(2/[.$B$6])*SIN((4.5*[.$A27]*PI())/[.$B$6])" office:value-type="float" office:value="1690.91508640338" calcext:value-type="float">
            <text:p>1690.9150864034</text:p>
          </table:table-cell>
          <table:table-cell table:formula="of:=[.$B27]*SQRT(2/[.$B$6])*SIN((5*[.$A27]*PI())/[.$B$6])" office:value-type="float" office:value="0.0000000000067079386354783" calcext:value-type="float">
            <text:p>6.7079386354783E-12</text:p>
          </table:table-cell>
          <table:table-cell table:formula="of:=[.$B27]*SQRT(2/[.$B$6])*SIN((5.5*[.$A27]*PI())/[.$B$6])" office:value-type="float" office:value="-1690.9150864034" calcext:value-type="float">
            <text:p>-1690.91508640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$B28]*SQRT(2/[.$B$6])*SIN((3*[.$A28]*PI())/[.$B$6])" office:value-type="float" office:value="-0" calcext:value-type="float">
            <text:p>0</text:p>
          </table:table-cell>
          <table:table-cell table:formula="of:=[.$B28]*SQRT(2/[.$B$6])*SIN((3.5*[.$A28]*PI())/[.$B$6])" office:value-type="float" office:value="-0" calcext:value-type="float">
            <text:p>0</text:p>
          </table:table-cell>
          <table:table-cell table:formula="of:=[.$B28]*SQRT(2/[.$B$6])*SIN((4*[.$A28]*PI())/[.$B$6])" office:value-type="float" office:value="-0" calcext:value-type="float">
            <text:p>0</text:p>
          </table:table-cell>
          <table:table-cell table:formula="of:=[.$B28]*SQRT(2/[.$B$6])*SIN((4.5*[.$A28]*PI())/[.$B$6])" office:value-type="float" office:value="-0" calcext:value-type="float">
            <text:p>0</text:p>
          </table:table-cell>
          <table:table-cell table:formula="of:=[.$B28]*SQRT(2/[.$B$6])*SIN((5*[.$A28]*PI())/[.$B$6])" office:value-type="float" office:value="-0" calcext:value-type="float">
            <text:p>0</text:p>
          </table:table-cell>
          <table:table-cell table:formula="of:=[.$B28]*SQRT(2/[.$B$6])*SIN((5.5*[.$A28]*PI())/[.$B$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([.$B$4]*([.$B$6]-[.$B$5]))/(SQRT(2*[.$B$6])))*PI()*(1/(COS([.A29]*PI())-COS(([.A29]*PI()*[.$B$5])/[.$B$6]))*[.A29])" office:value-type="float" office:value="-9562.58113431155" calcext:value-type="float">
            <text:p>-9562.5811343116</text:p>
          </table:table-cell>
          <table:table-cell table:formula="of:=[.$B29]*SQRT(2/[.$B$6])*SIN((3*[.$A29]*PI())/[.$B$6])" office:value-type="float" office:value="-5751.90168462553" calcext:value-type="float">
            <text:p>-5751.9016846255</text:p>
          </table:table-cell>
          <table:table-cell table:formula="of:=[.$B29]*SQRT(2/[.$B$6])*SIN((3.5*[.$A29]*PI())/[.$B$6])" office:value-type="float" office:value="-4892.85981758816" calcext:value-type="float">
            <text:p>-4892.8598175882</text:p>
          </table:table-cell>
          <table:table-cell table:formula="of:=[.$B29]*SQRT(2/[.$B$6])*SIN((4*[.$A29]*PI())/[.$B$6])" office:value-type="float" office:value="-3554.87074104637" calcext:value-type="float">
            <text:p>-3554.8707410464</text:p>
          </table:table-cell>
          <table:table-cell table:formula="of:=[.$B29]*SQRT(2/[.$B$6])*SIN((4.5*[.$A29]*PI())/[.$B$6])" office:value-type="float" office:value="-1868.90614813007" calcext:value-type="float">
            <text:p>-1868.9061481301</text:p>
          </table:table-cell>
          <table:table-cell table:formula="of:=[.$B29]*SQRT(2/[.$B$6])*SIN((5*[.$A29]*PI())/[.$B$6])" office:value-type="float" office:value="0.00000000000593272736638415" calcext:value-type="float">
            <text:p>5.93272736638415E-12</text:p>
          </table:table-cell>
          <table:table-cell table:formula="of:=[.$B29]*SQRT(2/[.$B$6])*SIN((5.5*[.$A29]*PI())/[.$B$6])" office:value-type="float" office:value="1868.90614813004" calcext:value-type="float">
            <text:p>1868.90614813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([.$B$4]*([.$B$6]-[.$B$5]))/(SQRT(2*[.$B$6])))*PI()*(1/(COS([.A30]*PI())-COS(([.A30]*PI()*[.$B$5])/[.$B$6]))*[.A30])" office:value-type="float" office:value="7249.05103248182" calcext:value-type="float">
            <text:p>7249.0510324818</text:p>
          </table:table-cell>
          <table:table-cell table:formula="of:=[.$B30]*SQRT(2/[.$B$6])*SIN((3*[.$A30]*PI())/[.$B$6])" office:value-type="float" office:value="-2694.82047302668" calcext:value-type="float">
            <text:p>-2694.8204730267</text:p>
          </table:table-cell>
          <table:table-cell table:formula="of:=[.$B30]*SQRT(2/[.$B$6])*SIN((3.5*[.$A30]*PI())/[.$B$6])" office:value-type="float" office:value="-4360.31111893625" calcext:value-type="float">
            <text:p>-4360.3111189363</text:p>
          </table:table-cell>
          <table:table-cell table:formula="of:=[.$B30]*SQRT(2/[.$B$6])*SIN((4*[.$A30]*PI())/[.$B$6])" office:value-type="float" office:value="-4360.31111893626" calcext:value-type="float">
            <text:p>-4360.3111189363</text:p>
          </table:table-cell>
          <table:table-cell table:formula="of:=[.$B30]*SQRT(2/[.$B$6])*SIN((4.5*[.$A30]*PI())/[.$B$6])" office:value-type="float" office:value="-2694.82047302668" calcext:value-type="float">
            <text:p>-2694.8204730267</text:p>
          </table:table-cell>
          <table:table-cell table:formula="of:=[.$B30]*SQRT(2/[.$B$6])*SIN((5*[.$A30]*PI())/[.$B$6])" office:value-type="float" office:value="0.0000000000202240595184252" calcext:value-type="float">
            <text:p>2.02240595184252E-11</text:p>
          </table:table-cell>
          <table:table-cell table:formula="of:=[.$B30]*SQRT(2/[.$B$6])*SIN((5.5*[.$A30]*PI())/[.$B$6])" office:value-type="float" office:value="2694.82047302669" calcext:value-type="float">
            <text:p>2694.82047302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([.$B$4]*([.$B$6]-[.$B$5]))/(SQRT(2*[.$B$6])))*PI()*(1/(COS([.A31]*PI())-COS(([.A31]*PI()*[.$B$5])/[.$B$6]))*[.A31])" office:value-type="float" office:value="-71785.0876936888" calcext:value-type="float">
            <text:p>-71785.0876936888</text:p>
          </table:table-cell>
          <table:table-cell table:formula="of:=[.$B31]*SQRT(2/[.$B$6])*SIN((3*[.$A31]*PI())/[.$B$6])" office:value-type="float" office:value="26685.9652536807" calcext:value-type="float">
            <text:p>26685.9652536807</text:p>
          </table:table-cell>
          <table:table-cell table:formula="of:=[.$B31]*SQRT(2/[.$B$6])*SIN((3.5*[.$A31]*PI())/[.$B$6])" office:value-type="float" office:value="-14029.6421907902" calcext:value-type="float">
            <text:p>-14029.6421907902</text:p>
          </table:table-cell>
          <table:table-cell table:formula="of:=[.$B31]*SQRT(2/[.$B$6])*SIN((4*[.$A31]*PI())/[.$B$6])" office:value-type="float" office:value="-43178.7988030542" calcext:value-type="float">
            <text:p>-43178.7988030542</text:p>
          </table:table-cell>
          <table:table-cell table:formula="of:=[.$B31]*SQRT(2/[.$B$6])*SIN((4.5*[.$A31]*PI())/[.$B$6])" office:value-type="float" office:value="-36730.0801054883" calcext:value-type="float">
            <text:p>-36730.0801054883</text:p>
          </table:table-cell>
          <table:table-cell table:formula="of:=[.$B31]*SQRT(2/[.$B$6])*SIN((5*[.$A31]*PI())/[.$B$6])" office:value-type="float" office:value="0.000000000356008852061056" calcext:value-type="float">
            <text:p>3.56008852061056E-10</text:p>
          </table:table-cell>
          <table:table-cell table:formula="of:=[.$B31]*SQRT(2/[.$B$6])*SIN((5.5*[.$A31]*PI())/[.$B$6])" office:value-type="float" office:value="36730.0801054883" calcext:value-type="float">
            <text:p>36730.08010548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([.$B$4]*([.$B$6]-[.$B$5]))/(SQRT(2*[.$B$6])))*PI()*(1/(COS([.A32]*PI())-COS(([.A32]*PI()*[.$B$5])/[.$B$6]))*[.A32])" office:value-type="float" office:value="20703.5585336944" calcext:value-type="float">
            <text:p>20703.5585336944</text:p>
          </table:table-cell>
          <table:table-cell table:formula="of:=[.$B32]*SQRT(2/[.$B$6])*SIN((3*[.$A32]*PI())/[.$B$6])" office:value-type="float" office:value="12453.2102300718" calcext:value-type="float">
            <text:p>12453.2102300718</text:p>
          </table:table-cell>
          <table:table-cell table:formula="of:=[.$B32]*SQRT(2/[.$B$6])*SIN((3.5*[.$A32]*PI())/[.$B$6])" office:value-type="float" office:value="7696.50719123229" calcext:value-type="float">
            <text:p>7696.5071912323</text:p>
          </table:table-cell>
          <table:table-cell table:formula="of:=[.$B32]*SQRT(2/[.$B$6])*SIN((4*[.$A32]*PI())/[.$B$6])" office:value-type="float" office:value="-7696.50719123225" calcext:value-type="float">
            <text:p>-7696.5071912323</text:p>
          </table:table-cell>
          <table:table-cell table:formula="of:=[.$B32]*SQRT(2/[.$B$6])*SIN((4.5*[.$A32]*PI())/[.$B$6])" office:value-type="float" office:value="-12453.2102300718" calcext:value-type="float">
            <text:p>-12453.2102300718</text:p>
          </table:table-cell>
          <table:table-cell table:formula="of:=[.$B32]*SQRT(2/[.$B$6])*SIN((5*[.$A32]*PI())/[.$B$6])" office:value-type="float" office:value="-0.0000000000384854959579715" calcext:value-type="float">
            <text:p>-3.84854959579715E-11</text:p>
          </table:table-cell>
          <table:table-cell table:formula="of:=[.$B32]*SQRT(2/[.$B$6])*SIN((5.5*[.$A32]*PI())/[.$B$6])" office:value-type="float" office:value="12453.2102300718" calcext:value-type="float">
            <text:p>12453.21023007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$B33]*SQRT(2/[.$B$6])*SIN((3*[.$A33]*PI())/[.$B$6])" office:value-type="float" office:value="0" calcext:value-type="float">
            <text:p>0</text:p>
          </table:table-cell>
          <table:table-cell table:formula="of:=[.$B33]*SQRT(2/[.$B$6])*SIN((3.5*[.$A33]*PI())/[.$B$6])" office:value-type="float" office:value="-0" calcext:value-type="float">
            <text:p>0</text:p>
          </table:table-cell>
          <table:table-cell table:formula="of:=[.$B33]*SQRT(2/[.$B$6])*SIN((4*[.$A33]*PI())/[.$B$6])" office:value-type="float" office:value="-0" calcext:value-type="float">
            <text:p>0</text:p>
          </table:table-cell>
          <table:table-cell table:formula="of:=[.$B33]*SQRT(2/[.$B$6])*SIN((4.5*[.$A33]*PI())/[.$B$6])" office:value-type="float" office:value="0" calcext:value-type="float">
            <text:p>0</text:p>
          </table:table-cell>
          <table:table-cell table:formula="of:=[.$B33]*SQRT(2/[.$B$6])*SIN((5*[.$A33]*PI())/[.$B$6])" office:value-type="float" office:value="0" calcext:value-type="float">
            <text:p>0</text:p>
          </table:table-cell>
          <table:table-cell table:formula="of:=[.$B33]*SQRT(2/[.$B$6])*SIN((5.5*[.$A33]*PI())/[.$B$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([.$B$4]*([.$B$6]-[.$B$5]))/(SQRT(2*[.$B$6])))*PI()*(1/(COS([.A34]*PI())-COS(([.A34]*PI()*[.$B$5])/[.$B$6]))*[.A34])" office:value-type="float" office:value="22428.855078169" calcext:value-type="float">
            <text:p>22428.855078169</text:p>
          </table:table-cell>
          <table:table-cell table:formula="of:=[.$B34]*SQRT(2/[.$B$6])*SIN((3*[.$A34]*PI())/[.$B$6])" office:value-type="float" office:value="-13490.9777492445" calcext:value-type="float">
            <text:p>-13490.9777492445</text:p>
          </table:table-cell>
          <table:table-cell table:formula="of:=[.$B34]*SQRT(2/[.$B$6])*SIN((3.5*[.$A34]*PI())/[.$B$6])" office:value-type="float" office:value="8337.88279050159" calcext:value-type="float">
            <text:p>8337.8827905016</text:p>
          </table:table-cell>
          <table:table-cell table:formula="of:=[.$B34]*SQRT(2/[.$B$6])*SIN((4*[.$A34]*PI())/[.$B$6])" office:value-type="float" office:value="8337.88279050168" calcext:value-type="float">
            <text:p>8337.8827905017</text:p>
          </table:table-cell>
          <table:table-cell table:formula="of:=[.$B34]*SQRT(2/[.$B$6])*SIN((4.5*[.$A34]*PI())/[.$B$6])" office:value-type="float" office:value="-13490.9777492445" calcext:value-type="float">
            <text:p>-13490.9777492445</text:p>
          </table:table-cell>
          <table:table-cell table:formula="of:=[.$B34]*SQRT(2/[.$B$6])*SIN((5*[.$A34]*PI())/[.$B$6])" office:value-type="float" office:value="-0.000000000145959293762871" calcext:value-type="float">
            <text:p>-1.45959293762871E-10</text:p>
          </table:table-cell>
          <table:table-cell table:formula="of:=[.$B34]*SQRT(2/[.$B$6])*SIN((5.5*[.$A34]*PI())/[.$B$6])" office:value-type="float" office:value="13490.9777492445" calcext:value-type="float">
            <text:p>13490.97774924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([.$B$4]*([.$B$6]-[.$B$5]))/(SQRT(2*[.$B$6])))*PI()*(1/(COS([.A35]*PI())-COS(([.A35]*PI()*[.$B$5])/[.$B$6]))*[.A35])" office:value-type="float" office:value="-84269.4507708515" calcext:value-type="float">
            <text:p>-84269.4507708515</text:p>
          </table:table-cell>
          <table:table-cell table:formula="of:=[.$B35]*SQRT(2/[.$B$6])*SIN((3*[.$A35]*PI())/[.$B$6])" office:value-type="float" office:value="-31327.0026891031" calcext:value-type="float">
            <text:p>-31327.0026891031</text:p>
          </table:table-cell>
          <table:table-cell table:formula="of:=[.$B35]*SQRT(2/[.$B$6])*SIN((3.5*[.$A35]*PI())/[.$B$6])" office:value-type="float" office:value="-16469.5799631014" calcext:value-type="float">
            <text:p>-16469.5799631014</text:p>
          </table:table-cell>
          <table:table-cell table:formula="of:=[.$B35]*SQRT(2/[.$B$6])*SIN((4*[.$A35]*PI())/[.$B$6])" office:value-type="float" office:value="50688.1551166286" calcext:value-type="float">
            <text:p>50688.1551166286</text:p>
          </table:table-cell>
          <table:table-cell table:formula="of:=[.$B35]*SQRT(2/[.$B$6])*SIN((4.5*[.$A35]*PI())/[.$B$6])" office:value-type="float" office:value="-43117.9201238337" calcext:value-type="float">
            <text:p>-43117.9201238337</text:p>
          </table:table-cell>
          <table:table-cell table:formula="of:=[.$B35]*SQRT(2/[.$B$6])*SIN((5*[.$A35]*PI())/[.$B$6])" office:value-type="float" office:value="-0.00000000036557578940705" calcext:value-type="float">
            <text:p>-3.6557578940705E-10</text:p>
          </table:table-cell>
          <table:table-cell table:formula="of:=[.$B35]*SQRT(2/[.$B$6])*SIN((5.5*[.$A35]*PI())/[.$B$6])" office:value-type="float" office:value="43117.9201238337" calcext:value-type="float">
            <text:p>43117.92012383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([.$B$4]*([.$B$6]-[.$B$5]))/(SQRT(2*[.$B$6])))*PI()*(1/(COS([.A36]*PI())-COS(([.A36]*PI()*[.$B$5])/[.$B$6]))*[.A36])" office:value-type="float" office:value="9226.06495043139" calcext:value-type="float">
            <text:p>9226.0649504314</text:p>
          </table:table-cell>
          <table:table-cell table:formula="of:=[.$B36]*SQRT(2/[.$B$6])*SIN((3*[.$A36]*PI())/[.$B$6])" office:value-type="float" office:value="3429.77151112488" calcext:value-type="float">
            <text:p>3429.7715111249</text:p>
          </table:table-cell>
          <table:table-cell table:formula="of:=[.$B36]*SQRT(2/[.$B$6])*SIN((3.5*[.$A36]*PI())/[.$B$6])" office:value-type="float" office:value="-5549.48687864614" calcext:value-type="float">
            <text:p>-5549.4868786462</text:p>
          </table:table-cell>
          <table:table-cell table:formula="of:=[.$B36]*SQRT(2/[.$B$6])*SIN((4*[.$A36]*PI())/[.$B$6])" office:value-type="float" office:value="5549.48687864612" calcext:value-type="float">
            <text:p>5549.4868786461</text:p>
          </table:table-cell>
          <table:table-cell table:formula="of:=[.$B36]*SQRT(2/[.$B$6])*SIN((4.5*[.$A36]*PI())/[.$B$6])" office:value-type="float" office:value="-3429.77151112489" calcext:value-type="float">
            <text:p>-3429.7715111249</text:p>
          </table:table-cell>
          <table:table-cell table:formula="of:=[.$B36]*SQRT(2/[.$B$6])*SIN((5*[.$A36]*PI())/[.$B$6])" office:value-type="float" office:value="-0.0000000000200085393811215" calcext:value-type="float">
            <text:p>-2.00085393811215E-11</text:p>
          </table:table-cell>
          <table:table-cell table:formula="of:=[.$B36]*SQRT(2/[.$B$6])*SIN((5.5*[.$A36]*PI())/[.$B$6])" office:value-type="float" office:value="3429.77151112485" calcext:value-type="float">
            <text:p>3429.77151112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([.$B$4]*([.$B$6]-[.$B$5]))/(SQRT(2*[.$B$6])))*PI()*(1/(COS([.A37]*PI())-COS(([.A37]*PI()*[.$B$5])/[.$B$6]))*[.A37])" office:value-type="float" office:value="-13205.4691854779" calcext:value-type="float">
            <text:p>-13205.4691854779</text:p>
          </table:table-cell>
          <table:table-cell table:formula="of:=[.$B37]*SQRT(2/[.$B$6])*SIN((3*[.$A37]*PI())/[.$B$6])" office:value-type="float" office:value="7943.10232638764" calcext:value-type="float">
            <text:p>7943.1023263877</text:p>
          </table:table-cell>
          <table:table-cell table:formula="of:=[.$B37]*SQRT(2/[.$B$6])*SIN((3.5*[.$A37]*PI())/[.$B$6])" office:value-type="float" office:value="-6756.80641476461" calcext:value-type="float">
            <text:p>-6756.8064147646</text:p>
          </table:table-cell>
          <table:table-cell table:formula="of:=[.$B37]*SQRT(2/[.$B$6])*SIN((4*[.$A37]*PI())/[.$B$6])" office:value-type="float" office:value="4909.10721382591" calcext:value-type="float">
            <text:p>4909.1072138259</text:p>
          </table:table-cell>
          <table:table-cell table:formula="of:=[.$B37]*SQRT(2/[.$B$6])*SIN((4.5*[.$A37]*PI())/[.$B$6])" office:value-type="float" office:value="-2580.8703950367" calcext:value-type="float">
            <text:p>-2580.8703950367</text:p>
          </table:table-cell>
          <table:table-cell table:formula="of:=[.$B37]*SQRT(2/[.$B$6])*SIN((5*[.$A37]*PI())/[.$B$6])" office:value-type="float" office:value="0.0000000000000103392941433736" calcext:value-type="float">
            <text:p>1.03392941433736E-14</text:p>
          </table:table-cell>
          <table:table-cell table:formula="of:=[.$B37]*SQRT(2/[.$B$6])*SIN((5.5*[.$A37]*PI())/[.$B$6])" office:value-type="float" office:value="2580.87039503681" calcext:value-type="float">
            <text:p>2580.87039503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$B38]*SQRT(2/[.$B$6])*SIN((3*[.$A38]*PI())/[.$B$6])" office:value-type="float" office:value="-0" calcext:value-type="float">
            <text:p>0</text:p>
          </table:table-cell>
          <table:table-cell table:formula="of:=[.$B38]*SQRT(2/[.$B$6])*SIN((3.5*[.$A38]*PI())/[.$B$6])" office:value-type="float" office:value="-0" calcext:value-type="float">
            <text:p>0</text:p>
          </table:table-cell>
          <table:table-cell table:formula="of:=[.$B38]*SQRT(2/[.$B$6])*SIN((4*[.$A38]*PI())/[.$B$6])" office:value-type="float" office:value="-0" calcext:value-type="float">
            <text:p>0</text:p>
          </table:table-cell>
          <table:table-cell table:formula="of:=[.$B38]*SQRT(2/[.$B$6])*SIN((4.5*[.$A38]*PI())/[.$B$6])" office:value-type="float" office:value="0" calcext:value-type="float">
            <text:p>0</text:p>
          </table:table-cell>
          <table:table-cell table:formula="of:=[.$B38]*SQRT(2/[.$B$6])*SIN((5*[.$A38]*PI())/[.$B$6])" office:value-type="float" office:value="-0" calcext:value-type="float">
            <text:p>0</text:p>
          </table:table-cell>
          <table:table-cell table:formula="of:=[.$B38]*SQRT(2/[.$B$6])*SIN((5.5*[.$A38]*PI())/[.$B$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([.$B$4]*([.$B$6]-[.$B$5]))/(SQRT(2*[.$B$6])))*PI()*(1/(COS([.A39]*PI())-COS(([.A39]*PI()*[.$B$5])/[.$B$6]))*[.A39])" office:value-type="float" office:value="-14116.1911982694" calcext:value-type="float">
            <text:p>-14116.1911982694</text:p>
          </table:table-cell>
          <table:table-cell table:formula="of:=[.$B39]*SQRT(2/[.$B$6])*SIN((3*[.$A39]*PI())/[.$B$6])" office:value-type="float" office:value="-8490.90248682819" calcext:value-type="float">
            <text:p>-8490.9024868282</text:p>
          </table:table-cell>
          <table:table-cell table:formula="of:=[.$B39]*SQRT(2/[.$B$6])*SIN((3.5*[.$A39]*PI())/[.$B$6])" office:value-type="float" office:value="7222.79306405873" calcext:value-type="float">
            <text:p>7222.7930640587</text:p>
          </table:table-cell>
          <table:table-cell table:formula="of:=[.$B39]*SQRT(2/[.$B$6])*SIN((4*[.$A39]*PI())/[.$B$6])" office:value-type="float" office:value="-5247.66633202084" calcext:value-type="float">
            <text:p>-5247.6663320208</text:p>
          </table:table-cell>
          <table:table-cell table:formula="of:=[.$B39]*SQRT(2/[.$B$6])*SIN((4.5*[.$A39]*PI())/[.$B$6])" office:value-type="float" office:value="2758.86145676348" calcext:value-type="float">
            <text:p>2758.8614567635</text:p>
          </table:table-cell>
          <table:table-cell table:formula="of:=[.$B39]*SQRT(2/[.$B$6])*SIN((5*[.$A39]*PI())/[.$B$6])" office:value-type="float" office:value="-0.0000000000656119270027544" calcext:value-type="float">
            <text:p>-6.56119270027544E-11</text:p>
          </table:table-cell>
          <table:table-cell table:formula="of:=[.$B39]*SQRT(2/[.$B$6])*SIN((5.5*[.$A39]*PI())/[.$B$6])" office:value-type="float" office:value="-2758.86145676336" calcext:value-type="float">
            <text:p>-2758.86145676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([.$B$4]*([.$B$6]-[.$B$5]))/(SQRT(2*[.$B$6])))*PI()*(1/(COS([.A40]*PI())-COS(([.A40]*PI()*[.$B$5])/[.$B$6]))*[.A40])" office:value-type="float" office:value="10544.0742290645" calcext:value-type="float">
            <text:p>10544.0742290645</text:p>
          </table:table-cell>
          <table:table-cell table:formula="of:=[.$B40]*SQRT(2/[.$B$6])*SIN((3*[.$A40]*PI())/[.$B$6])" office:value-type="float" office:value="-3919.73886985698" calcext:value-type="float">
            <text:p>-3919.738869857</text:p>
          </table:table-cell>
          <table:table-cell table:formula="of:=[.$B40]*SQRT(2/[.$B$6])*SIN((3.5*[.$A40]*PI())/[.$B$6])" office:value-type="float" office:value="6342.27071845272" calcext:value-type="float">
            <text:p>6342.2707184527</text:p>
          </table:table-cell>
          <table:table-cell table:formula="of:=[.$B40]*SQRT(2/[.$B$6])*SIN((4*[.$A40]*PI())/[.$B$6])" office:value-type="float" office:value="-6342.27071845273" calcext:value-type="float">
            <text:p>-6342.2707184527</text:p>
          </table:table-cell>
          <table:table-cell table:formula="of:=[.$B40]*SQRT(2/[.$B$6])*SIN((4.5*[.$A40]*PI())/[.$B$6])" office:value-type="float" office:value="3919.73886985702" calcext:value-type="float">
            <text:p>3919.738869857</text:p>
          </table:table-cell>
          <table:table-cell table:formula="of:=[.$B40]*SQRT(2/[.$B$6])*SIN((5*[.$A40]*PI())/[.$B$6])" office:value-type="float" office:value="-0.000000000026133602456975" calcext:value-type="float">
            <text:p>-2.6133602456975E-11</text:p>
          </table:table-cell>
          <table:table-cell table:formula="of:=[.$B40]*SQRT(2/[.$B$6])*SIN((5.5*[.$A40]*PI())/[.$B$6])" office:value-type="float" office:value="-3919.7388698569" calcext:value-type="float">
            <text:p>-3919.73886985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([.$B$4]*([.$B$6]-[.$B$5]))/(SQRT(2*[.$B$6])))*PI()*(1/(COS([.A41]*PI())-COS(([.A41]*PI()*[.$B$5])/[.$B$6]))*[.A41])" office:value-type="float" office:value="-102995.995386597" calcext:value-type="float">
            <text:p>-102995.995386597</text:p>
          </table:table-cell>
          <table:table-cell table:formula="of:=[.$B41]*SQRT(2/[.$B$6])*SIN((3*[.$A41]*PI())/[.$B$6])" office:value-type="float" office:value="38288.5588422377" calcext:value-type="float">
            <text:p>38288.5588422377</text:p>
          </table:table-cell>
          <table:table-cell table:formula="of:=[.$B41]*SQRT(2/[.$B$6])*SIN((3.5*[.$A41]*PI())/[.$B$6])" office:value-type="float" office:value="20129.4866215682" calcext:value-type="float">
            <text:p>20129.4866215682</text:p>
          </table:table-cell>
          <table:table-cell table:formula="of:=[.$B41]*SQRT(2/[.$B$6])*SIN((4*[.$A41]*PI())/[.$B$6])" office:value-type="float" office:value="-61952.1895869909" calcext:value-type="float">
            <text:p>-61952.1895869909</text:p>
          </table:table-cell>
          <table:table-cell table:formula="of:=[.$B41]*SQRT(2/[.$B$6])*SIN((4.5*[.$A41]*PI())/[.$B$6])" office:value-type="float" office:value="52699.6801513528" calcext:value-type="float">
            <text:p>52699.6801513528</text:p>
          </table:table-cell>
          <table:table-cell table:formula="of:=[.$B41]*SQRT(2/[.$B$6])*SIN((5*[.$A41]*PI())/[.$B$6])" office:value-type="float" office:value="-0.000000000957529521922139" calcext:value-type="float">
            <text:p>-0.000000001</text:p>
          </table:table-cell>
          <table:table-cell table:formula="of:=[.$B41]*SQRT(2/[.$B$6])*SIN((5.5*[.$A41]*PI())/[.$B$6])" office:value-type="float" office:value="-52699.6801513527" calcext:value-type="float">
            <text:p>-52699.68015135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([.$B$4]*([.$B$6]-[.$B$5]))/(SQRT(2*[.$B$6])))*PI()*(1/(COS([.A42]*PI())-COS(([.A42]*PI()*[.$B$5])/[.$B$6]))*[.A42])" office:value-type="float" office:value="29330.041256067" calcext:value-type="float">
            <text:p>29330.041256067</text:p>
          </table:table-cell>
          <table:table-cell table:formula="of:=[.$B42]*SQRT(2/[.$B$6])*SIN((3*[.$A42]*PI())/[.$B$6])" office:value-type="float" office:value="17642.047825935" calcext:value-type="float">
            <text:p>17642.047825935</text:p>
          </table:table-cell>
          <table:table-cell table:formula="of:=[.$B42]*SQRT(2/[.$B$6])*SIN((3.5*[.$A42]*PI())/[.$B$6])" office:value-type="float" office:value="-10903.3851875791" calcext:value-type="float">
            <text:p>-10903.3851875791</text:p>
          </table:table-cell>
          <table:table-cell table:formula="of:=[.$B42]*SQRT(2/[.$B$6])*SIN((4*[.$A42]*PI())/[.$B$6])" office:value-type="float" office:value="-10903.385187579" calcext:value-type="float">
            <text:p>-10903.385187579</text:p>
          </table:table-cell>
          <table:table-cell table:formula="of:=[.$B42]*SQRT(2/[.$B$6])*SIN((4.5*[.$A42]*PI())/[.$B$6])" office:value-type="float" office:value="17642.047825935" calcext:value-type="float">
            <text:p>17642.047825935</text:p>
          </table:table-cell>
          <table:table-cell table:formula="of:=[.$B42]*SQRT(2/[.$B$6])*SIN((5*[.$A42]*PI())/[.$B$6])" office:value-type="float" office:value="0.0000000000545670475054255" calcext:value-type="float">
            <text:p>5.45670475054255E-11</text:p>
          </table:table-cell>
          <table:table-cell table:formula="of:=[.$B42]*SQRT(2/[.$B$6])*SIN((5.5*[.$A42]*PI())/[.$B$6])" office:value-type="float" office:value="-17642.0478259351" calcext:value-type="float">
            <text:p>-17642.04782593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$B43]*SQRT(2/[.$B$6])*SIN((3*[.$A43]*PI())/[.$B$6])" office:value-type="float" office:value="-0" calcext:value-type="float">
            <text:p>0</text:p>
          </table:table-cell>
          <table:table-cell table:formula="of:=[.$B43]*SQRT(2/[.$B$6])*SIN((3.5*[.$A43]*PI())/[.$B$6])" office:value-type="float" office:value="0" calcext:value-type="float">
            <text:p>0</text:p>
          </table:table-cell>
          <table:table-cell table:formula="of:=[.$B43]*SQRT(2/[.$B$6])*SIN((4*[.$A43]*PI())/[.$B$6])" office:value-type="float" office:value="-0" calcext:value-type="float">
            <text:p>0</text:p>
          </table:table-cell>
          <table:table-cell table:formula="of:=[.$B43]*SQRT(2/[.$B$6])*SIN((4.5*[.$A43]*PI())/[.$B$6])" office:value-type="float" office:value="-0" calcext:value-type="float">
            <text:p>0</text:p>
          </table:table-cell>
          <table:table-cell table:formula="of:=[.$B43]*SQRT(2/[.$B$6])*SIN((5*[.$A43]*PI())/[.$B$6])" office:value-type="float" office:value="0" calcext:value-type="float">
            <text:p>0</text:p>
          </table:table-cell>
          <table:table-cell table:formula="of:=[.$B43]*SQRT(2/[.$B$6])*SIN((5.5*[.$A43]*PI())/[.$B$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([.$B$4]*([.$B$6]-[.$B$5]))/(SQRT(2*[.$B$6])))*PI()*(1/(COS([.A44]*PI())-COS(([.A44]*PI()*[.$B$5])/[.$B$6]))*[.A44])" office:value-type="float" office:value="31055.3378005417" calcext:value-type="float">
            <text:p>31055.3378005417</text:p>
          </table:table-cell>
          <table:table-cell table:formula="of:=[.$B44]*SQRT(2/[.$B$6])*SIN((3*[.$A44]*PI())/[.$B$6])" office:value-type="float" office:value="-18679.8153451078" calcext:value-type="float">
            <text:p>-18679.8153451078</text:p>
          </table:table-cell>
          <table:table-cell table:formula="of:=[.$B44]*SQRT(2/[.$B$6])*SIN((3.5*[.$A44]*PI())/[.$B$6])" office:value-type="float" office:value="-11544.7607868485" calcext:value-type="float">
            <text:p>-11544.7607868485</text:p>
          </table:table-cell>
          <table:table-cell table:formula="of:=[.$B44]*SQRT(2/[.$B$6])*SIN((4*[.$A44]*PI())/[.$B$6])" office:value-type="float" office:value="11544.7607868485" calcext:value-type="float">
            <text:p>11544.7607868485</text:p>
          </table:table-cell>
          <table:table-cell table:formula="of:=[.$B44]*SQRT(2/[.$B$6])*SIN((4.5*[.$A44]*PI())/[.$B$6])" office:value-type="float" office:value="18679.8153451077" calcext:value-type="float">
            <text:p>18679.8153451077</text:p>
          </table:table-cell>
          <table:table-cell table:formula="of:=[.$B44]*SQRT(2/[.$B$6])*SIN((5*[.$A44]*PI())/[.$B$6])" office:value-type="float" office:value="-0.0000000000865923659054363" calcext:value-type="float">
            <text:p>-8.65923659054363E-11</text:p>
          </table:table-cell>
          <table:table-cell table:formula="of:=[.$B44]*SQRT(2/[.$B$6])*SIN((5.5*[.$A44]*PI())/[.$B$6])" office:value-type="float" office:value="-18679.8153451078" calcext:value-type="float">
            <text:p>-18679.81534510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([.$B$4]*([.$B$6]-[.$B$5]))/(SQRT(2*[.$B$6])))*PI()*(1/(COS([.A45]*PI())-COS(([.A45]*PI()*[.$B$5])/[.$B$6]))*[.A45])" office:value-type="float" office:value="-115480.358463759" calcext:value-type="float">
            <text:p>-115480.358463759</text:p>
          </table:table-cell>
          <table:table-cell table:formula="of:=[.$B45]*SQRT(2/[.$B$6])*SIN((3*[.$A45]*PI())/[.$B$6])" office:value-type="float" office:value="-42929.5962776597" calcext:value-type="float">
            <text:p>-42929.5962776597</text:p>
          </table:table-cell>
          <table:table-cell table:formula="of:=[.$B45]*SQRT(2/[.$B$6])*SIN((3.5*[.$A45]*PI())/[.$B$6])" office:value-type="float" office:value="22569.4243938805" calcext:value-type="float">
            <text:p>22569.4243938805</text:p>
          </table:table-cell>
          <table:table-cell table:formula="of:=[.$B45]*SQRT(2/[.$B$6])*SIN((4*[.$A45]*PI())/[.$B$6])" office:value-type="float" office:value="69461.545900565" calcext:value-type="float">
            <text:p>69461.545900565</text:p>
          </table:table-cell>
          <table:table-cell table:formula="of:=[.$B45]*SQRT(2/[.$B$6])*SIN((4.5*[.$A45]*PI())/[.$B$6])" office:value-type="float" office:value="59087.5201696974" calcext:value-type="float">
            <text:p>59087.5201696974</text:p>
          </table:table-cell>
          <table:table-cell table:formula="of:=[.$B45]*SQRT(2/[.$B$6])*SIN((5*[.$A45]*PI())/[.$B$6])" office:value-type="float" office:value="-0.00000000110937112167979" calcext:value-type="float">
            <text:p>-1.10937112167979E-09</text:p>
          </table:table-cell>
          <table:table-cell table:formula="of:=[.$B45]*SQRT(2/[.$B$6])*SIN((5.5*[.$A45]*PI())/[.$B$6])" office:value-type="float" office:value="-59087.5201696975" calcext:value-type="float">
            <text:p>-59087.52016969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([.$B$4]*([.$B$6]-[.$B$5]))/(SQRT(2*[.$B$6])))*PI()*(1/(COS([.A46]*PI())-COS(([.A46]*PI()*[.$B$5])/[.$B$6]))*[.A46])" office:value-type="float" office:value="12521.088147014" calcext:value-type="float">
            <text:p>12521.088147014</text:p>
          </table:table-cell>
          <table:table-cell table:formula="of:=[.$B46]*SQRT(2/[.$B$6])*SIN((3*[.$A46]*PI())/[.$B$6])" office:value-type="float" office:value="4654.68990795524" calcext:value-type="float">
            <text:p>4654.6899079552</text:p>
          </table:table-cell>
          <table:table-cell table:formula="of:=[.$B46]*SQRT(2/[.$B$6])*SIN((3.5*[.$A46]*PI())/[.$B$6])" office:value-type="float" office:value="7531.4464781626" calcext:value-type="float">
            <text:p>7531.4464781626</text:p>
          </table:table-cell>
          <table:table-cell table:formula="of:=[.$B46]*SQRT(2/[.$B$6])*SIN((4*[.$A46]*PI())/[.$B$6])" office:value-type="float" office:value="7531.44647816259" calcext:value-type="float">
            <text:p>7531.4464781626</text:p>
          </table:table-cell>
          <table:table-cell table:formula="of:=[.$B46]*SQRT(2/[.$B$6])*SIN((4.5*[.$A46]*PI())/[.$B$6])" office:value-type="float" office:value="4654.68990795513" calcext:value-type="float">
            <text:p>4654.6899079551</text:p>
          </table:table-cell>
          <table:table-cell table:formula="of:=[.$B46]*SQRT(2/[.$B$6])*SIN((5*[.$A46]*PI())/[.$B$6])" office:value-type="float" office:value="0.0000000000194156399820873" calcext:value-type="float">
            <text:p>1.94156399820873E-11</text:p>
          </table:table-cell>
          <table:table-cell table:formula="of:=[.$B46]*SQRT(2/[.$B$6])*SIN((5.5*[.$A46]*PI())/[.$B$6])" office:value-type="float" office:value="-4654.68990795519" calcext:value-type="float">
            <text:p>-4654.68990795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([.$B$4]*([.$B$6]-[.$B$5]))/(SQRT(2*[.$B$6])))*PI()*(1/(COS([.A47]*PI())-COS(([.A47]*PI()*[.$B$5])/[.$B$6]))*[.A47])" office:value-type="float" office:value="-17759.0792494358" calcext:value-type="float">
            <text:p>-17759.0792494358</text:p>
          </table:table-cell>
          <table:table-cell table:formula="of:=[.$B47]*SQRT(2/[.$B$6])*SIN((3*[.$A47]*PI())/[.$B$6])" office:value-type="float" office:value="10682.1031285903" calcext:value-type="float">
            <text:p>10682.1031285903</text:p>
          </table:table-cell>
          <table:table-cell table:formula="of:=[.$B47]*SQRT(2/[.$B$6])*SIN((3.5*[.$A47]*PI())/[.$B$6])" office:value-type="float" office:value="9086.73966123518" calcext:value-type="float">
            <text:p>9086.7396612352</text:p>
          </table:table-cell>
          <table:table-cell table:formula="of:=[.$B47]*SQRT(2/[.$B$6])*SIN((4*[.$A47]*PI())/[.$B$6])" office:value-type="float" office:value="6601.90280480036" calcext:value-type="float">
            <text:p>6601.9028048004</text:p>
          </table:table-cell>
          <table:table-cell table:formula="of:=[.$B47]*SQRT(2/[.$B$6])*SIN((4.5*[.$A47]*PI())/[.$B$6])" office:value-type="float" office:value="3470.82570367007" calcext:value-type="float">
            <text:p>3470.8257036701</text:p>
          </table:table-cell>
          <table:table-cell table:formula="of:=[.$B47]*SQRT(2/[.$B$6])*SIN((5*[.$A47]*PI())/[.$B$6])" office:value-type="float" office:value="-0.0000000000935480548808842" calcext:value-type="float">
            <text:p>-9.35480548808842E-11</text:p>
          </table:table-cell>
          <table:table-cell table:formula="of:=[.$B47]*SQRT(2/[.$B$6])*SIN((5.5*[.$A47]*PI())/[.$B$6])" office:value-type="float" office:value="-3470.8257036701" calcext:value-type="float">
            <text:p>-3470.82570367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$B48]*SQRT(2/[.$B$6])*SIN((3*[.$A48]*PI())/[.$B$6])" office:value-type="float" office:value="-0" calcext:value-type="float">
            <text:p>0</text:p>
          </table:table-cell>
          <table:table-cell table:formula="of:=[.$B48]*SQRT(2/[.$B$6])*SIN((3.5*[.$A48]*PI())/[.$B$6])" office:value-type="float" office:value="-0" calcext:value-type="float">
            <text:p>0</text:p>
          </table:table-cell>
          <table:table-cell table:formula="of:=[.$B48]*SQRT(2/[.$B$6])*SIN((4*[.$A48]*PI())/[.$B$6])" office:value-type="float" office:value="-0" calcext:value-type="float">
            <text:p>0</text:p>
          </table:table-cell>
          <table:table-cell table:formula="of:=[.$B48]*SQRT(2/[.$B$6])*SIN((4.5*[.$A48]*PI())/[.$B$6])" office:value-type="float" office:value="-0" calcext:value-type="float">
            <text:p>0</text:p>
          </table:table-cell>
          <table:table-cell table:formula="of:=[.$B48]*SQRT(2/[.$B$6])*SIN((5*[.$A48]*PI())/[.$B$6])" office:value-type="float" office:value="-0" calcext:value-type="float">
            <text:p>0</text:p>
          </table:table-cell>
          <table:table-cell table:formula="of:=[.$B48]*SQRT(2/[.$B$6])*SIN((5.5*[.$A48]*PI())/[.$B$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([.$B$4]*([.$B$6]-[.$B$5]))/(SQRT(2*[.$B$6])))*PI()*(1/(COS([.A49]*PI())-COS(([.A49]*PI()*[.$B$5])/[.$B$6]))*[.A49])" office:value-type="float" office:value="-18669.8012622272" calcext:value-type="float">
            <text:p>-18669.8012622272</text:p>
          </table:table-cell>
          <table:table-cell table:formula="of:=[.$B49]*SQRT(2/[.$B$6])*SIN((3*[.$A49]*PI())/[.$B$6])" office:value-type="float" office:value="-11229.9032890308" calcext:value-type="float">
            <text:p>-11229.9032890308</text:p>
          </table:table-cell>
          <table:table-cell table:formula="of:=[.$B49]*SQRT(2/[.$B$6])*SIN((3.5*[.$A49]*PI())/[.$B$6])" office:value-type="float" office:value="-9552.72631052927" calcext:value-type="float">
            <text:p>-9552.7263105293</text:p>
          </table:table-cell>
          <table:table-cell table:formula="of:=[.$B49]*SQRT(2/[.$B$6])*SIN((4*[.$A49]*PI())/[.$B$6])" office:value-type="float" office:value="-6940.46192299541" calcext:value-type="float">
            <text:p>-6940.4619229954</text:p>
          </table:table-cell>
          <table:table-cell table:formula="of:=[.$B49]*SQRT(2/[.$B$6])*SIN((4.5*[.$A49]*PI())/[.$B$6])" office:value-type="float" office:value="-3648.81676539681" calcext:value-type="float">
            <text:p>-3648.8167653968</text:p>
          </table:table-cell>
          <table:table-cell table:formula="of:=[.$B49]*SQRT(2/[.$B$6])*SIN((5*[.$A49]*PI())/[.$B$6])" office:value-type="float" office:value="-0.000000000185137073396953" calcext:value-type="float">
            <text:p>-1.85137073396953E-10</text:p>
          </table:table-cell>
          <table:table-cell table:formula="of:=[.$B49]*SQRT(2/[.$B$6])*SIN((5.5*[.$A49]*PI())/[.$B$6])" office:value-type="float" office:value="3648.81676539694" calcext:value-type="float">
            <text:p>3648.8167653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([.$B$4]*([.$B$6]-[.$B$5]))/(SQRT(2*[.$B$6])))*PI()*(1/(COS([.A50]*PI())-COS(([.A50]*PI()*[.$B$5])/[.$B$6]))*[.A50])" office:value-type="float" office:value="13839.0974256471" calcext:value-type="float">
            <text:p>13839.0974256471</text:p>
          </table:table-cell>
          <table:table-cell table:formula="of:=[.$B50]*SQRT(2/[.$B$6])*SIN((3*[.$A50]*PI())/[.$B$6])" office:value-type="float" office:value="-5144.65726668734" calcext:value-type="float">
            <text:p>-5144.6572666873</text:p>
          </table:table-cell>
          <table:table-cell table:formula="of:=[.$B50]*SQRT(2/[.$B$6])*SIN((3.5*[.$A50]*PI())/[.$B$6])" office:value-type="float" office:value="-8324.23031796922" calcext:value-type="float">
            <text:p>-8324.2303179692</text:p>
          </table:table-cell>
          <table:table-cell table:formula="of:=[.$B50]*SQRT(2/[.$B$6])*SIN((4*[.$A50]*PI())/[.$B$6])" office:value-type="float" office:value="-8324.23031796921" calcext:value-type="float">
            <text:p>-8324.2303179692</text:p>
          </table:table-cell>
          <table:table-cell table:formula="of:=[.$B50]*SQRT(2/[.$B$6])*SIN((4.5*[.$A50]*PI())/[.$B$6])" office:value-type="float" office:value="-5144.65726668732" calcext:value-type="float">
            <text:p>-5144.6572666873</text:p>
          </table:table-cell>
          <table:table-cell table:formula="of:=[.$B50]*SQRT(2/[.$B$6])*SIN((5*[.$A50]*PI())/[.$B$6])" office:value-type="float" office:value="0.0000000000171718474060516" calcext:value-type="float">
            <text:p>1.71718474060516E-11</text:p>
          </table:table-cell>
          <table:table-cell table:formula="of:=[.$B50]*SQRT(2/[.$B$6])*SIN((5.5*[.$A50]*PI())/[.$B$6])" office:value-type="float" office:value="5144.65726668724" calcext:value-type="float">
            <text:p>5144.65726668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([.$B$4]*([.$B$6]-[.$B$5]))/(SQRT(2*[.$B$6])))*PI()*(1/(COS([.A51]*PI())-COS(([.A51]*PI()*[.$B$5])/[.$B$6]))*[.A51])" office:value-type="float" office:value="-134206.903079506" calcext:value-type="float">
            <text:p>-134206.903079506</text:p>
          </table:table-cell>
          <table:table-cell table:formula="of:=[.$B51]*SQRT(2/[.$B$6])*SIN((3*[.$A51]*PI())/[.$B$6])" office:value-type="float" office:value="49891.1524307947" calcext:value-type="float">
            <text:p>49891.1524307947</text:p>
          </table:table-cell>
          <table:table-cell table:formula="of:=[.$B51]*SQRT(2/[.$B$6])*SIN((3.5*[.$A51]*PI())/[.$B$6])" office:value-type="float" office:value="-26229.3310523462" calcext:value-type="float">
            <text:p>-26229.3310523462</text:p>
          </table:table-cell>
          <table:table-cell table:formula="of:=[.$B51]*SQRT(2/[.$B$6])*SIN((4*[.$A51]*PI())/[.$B$6])" office:value-type="float" office:value="-80725.5803709276" calcext:value-type="float">
            <text:p>-80725.5803709276</text:p>
          </table:table-cell>
          <table:table-cell table:formula="of:=[.$B51]*SQRT(2/[.$B$6])*SIN((4.5*[.$A51]*PI())/[.$B$6])" office:value-type="float" office:value="-68669.2801972172" calcext:value-type="float">
            <text:p>-68669.2801972172</text:p>
          </table:table-cell>
          <table:table-cell table:formula="of:=[.$B51]*SQRT(2/[.$B$6])*SIN((5*[.$A51]*PI())/[.$B$6])" office:value-type="float" office:value="-0.000000000748529927444838" calcext:value-type="float">
            <text:p>-7.48529927444838E-10</text:p>
          </table:table-cell>
          <table:table-cell table:formula="of:=[.$B51]*SQRT(2/[.$B$6])*SIN((5.5*[.$A51]*PI())/[.$B$6])" office:value-type="float" office:value="68669.2801972171" calcext:value-type="float">
            <text:p>68669.28019721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([.$B$4]*([.$B$6]-[.$B$5]))/(SQRT(2*[.$B$6])))*PI()*(1/(COS([.A52]*PI())-COS(([.A52]*PI()*[.$B$5])/[.$B$6]))*[.A52])" office:value-type="float" office:value="37956.5239784393" calcext:value-type="float">
            <text:p>37956.5239784393</text:p>
          </table:table-cell>
          <table:table-cell table:formula="of:=[.$B52]*SQRT(2/[.$B$6])*SIN((3*[.$A52]*PI())/[.$B$6])" office:value-type="float" office:value="22830.885421798" calcext:value-type="float">
            <text:p>22830.885421798</text:p>
          </table:table-cell>
          <table:table-cell table:formula="of:=[.$B52]*SQRT(2/[.$B$6])*SIN((3.5*[.$A52]*PI())/[.$B$6])" office:value-type="float" office:value="14110.2631839256" calcext:value-type="float">
            <text:p>14110.2631839256</text:p>
          </table:table-cell>
          <table:table-cell table:formula="of:=[.$B52]*SQRT(2/[.$B$6])*SIN((4*[.$A52]*PI())/[.$B$6])" office:value-type="float" office:value="-14110.2631839253" calcext:value-type="float">
            <text:p>-14110.2631839253</text:p>
          </table:table-cell>
          <table:table-cell table:formula="of:=[.$B52]*SQRT(2/[.$B$6])*SIN((4.5*[.$A52]*PI())/[.$B$6])" office:value-type="float" office:value="-22830.885421798" calcext:value-type="float">
            <text:p>-22830.885421798</text:p>
          </table:table-cell>
          <table:table-cell table:formula="of:=[.$B52]*SQRT(2/[.$B$6])*SIN((5*[.$A52]*PI())/[.$B$6])" office:value-type="float" office:value="0.000000000211789100838949" calcext:value-type="float">
            <text:p>2.11789100838949E-10</text:p>
          </table:table-cell>
          <table:table-cell table:formula="of:=[.$B52]*SQRT(2/[.$B$6])*SIN((5.5*[.$A52]*PI())/[.$B$6])" office:value-type="float" office:value="22830.8854217981" calcext:value-type="float">
            <text:p>22830.88542179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$B53]*SQRT(2/[.$B$6])*SIN((3*[.$A53]*PI())/[.$B$6])" office:value-type="float" office:value="0" calcext:value-type="float">
            <text:p>0</text:p>
          </table:table-cell>
          <table:table-cell table:formula="of:=[.$B53]*SQRT(2/[.$B$6])*SIN((3.5*[.$A53]*PI())/[.$B$6])" office:value-type="float" office:value="-0" calcext:value-type="float">
            <text:p>0</text:p>
          </table:table-cell>
          <table:table-cell table:formula="of:=[.$B53]*SQRT(2/[.$B$6])*SIN((4*[.$A53]*PI())/[.$B$6])" office:value-type="float" office:value="-0" calcext:value-type="float">
            <text:p>0</text:p>
          </table:table-cell>
          <table:table-cell table:formula="of:=[.$B53]*SQRT(2/[.$B$6])*SIN((4.5*[.$A53]*PI())/[.$B$6])" office:value-type="float" office:value="0" calcext:value-type="float">
            <text:p>0</text:p>
          </table:table-cell>
          <table:table-cell table:formula="of:=[.$B53]*SQRT(2/[.$B$6])*SIN((5*[.$A53]*PI())/[.$B$6])" office:value-type="float" office:value="0" calcext:value-type="float">
            <text:p>0</text:p>
          </table:table-cell>
          <table:table-cell table:formula="of:=[.$B53]*SQRT(2/[.$B$6])*SIN((5.5*[.$A53]*PI())/[.$B$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([.$B$4]*([.$B$6]-[.$B$5]))/(SQRT(2*[.$B$6])))*PI()*(1/(COS([.A54]*PI())-COS(([.A54]*PI()*[.$B$5])/[.$B$6]))*[.A54])" office:value-type="float" office:value="39681.8205229144" calcext:value-type="float">
            <text:p>39681.8205229144</text:p>
          </table:table-cell>
          <table:table-cell table:formula="of:=[.$B54]*SQRT(2/[.$B$6])*SIN((3*[.$A54]*PI())/[.$B$6])" office:value-type="float" office:value="-23868.652940971" calcext:value-type="float">
            <text:p>-23868.652940971</text:p>
          </table:table-cell>
          <table:table-cell table:formula="of:=[.$B54]*SQRT(2/[.$B$6])*SIN((3.5*[.$A54]*PI())/[.$B$6])" office:value-type="float" office:value="14751.6387831952" calcext:value-type="float">
            <text:p>14751.6387831952</text:p>
          </table:table-cell>
          <table:table-cell table:formula="of:=[.$B54]*SQRT(2/[.$B$6])*SIN((4*[.$A54]*PI())/[.$B$6])" office:value-type="float" office:value="14751.6387831953" calcext:value-type="float">
            <text:p>14751.6387831953</text:p>
          </table:table-cell>
          <table:table-cell table:formula="of:=[.$B54]*SQRT(2/[.$B$6])*SIN((4.5*[.$A54]*PI())/[.$B$6])" office:value-type="float" office:value="-23868.652940971" calcext:value-type="float">
            <text:p>-23868.652940971</text:p>
          </table:table-cell>
          <table:table-cell table:formula="of:=[.$B54]*SQRT(2/[.$B$6])*SIN((5*[.$A54]*PI())/[.$B$6])" office:value-type="float" office:value="0.000000000393593706602037" calcext:value-type="float">
            <text:p>3.93593706602037E-10</text:p>
          </table:table-cell>
          <table:table-cell table:formula="of:=[.$B54]*SQRT(2/[.$B$6])*SIN((5.5*[.$A54]*PI())/[.$B$6])" office:value-type="float" office:value="23868.652940971" calcext:value-type="float">
            <text:p>23868.6529409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([.$B$4]*([.$B$6]-[.$B$5]))/(SQRT(2*[.$B$6])))*PI()*(1/(COS([.A55]*PI())-COS(([.A55]*PI()*[.$B$5])/[.$B$6]))*[.A55])" office:value-type="float" office:value="-146691.26615667" calcext:value-type="float">
            <text:p>-146691.26615667</text:p>
          </table:table-cell>
          <table:table-cell table:formula="of:=[.$B55]*SQRT(2/[.$B$6])*SIN((3*[.$A55]*PI())/[.$B$6])" office:value-type="float" office:value="-54532.1898662168" calcext:value-type="float">
            <text:p>-54532.1898662168</text:p>
          </table:table-cell>
          <table:table-cell table:formula="of:=[.$B55]*SQRT(2/[.$B$6])*SIN((3.5*[.$A55]*PI())/[.$B$6])" office:value-type="float" office:value="-28669.2688246587" calcext:value-type="float">
            <text:p>-28669.2688246587</text:p>
          </table:table-cell>
          <table:table-cell table:formula="of:=[.$B55]*SQRT(2/[.$B$6])*SIN((4*[.$A55]*PI())/[.$B$6])" office:value-type="float" office:value="88234.9366845029" calcext:value-type="float">
            <text:p>88234.9366845029</text:p>
          </table:table-cell>
          <table:table-cell table:formula="of:=[.$B55]*SQRT(2/[.$B$6])*SIN((4.5*[.$A55]*PI())/[.$B$6])" office:value-type="float" office:value="-75057.1202155633" calcext:value-type="float">
            <text:p>-75057.1202155633</text:p>
          </table:table-cell>
          <table:table-cell table:formula="of:=[.$B55]*SQRT(2/[.$B$6])*SIN((5*[.$A55]*PI())/[.$B$6])" office:value-type="float" office:value="0.000000000454814427982968" calcext:value-type="float">
            <text:p>4.54814427982968E-10</text:p>
          </table:table-cell>
          <table:table-cell table:formula="of:=[.$B55]*SQRT(2/[.$B$6])*SIN((5.5*[.$A55]*PI())/[.$B$6])" office:value-type="float" office:value="75057.1202155643" calcext:value-type="float">
            <text:p>75057.12021556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([.$B$4]*([.$B$6]-[.$B$5]))/(SQRT(2*[.$B$6])))*PI()*(1/(COS([.A56]*PI())-COS(([.A56]*PI()*[.$B$5])/[.$B$6]))*[.A56])" office:value-type="float" office:value="15816.1113435967" calcext:value-type="float">
            <text:p>15816.1113435967</text:p>
          </table:table-cell>
          <table:table-cell table:formula="of:=[.$B56]*SQRT(2/[.$B$6])*SIN((3*[.$A56]*PI())/[.$B$6])" office:value-type="float" office:value="5879.60830478552" calcext:value-type="float">
            <text:p>5879.6083047855</text:p>
          </table:table-cell>
          <table:table-cell table:formula="of:=[.$B56]*SQRT(2/[.$B$6])*SIN((3.5*[.$A56]*PI())/[.$B$6])" office:value-type="float" office:value="-9513.40607767908" calcext:value-type="float">
            <text:p>-9513.4060776791</text:p>
          </table:table-cell>
          <table:table-cell table:formula="of:=[.$B56]*SQRT(2/[.$B$6])*SIN((4*[.$A56]*PI())/[.$B$6])" office:value-type="float" office:value="9513.40607767906" calcext:value-type="float">
            <text:p>9513.4060776791</text:p>
          </table:table-cell>
          <table:table-cell table:formula="of:=[.$B56]*SQRT(2/[.$B$6])*SIN((4.5*[.$A56]*PI())/[.$B$6])" office:value-type="float" office:value="-5879.60830478544" calcext:value-type="float">
            <text:p>-5879.6083047855</text:p>
          </table:table-cell>
          <table:table-cell table:formula="of:=[.$B56]*SQRT(2/[.$B$6])*SIN((5*[.$A56]*PI())/[.$B$6])" office:value-type="float" office:value="-0.0000000000588006055281938" calcext:value-type="float">
            <text:p>-5.88006055281938E-11</text:p>
          </table:table-cell>
          <table:table-cell table:formula="of:=[.$B56]*SQRT(2/[.$B$6])*SIN((5.5*[.$A56]*PI())/[.$B$6])" office:value-type="float" office:value="5879.60830478554" calcext:value-type="float">
            <text:p>5879.60830478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([.$B$4]*([.$B$6]-[.$B$5]))/(SQRT(2*[.$B$6])))*PI()*(1/(COS([.A57]*PI())-COS(([.A57]*PI()*[.$B$5])/[.$B$6]))*[.A57])" office:value-type="float" office:value="-22312.6893133938" calcext:value-type="float">
            <text:p>-22312.6893133938</text:p>
          </table:table-cell>
          <table:table-cell table:formula="of:=[.$B57]*SQRT(2/[.$B$6])*SIN((3*[.$A57]*PI())/[.$B$6])" office:value-type="float" office:value="13421.1039307931" calcext:value-type="float">
            <text:p>13421.1039307931</text:p>
          </table:table-cell>
          <table:table-cell table:formula="of:=[.$B57]*SQRT(2/[.$B$6])*SIN((3.5*[.$A57]*PI())/[.$B$6])" office:value-type="float" office:value="-11416.6729077059" calcext:value-type="float">
            <text:p>-11416.6729077059</text:p>
          </table:table-cell>
          <table:table-cell table:formula="of:=[.$B57]*SQRT(2/[.$B$6])*SIN((4*[.$A57]*PI())/[.$B$6])" office:value-type="float" office:value="8294.69839577468" calcext:value-type="float">
            <text:p>8294.6983957747</text:p>
          </table:table-cell>
          <table:table-cell table:formula="of:=[.$B57]*SQRT(2/[.$B$6])*SIN((4.5*[.$A57]*PI())/[.$B$6])" office:value-type="float" office:value="-4360.78101230348" calcext:value-type="float">
            <text:p>-4360.7810123035</text:p>
          </table:table-cell>
          <table:table-cell table:formula="of:=[.$B57]*SQRT(2/[.$B$6])*SIN((5*[.$A57]*PI())/[.$B$6])" office:value-type="float" office:value="-0.000000000235086941080975" calcext:value-type="float">
            <text:p>-2.35086941080975E-10</text:p>
          </table:table-cell>
          <table:table-cell table:formula="of:=[.$B57]*SQRT(2/[.$B$6])*SIN((5.5*[.$A57]*PI())/[.$B$6])" office:value-type="float" office:value="4360.78101230355" calcext:value-type="float">
            <text:p>4360.78101230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$B58]*SQRT(2/[.$B$6])*SIN((3*[.$A58]*PI())/[.$B$6])" office:value-type="float" office:value="-0" calcext:value-type="float">
            <text:p>0</text:p>
          </table:table-cell>
          <table:table-cell table:formula="of:=[.$B58]*SQRT(2/[.$B$6])*SIN((3.5*[.$A58]*PI())/[.$B$6])" office:value-type="float" office:value="0" calcext:value-type="float">
            <text:p>0</text:p>
          </table:table-cell>
          <table:table-cell table:formula="of:=[.$B58]*SQRT(2/[.$B$6])*SIN((4*[.$A58]*PI())/[.$B$6])" office:value-type="float" office:value="-0" calcext:value-type="float">
            <text:p>0</text:p>
          </table:table-cell>
          <table:table-cell table:formula="of:=[.$B58]*SQRT(2/[.$B$6])*SIN((4.5*[.$A58]*PI())/[.$B$6])" office:value-type="float" office:value="0" calcext:value-type="float">
            <text:p>0</text:p>
          </table:table-cell>
          <table:table-cell table:formula="of:=[.$B58]*SQRT(2/[.$B$6])*SIN((5*[.$A58]*PI())/[.$B$6])" office:value-type="float" office:value="-0" calcext:value-type="float">
            <text:p>0</text:p>
          </table:table-cell>
          <table:table-cell table:formula="of:=[.$B58]*SQRT(2/[.$B$6])*SIN((5.5*[.$A58]*PI())/[.$B$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([.$B$4]*([.$B$6]-[.$B$5]))/(SQRT(2*[.$B$6])))*PI()*(1/(COS([.A59]*PI())-COS(([.A59]*PI()*[.$B$5])/[.$B$6]))*[.A59])" office:value-type="float" office:value="-23223.411326185" calcext:value-type="float">
            <text:p>-23223.411326185</text:p>
          </table:table-cell>
          <table:table-cell table:formula="of:=[.$B59]*SQRT(2/[.$B$6])*SIN((3*[.$A59]*PI())/[.$B$6])" office:value-type="float" office:value="-13968.9040912334" calcext:value-type="float">
            <text:p>-13968.9040912334</text:p>
          </table:table-cell>
          <table:table-cell table:formula="of:=[.$B59]*SQRT(2/[.$B$6])*SIN((3.5*[.$A59]*PI())/[.$B$6])" office:value-type="float" office:value="11882.6595569999" calcext:value-type="float">
            <text:p>11882.6595569999</text:p>
          </table:table-cell>
          <table:table-cell table:formula="of:=[.$B59]*SQRT(2/[.$B$6])*SIN((4*[.$A59]*PI())/[.$B$6])" office:value-type="float" office:value="-8633.2575139699" calcext:value-type="float">
            <text:p>-8633.2575139699</text:p>
          </table:table-cell>
          <table:table-cell table:formula="of:=[.$B59]*SQRT(2/[.$B$6])*SIN((4.5*[.$A59]*PI())/[.$B$6])" office:value-type="float" office:value="4538.77207403015" calcext:value-type="float">
            <text:p>4538.7720740302</text:p>
          </table:table-cell>
          <table:table-cell table:formula="of:=[.$B59]*SQRT(2/[.$B$6])*SIN((5*[.$A59]*PI())/[.$B$6])" office:value-type="float" office:value="-0.00000000014391687568567" calcext:value-type="float">
            <text:p>-1.4391687568567E-10</text:p>
          </table:table-cell>
          <table:table-cell table:formula="of:=[.$B59]*SQRT(2/[.$B$6])*SIN((5.5*[.$A59]*PI())/[.$B$6])" office:value-type="float" office:value="-4538.77207403027" calcext:value-type="float">
            <text:p>-4538.77207403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([.$B$4]*([.$B$6]-[.$B$5]))/(SQRT(2*[.$B$6])))*PI()*(1/(COS([.A60]*PI())-COS(([.A60]*PI()*[.$B$5])/[.$B$6]))*[.A60])" office:value-type="float" office:value="17134.1206222297" calcext:value-type="float">
            <text:p>17134.1206222297</text:p>
          </table:table-cell>
          <table:table-cell table:formula="of:=[.$B60]*SQRT(2/[.$B$6])*SIN((3*[.$A60]*PI())/[.$B$6])" office:value-type="float" office:value="-6369.57566351759" calcext:value-type="float">
            <text:p>-6369.5756635176</text:p>
          </table:table-cell>
          <table:table-cell table:formula="of:=[.$B60]*SQRT(2/[.$B$6])*SIN((3.5*[.$A60]*PI())/[.$B$6])" office:value-type="float" office:value="10306.1899174856" calcext:value-type="float">
            <text:p>10306.1899174856</text:p>
          </table:table-cell>
          <table:table-cell table:formula="of:=[.$B60]*SQRT(2/[.$B$6])*SIN((4*[.$A60]*PI())/[.$B$6])" office:value-type="float" office:value="-10306.1899174857" calcext:value-type="float">
            <text:p>-10306.1899174857</text:p>
          </table:table-cell>
          <table:table-cell table:formula="of:=[.$B60]*SQRT(2/[.$B$6])*SIN((4.5*[.$A60]*PI())/[.$B$6])" office:value-type="float" office:value="6369.57566351761" calcext:value-type="float">
            <text:p>6369.5756635176</text:p>
          </table:table-cell>
          <table:table-cell table:formula="of:=[.$B60]*SQRT(2/[.$B$6])*SIN((5*[.$A60]*PI())/[.$B$6])" office:value-type="float" office:value="-0.000000000223005956973945" calcext:value-type="float">
            <text:p>-2.23005956973945E-10</text:p>
          </table:table-cell>
          <table:table-cell table:formula="of:=[.$B60]*SQRT(2/[.$B$6])*SIN((5.5*[.$A60]*PI())/[.$B$6])" office:value-type="float" office:value="-6369.5756635175" calcext:value-type="float">
            <text:p>-6369.57566351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([.$B$4]*([.$B$6]-[.$B$5]))/(SQRT(2*[.$B$6])))*PI()*(1/(COS([.A61]*PI())-COS(([.A61]*PI()*[.$B$5])/[.$B$6]))*[.A61])" office:value-type="float" office:value="-165417.810772411" calcext:value-type="float">
            <text:p>-165417.810772411</text:p>
          </table:table-cell>
          <table:table-cell table:formula="of:=[.$B61]*SQRT(2/[.$B$6])*SIN((3*[.$A61]*PI())/[.$B$6])" office:value-type="float" office:value="61493.746019351" calcext:value-type="float">
            <text:p>61493.746019351</text:p>
          </table:table-cell>
          <table:table-cell table:formula="of:=[.$B61]*SQRT(2/[.$B$6])*SIN((3.5*[.$A61]*PI())/[.$B$6])" office:value-type="float" office:value="32329.1754831247" calcext:value-type="float">
            <text:p>32329.1754831247</text:p>
          </table:table-cell>
          <table:table-cell table:formula="of:=[.$B61]*SQRT(2/[.$B$6])*SIN((4*[.$A61]*PI())/[.$B$6])" office:value-type="float" office:value="-99498.9711548627" calcext:value-type="float">
            <text:p>-99498.9711548627</text:p>
          </table:table-cell>
          <table:table-cell table:formula="of:=[.$B61]*SQRT(2/[.$B$6])*SIN((4.5*[.$A61]*PI())/[.$B$6])" office:value-type="float" office:value="84638.8802430798" calcext:value-type="float">
            <text:p>84638.8802430798</text:p>
          </table:table-cell>
          <table:table-cell table:formula="of:=[.$B61]*SQRT(2/[.$B$6])*SIN((5*[.$A61]*PI())/[.$B$6])" office:value-type="float" office:value="-0.000000000307362865215979" calcext:value-type="float">
            <text:p>-3.07362865215979E-10</text:p>
          </table:table-cell>
          <table:table-cell table:formula="of:=[.$B61]*SQRT(2/[.$B$6])*SIN((5.5*[.$A61]*PI())/[.$B$6])" office:value-type="float" office:value="-84638.8802430795" calcext:value-type="float">
            <text:p>-84638.88024307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([.$B$4]*([.$B$6]-[.$B$5]))/(SQRT(2*[.$B$6])))*PI()*(1/(COS([.A62]*PI())-COS(([.A62]*PI()*[.$B$5])/[.$B$6]))*[.A62])" office:value-type="float" office:value="46583.0067008123" calcext:value-type="float">
            <text:p>46583.0067008123</text:p>
          </table:table-cell>
          <table:table-cell table:formula="of:=[.$B62]*SQRT(2/[.$B$6])*SIN((3*[.$A62]*PI())/[.$B$6])" office:value-type="float" office:value="28019.7230176614" calcext:value-type="float">
            <text:p>28019.7230176614</text:p>
          </table:table-cell>
          <table:table-cell table:formula="of:=[.$B62]*SQRT(2/[.$B$6])*SIN((3.5*[.$A62]*PI())/[.$B$6])" office:value-type="float" office:value="-17317.1411802726" calcext:value-type="float">
            <text:p>-17317.1411802726</text:p>
          </table:table-cell>
          <table:table-cell table:formula="of:=[.$B62]*SQRT(2/[.$B$6])*SIN((4*[.$A62]*PI())/[.$B$6])" office:value-type="float" office:value="-17317.1411802724" calcext:value-type="float">
            <text:p>-17317.1411802724</text:p>
          </table:table-cell>
          <table:table-cell table:formula="of:=[.$B62]*SQRT(2/[.$B$6])*SIN((4.5*[.$A62]*PI())/[.$B$6])" office:value-type="float" office:value="28019.7230176614" calcext:value-type="float">
            <text:p>28019.7230176614</text:p>
          </table:table-cell>
          <table:table-cell table:formula="of:=[.$B62]*SQRT(2/[.$B$6])*SIN((5*[.$A62]*PI())/[.$B$6])" office:value-type="float" office:value="-0.000000000404170652397175" calcext:value-type="float">
            <text:p>-4.04170652397175E-10</text:p>
          </table:table-cell>
          <table:table-cell table:formula="of:=[.$B62]*SQRT(2/[.$B$6])*SIN((5.5*[.$A62]*PI())/[.$B$6])" office:value-type="float" office:value="-28019.7230176615" calcext:value-type="float">
            <text:p>-28019.72301766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$B63]*SQRT(2/[.$B$6])*SIN((3*[.$A63]*PI())/[.$B$6])" office:value-type="float" office:value="0" calcext:value-type="float">
            <text:p>0</text:p>
          </table:table-cell>
          <table:table-cell table:formula="of:=[.$B63]*SQRT(2/[.$B$6])*SIN((3.5*[.$A63]*PI())/[.$B$6])" office:value-type="float" office:value="0" calcext:value-type="float">
            <text:p>0</text:p>
          </table:table-cell>
          <table:table-cell table:formula="of:=[.$B63]*SQRT(2/[.$B$6])*SIN((4*[.$A63]*PI())/[.$B$6])" office:value-type="float" office:value="0" calcext:value-type="float">
            <text:p>0</text:p>
          </table:table-cell>
          <table:table-cell table:formula="of:=[.$B63]*SQRT(2/[.$B$6])*SIN((4.5*[.$A63]*PI())/[.$B$6])" office:value-type="float" office:value="-0" calcext:value-type="float">
            <text:p>0</text:p>
          </table:table-cell>
          <table:table-cell table:formula="of:=[.$B63]*SQRT(2/[.$B$6])*SIN((5*[.$A63]*PI())/[.$B$6])" office:value-type="float" office:value="-0" calcext:value-type="float">
            <text:p>0</text:p>
          </table:table-cell>
          <table:table-cell table:formula="of:=[.$B63]*SQRT(2/[.$B$6])*SIN((5.5*[.$A63]*PI())/[.$B$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([.$B$4]*([.$B$6]-[.$B$5]))/(SQRT(2*[.$B$6])))*PI()*(1/(COS([.A64]*PI())-COS(([.A64]*PI()*[.$B$5])/[.$B$6]))*[.A64])" office:value-type="float" office:value="48308.3032452872" calcext:value-type="float">
            <text:p>48308.3032452872</text:p>
          </table:table-cell>
          <table:table-cell table:formula="of:=[.$B64]*SQRT(2/[.$B$6])*SIN((3*[.$A64]*PI())/[.$B$6])" office:value-type="float" office:value="-29057.4905368344" calcext:value-type="float">
            <text:p>-29057.4905368344</text:p>
          </table:table-cell>
          <table:table-cell table:formula="of:=[.$B64]*SQRT(2/[.$B$6])*SIN((3.5*[.$A64]*PI())/[.$B$6])" office:value-type="float" office:value="-17958.5167795416" calcext:value-type="float">
            <text:p>-17958.5167795416</text:p>
          </table:table-cell>
          <table:table-cell table:formula="of:=[.$B64]*SQRT(2/[.$B$6])*SIN((4*[.$A64]*PI())/[.$B$6])" office:value-type="float" office:value="17958.5167795422" calcext:value-type="float">
            <text:p>17958.5167795422</text:p>
          </table:table-cell>
          <table:table-cell table:formula="of:=[.$B64]*SQRT(2/[.$B$6])*SIN((4.5*[.$A64]*PI())/[.$B$6])" office:value-type="float" office:value="29057.4905368344" calcext:value-type="float">
            <text:p>29057.4905368344</text:p>
          </table:table-cell>
          <table:table-cell table:formula="of:=[.$B64]*SQRT(2/[.$B$6])*SIN((5*[.$A64]*PI())/[.$B$6])" office:value-type="float" office:value="-0.000000000209532144660068" calcext:value-type="float">
            <text:p>-2.09532144660068E-10</text:p>
          </table:table-cell>
          <table:table-cell table:formula="of:=[.$B64]*SQRT(2/[.$B$6])*SIN((5.5*[.$A64]*PI())/[.$B$6])" office:value-type="float" office:value="-29057.4905368343" calcext:value-type="float">
            <text:p>-29057.49053683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([.$B$4]*([.$B$6]-[.$B$5]))/(SQRT(2*[.$B$6])))*PI()*(1/(COS([.A65]*PI())-COS(([.A65]*PI()*[.$B$5])/[.$B$6]))*[.A65])" office:value-type="float" office:value="-177902.173849571" calcext:value-type="float">
            <text:p>-177902.173849571</text:p>
          </table:table-cell>
          <table:table-cell table:formula="of:=[.$B65]*SQRT(2/[.$B$6])*SIN((3*[.$A65]*PI())/[.$B$6])" office:value-type="float" office:value="-66134.7834547712" calcext:value-type="float">
            <text:p>-66134.7834547712</text:p>
          </table:table-cell>
          <table:table-cell table:formula="of:=[.$B65]*SQRT(2/[.$B$6])*SIN((3.5*[.$A65]*PI())/[.$B$6])" office:value-type="float" office:value="34769.113255436" calcext:value-type="float">
            <text:p>34769.113255436</text:p>
          </table:table-cell>
          <table:table-cell table:formula="of:=[.$B65]*SQRT(2/[.$B$6])*SIN((4*[.$A65]*PI())/[.$B$6])" office:value-type="float" office:value="107008.327468436" calcext:value-type="float">
            <text:p>107008.327468436</text:p>
          </table:table-cell>
          <table:table-cell table:formula="of:=[.$B65]*SQRT(2/[.$B$6])*SIN((4.5*[.$A65]*PI())/[.$B$6])" office:value-type="float" office:value="91026.7202614248" calcext:value-type="float">
            <text:p>91026.7202614248</text:p>
          </table:table-cell>
          <table:table-cell table:formula="of:=[.$B65]*SQRT(2/[.$B$6])*SIN((5*[.$A65]*PI())/[.$B$6])" office:value-type="float" office:value="0.00000000121326073830525" calcext:value-type="float">
            <text:p>1.21326073830525E-09</text:p>
          </table:table-cell>
          <table:table-cell table:formula="of:=[.$B65]*SQRT(2/[.$B$6])*SIN((5.5*[.$A65]*PI())/[.$B$6])" office:value-type="float" office:value="-91026.7202614252" calcext:value-type="float">
            <text:p>-91026.72026142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([.$B$4]*([.$B$6]-[.$B$5]))/(SQRT(2*[.$B$6])))*PI()*(1/(COS([.A66]*PI())-COS(([.A66]*PI()*[.$B$5])/[.$B$6]))*[.A66])" office:value-type="float" office:value="19111.1345401793" calcext:value-type="float">
            <text:p>19111.1345401793</text:p>
          </table:table-cell>
          <table:table-cell table:formula="of:=[.$B66]*SQRT(2/[.$B$6])*SIN((3*[.$A66]*PI())/[.$B$6])" office:value-type="float" office:value="7104.52670161591" calcext:value-type="float">
            <text:p>7104.5267016159</text:p>
          </table:table-cell>
          <table:table-cell table:formula="of:=[.$B66]*SQRT(2/[.$B$6])*SIN((3.5*[.$A66]*PI())/[.$B$6])" office:value-type="float" office:value="11495.3656771956" calcext:value-type="float">
            <text:p>11495.3656771956</text:p>
          </table:table-cell>
          <table:table-cell table:formula="of:=[.$B66]*SQRT(2/[.$B$6])*SIN((4*[.$A66]*PI())/[.$B$6])" office:value-type="float" office:value="11495.3656771955" calcext:value-type="float">
            <text:p>11495.3656771955</text:p>
          </table:table-cell>
          <table:table-cell table:formula="of:=[.$B66]*SQRT(2/[.$B$6])*SIN((4.5*[.$A66]*PI())/[.$B$6])" office:value-type="float" office:value="7104.52670161563" calcext:value-type="float">
            <text:p>7104.5267016156</text:p>
          </table:table-cell>
          <table:table-cell table:formula="of:=[.$B66]*SQRT(2/[.$B$6])*SIN((5*[.$A66]*PI())/[.$B$6])" office:value-type="float" office:value="0.0000000000000299263341043267" calcext:value-type="float">
            <text:p>2.99263341043267E-14</text:p>
          </table:table-cell>
          <table:table-cell table:formula="of:=[.$B66]*SQRT(2/[.$B$6])*SIN((5.5*[.$A66]*PI())/[.$B$6])" office:value-type="float" office:value="-7104.52670161591" calcext:value-type="float">
            <text:p>-7104.52670161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([.$B$4]*([.$B$6]-[.$B$5]))/(SQRT(2*[.$B$6])))*PI()*(1/(COS([.A67]*PI())-COS(([.A67]*PI()*[.$B$5])/[.$B$6]))*[.A67])" office:value-type="float" office:value="-26866.2993773517" calcext:value-type="float">
            <text:p>-26866.2993773517</text:p>
          </table:table-cell>
          <table:table-cell table:formula="of:=[.$B67]*SQRT(2/[.$B$6])*SIN((3*[.$A67]*PI())/[.$B$6])" office:value-type="float" office:value="16160.1047329957" calcext:value-type="float">
            <text:p>16160.1047329957</text:p>
          </table:table-cell>
          <table:table-cell table:formula="of:=[.$B67]*SQRT(2/[.$B$6])*SIN((3.5*[.$A67]*PI())/[.$B$6])" office:value-type="float" office:value="13746.6061541764" calcext:value-type="float">
            <text:p>13746.6061541764</text:p>
          </table:table-cell>
          <table:table-cell table:formula="of:=[.$B67]*SQRT(2/[.$B$6])*SIN((4*[.$A67]*PI())/[.$B$6])" office:value-type="float" office:value="9987.4939867491" calcext:value-type="float">
            <text:p>9987.4939867491</text:p>
          </table:table-cell>
          <table:table-cell table:formula="of:=[.$B67]*SQRT(2/[.$B$6])*SIN((4.5*[.$A67]*PI())/[.$B$6])" office:value-type="float" office:value="5250.73632093666" calcext:value-type="float">
            <text:p>5250.7363209367</text:p>
          </table:table-cell>
          <table:table-cell table:formula="of:=[.$B67]*SQRT(2/[.$B$6])*SIN((5*[.$A67]*PI())/[.$B$6])" office:value-type="float" office:value="-0.000000000183139175547259" calcext:value-type="float">
            <text:p>-1.83139175547259E-10</text:p>
          </table:table-cell>
          <table:table-cell table:formula="of:=[.$B67]*SQRT(2/[.$B$6])*SIN((5.5*[.$A67]*PI())/[.$B$6])" office:value-type="float" office:value="-5250.73632093701" calcext:value-type="float">
            <text:p>-5250.7363209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$B68]*SQRT(2/[.$B$6])*SIN((3*[.$A68]*PI())/[.$B$6])" office:value-type="float" office:value="-0" calcext:value-type="float">
            <text:p>0</text:p>
          </table:table-cell>
          <table:table-cell table:formula="of:=[.$B68]*SQRT(2/[.$B$6])*SIN((3.5*[.$A68]*PI())/[.$B$6])" office:value-type="float" office:value="0" calcext:value-type="float">
            <text:p>0</text:p>
          </table:table-cell>
          <table:table-cell table:formula="of:=[.$B68]*SQRT(2/[.$B$6])*SIN((4*[.$A68]*PI())/[.$B$6])" office:value-type="float" office:value="-0" calcext:value-type="float">
            <text:p>0</text:p>
          </table:table-cell>
          <table:table-cell table:formula="of:=[.$B68]*SQRT(2/[.$B$6])*SIN((4.5*[.$A68]*PI())/[.$B$6])" office:value-type="float" office:value="-0" calcext:value-type="float">
            <text:p>0</text:p>
          </table:table-cell>
          <table:table-cell table:formula="of:=[.$B68]*SQRT(2/[.$B$6])*SIN((5*[.$A68]*PI())/[.$B$6])" office:value-type="float" office:value="-0" calcext:value-type="float">
            <text:p>0</text:p>
          </table:table-cell>
          <table:table-cell table:formula="of:=[.$B68]*SQRT(2/[.$B$6])*SIN((5.5*[.$A68]*PI())/[.$B$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([.$B$4]*([.$B$6]-[.$B$5]))/(SQRT(2*[.$B$6])))*PI()*(1/(COS([.A69]*PI())-COS(([.A69]*PI()*[.$B$5])/[.$B$6]))*[.A69])" office:value-type="float" office:value="-27777.0213901432" calcext:value-type="float">
            <text:p>-27777.0213901432</text:p>
          </table:table-cell>
          <table:table-cell table:formula="of:=[.$B69]*SQRT(2/[.$B$6])*SIN((3*[.$A69]*PI())/[.$B$6])" office:value-type="float" office:value="-16707.9048934362" calcext:value-type="float">
            <text:p>-16707.9048934362</text:p>
          </table:table-cell>
          <table:table-cell table:formula="of:=[.$B69]*SQRT(2/[.$B$6])*SIN((3.5*[.$A69]*PI())/[.$B$6])" office:value-type="float" office:value="-14212.5928034705" calcext:value-type="float">
            <text:p>-14212.5928034705</text:p>
          </table:table-cell>
          <table:table-cell table:formula="of:=[.$B69]*SQRT(2/[.$B$6])*SIN((4*[.$A69]*PI())/[.$B$6])" office:value-type="float" office:value="-10326.0531049441" calcext:value-type="float">
            <text:p>-10326.0531049441</text:p>
          </table:table-cell>
          <table:table-cell table:formula="of:=[.$B69]*SQRT(2/[.$B$6])*SIN((4.5*[.$A69]*PI())/[.$B$6])" office:value-type="float" office:value="-5428.72738266376" calcext:value-type="float">
            <text:p>-5428.7273826638</text:p>
          </table:table-cell>
          <table:table-cell table:formula="of:=[.$B69]*SQRT(2/[.$B$6])*SIN((5*[.$A69]*PI())/[.$B$6])" office:value-type="float" office:value="-0.0000000000688239009286471" calcext:value-type="float">
            <text:p>-6.88239009286471E-11</text:p>
          </table:table-cell>
          <table:table-cell table:formula="of:=[.$B69]*SQRT(2/[.$B$6])*SIN((5.5*[.$A69]*PI())/[.$B$6])" office:value-type="float" office:value="5428.72738266316" calcext:value-type="float">
            <text:p>5428.72738266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([.$B$4]*([.$B$6]-[.$B$5]))/(SQRT(2*[.$B$6])))*PI()*(1/(COS([.A70]*PI())-COS(([.A70]*PI()*[.$B$5])/[.$B$6]))*[.A70])" office:value-type="float" office:value="20429.1438188124" calcext:value-type="float">
            <text:p>20429.1438188124</text:p>
          </table:table-cell>
          <table:table-cell table:formula="of:=[.$B70]*SQRT(2/[.$B$6])*SIN((3*[.$A70]*PI())/[.$B$6])" office:value-type="float" office:value="-7594.49406034781" calcext:value-type="float">
            <text:p>-7594.4940603478</text:p>
          </table:table-cell>
          <table:table-cell table:formula="of:=[.$B70]*SQRT(2/[.$B$6])*SIN((3.5*[.$A70]*PI())/[.$B$6])" office:value-type="float" office:value="-12288.1495170021" calcext:value-type="float">
            <text:p>-12288.1495170021</text:p>
          </table:table-cell>
          <table:table-cell table:formula="of:=[.$B70]*SQRT(2/[.$B$6])*SIN((4*[.$A70]*PI())/[.$B$6])" office:value-type="float" office:value="-12288.1495170022" calcext:value-type="float">
            <text:p>-12288.1495170022</text:p>
          </table:table-cell>
          <table:table-cell table:formula="of:=[.$B70]*SQRT(2/[.$B$6])*SIN((4.5*[.$A70]*PI())/[.$B$6])" office:value-type="float" office:value="-7594.49406034804" calcext:value-type="float">
            <text:p>-7594.4940603481</text:p>
          </table:table-cell>
          <table:table-cell table:formula="of:=[.$B70]*SQRT(2/[.$B$6])*SIN((5*[.$A70]*PI())/[.$B$6])" office:value-type="float" office:value="-0.000000000189908945570674" calcext:value-type="float">
            <text:p>-1.89908945570674E-10</text:p>
          </table:table-cell>
          <table:table-cell table:formula="of:=[.$B70]*SQRT(2/[.$B$6])*SIN((5.5*[.$A70]*PI())/[.$B$6])" office:value-type="float" office:value="7594.49406034773" calcext:value-type="float">
            <text:p>7594.49406034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([.$B$4]*([.$B$6]-[.$B$5]))/(SQRT(2*[.$B$6])))*PI()*(1/(COS([.A71]*PI())-COS(([.A71]*PI()*[.$B$5])/[.$B$6]))*[.A71])" office:value-type="float" office:value="-196628.718465318" calcext:value-type="float">
            <text:p>-196628.718465318</text:p>
          </table:table-cell>
          <table:table-cell table:formula="of:=[.$B71]*SQRT(2/[.$B$6])*SIN((3*[.$A71]*PI())/[.$B$6])" office:value-type="float" office:value="73096.3396079072" calcext:value-type="float">
            <text:p>73096.3396079072</text:p>
          </table:table-cell>
          <table:table-cell table:formula="of:=[.$B71]*SQRT(2/[.$B$6])*SIN((3.5*[.$A71]*PI())/[.$B$6])" office:value-type="float" office:value="-38429.0199139024" calcext:value-type="float">
            <text:p>-38429.0199139024</text:p>
          </table:table-cell>
          <table:table-cell table:formula="of:=[.$B71]*SQRT(2/[.$B$6])*SIN((4*[.$A71]*PI())/[.$B$6])" office:value-type="float" office:value="-118272.361938799" calcext:value-type="float">
            <text:p>-118272.361938799</text:p>
          </table:table-cell>
          <table:table-cell table:formula="of:=[.$B71]*SQRT(2/[.$B$6])*SIN((4.5*[.$A71]*PI())/[.$B$6])" office:value-type="float" office:value="-100608.480288945" calcext:value-type="float">
            <text:p>-100608.480288945</text:p>
          </table:table-cell>
          <table:table-cell table:formula="of:=[.$B71]*SQRT(2/[.$B$6])*SIN((5*[.$A71]*PI())/[.$B$6])" office:value-type="float" office:value="0.000000000365971664764408" calcext:value-type="float">
            <text:p>3.65971664764408E-10</text:p>
          </table:table-cell>
          <table:table-cell table:formula="of:=[.$B71]*SQRT(2/[.$B$6])*SIN((5.5*[.$A71]*PI())/[.$B$6])" office:value-type="float" office:value="100608.480288941" calcext:value-type="float">
            <text:p>100608.4802889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([.$B$4]*([.$B$6]-[.$B$5]))/(SQRT(2*[.$B$6])))*PI()*(1/(COS([.A72]*PI())-COS(([.A72]*PI()*[.$B$5])/[.$B$6]))*[.A72])" office:value-type="float" office:value="55209.4894231849" calcext:value-type="float">
            <text:p>55209.4894231849</text:p>
          </table:table-cell>
          <table:table-cell table:formula="of:=[.$B72]*SQRT(2/[.$B$6])*SIN((3*[.$A72]*PI())/[.$B$6])" office:value-type="float" office:value="33208.5606135247" calcext:value-type="float">
            <text:p>33208.5606135247</text:p>
          </table:table-cell>
          <table:table-cell table:formula="of:=[.$B72]*SQRT(2/[.$B$6])*SIN((3.5*[.$A72]*PI())/[.$B$6])" office:value-type="float" office:value="20524.0191766195" calcext:value-type="float">
            <text:p>20524.0191766195</text:p>
          </table:table-cell>
          <table:table-cell table:formula="of:=[.$B72]*SQRT(2/[.$B$6])*SIN((4*[.$A72]*PI())/[.$B$6])" office:value-type="float" office:value="-20524.0191766192" calcext:value-type="float">
            <text:p>-20524.0191766192</text:p>
          </table:table-cell>
          <table:table-cell table:formula="of:=[.$B72]*SQRT(2/[.$B$6])*SIN((4.5*[.$A72]*PI())/[.$B$6])" office:value-type="float" office:value="-33208.5606135248" calcext:value-type="float">
            <text:p>-33208.5606135248</text:p>
          </table:table-cell>
          <table:table-cell table:formula="of:=[.$B72]*SQRT(2/[.$B$6])*SIN((5*[.$A72]*PI())/[.$B$6])" office:value-type="float" office:value="-0.000000000273674637923352" calcext:value-type="float">
            <text:p>-2.73674637923352E-10</text:p>
          </table:table-cell>
          <table:table-cell table:formula="of:=[.$B72]*SQRT(2/[.$B$6])*SIN((5.5*[.$A72]*PI())/[.$B$6])" office:value-type="float" office:value="33208.5606135243" calcext:value-type="float">
            <text:p>33208.56061352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$B73]*SQRT(2/[.$B$6])*SIN((3*[.$A73]*PI())/[.$B$6])" office:value-type="float" office:value="0" calcext:value-type="float">
            <text:p>0</text:p>
          </table:table-cell>
          <table:table-cell table:formula="of:=[.$B73]*SQRT(2/[.$B$6])*SIN((3.5*[.$A73]*PI())/[.$B$6])" office:value-type="float" office:value="-0" calcext:value-type="float">
            <text:p>0</text:p>
          </table:table-cell>
          <table:table-cell table:formula="of:=[.$B73]*SQRT(2/[.$B$6])*SIN((4*[.$A73]*PI())/[.$B$6])" office:value-type="float" office:value="-0" calcext:value-type="float">
            <text:p>0</text:p>
          </table:table-cell>
          <table:table-cell table:formula="of:=[.$B73]*SQRT(2/[.$B$6])*SIN((4.5*[.$A73]*PI())/[.$B$6])" office:value-type="float" office:value="0" calcext:value-type="float">
            <text:p>0</text:p>
          </table:table-cell>
          <table:table-cell table:formula="of:=[.$B73]*SQRT(2/[.$B$6])*SIN((5*[.$A73]*PI())/[.$B$6])" office:value-type="float" office:value="0" calcext:value-type="float">
            <text:p>0</text:p>
          </table:table-cell>
          <table:table-cell table:formula="of:=[.$B73]*SQRT(2/[.$B$6])*SIN((5.5*[.$A73]*PI())/[.$B$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([.$B$4]*([.$B$6]-[.$B$5]))/(SQRT(2*[.$B$6])))*PI()*(1/(COS([.A74]*PI())-COS(([.A74]*PI()*[.$B$5])/[.$B$6]))*[.A74])" office:value-type="float" office:value="56934.7859676599" calcext:value-type="float">
            <text:p>56934.7859676599</text:p>
          </table:table-cell>
          <table:table-cell table:formula="of:=[.$B74]*SQRT(2/[.$B$6])*SIN((3*[.$A74]*PI())/[.$B$6])" office:value-type="float" office:value="-34246.3281326977" calcext:value-type="float">
            <text:p>-34246.3281326977</text:p>
          </table:table-cell>
          <table:table-cell table:formula="of:=[.$B74]*SQRT(2/[.$B$6])*SIN((3.5*[.$A74]*PI())/[.$B$6])" office:value-type="float" office:value="21165.3947758886" calcext:value-type="float">
            <text:p>21165.3947758886</text:p>
          </table:table-cell>
          <table:table-cell table:formula="of:=[.$B74]*SQRT(2/[.$B$6])*SIN((4*[.$A74]*PI())/[.$B$6])" office:value-type="float" office:value="21165.3947758891" calcext:value-type="float">
            <text:p>21165.3947758891</text:p>
          </table:table-cell>
          <table:table-cell table:formula="of:=[.$B74]*SQRT(2/[.$B$6])*SIN((4.5*[.$A74]*PI())/[.$B$6])" office:value-type="float" office:value="-34246.3281326976" calcext:value-type="float">
            <text:p>-34246.3281326976</text:p>
          </table:table-cell>
          <table:table-cell table:formula="of:=[.$B74]*SQRT(2/[.$B$6])*SIN((5*[.$A74]*PI())/[.$B$6])" office:value-type="float" office:value="-0.00000000105861860325197" calcext:value-type="float">
            <text:p>-1.05861860325197E-09</text:p>
          </table:table-cell>
          <table:table-cell table:formula="of:=[.$B74]*SQRT(2/[.$B$6])*SIN((5.5*[.$A74]*PI())/[.$B$6])" office:value-type="float" office:value="34246.3281326977" calcext:value-type="float">
            <text:p>34246.32813269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([.$B$4]*([.$B$6]-[.$B$5]))/(SQRT(2*[.$B$6])))*PI()*(1/(COS([.A75]*PI())-COS(([.A75]*PI()*[.$B$5])/[.$B$6]))*[.A75])" office:value-type="float" office:value="-209113.081542477" calcext:value-type="float">
            <text:p>-209113.081542477</text:p>
          </table:table-cell>
          <table:table-cell table:formula="of:=[.$B75]*SQRT(2/[.$B$6])*SIN((3*[.$A75]*PI())/[.$B$6])" office:value-type="float" office:value="-77737.3770433281" calcext:value-type="float">
            <text:p>-77737.3770433281</text:p>
          </table:table-cell>
          <table:table-cell table:formula="of:=[.$B75]*SQRT(2/[.$B$6])*SIN((3.5*[.$A75]*PI())/[.$B$6])" office:value-type="float" office:value="-40868.9576862148" calcext:value-type="float">
            <text:p>-40868.9576862148</text:p>
          </table:table-cell>
          <table:table-cell table:formula="of:=[.$B75]*SQRT(2/[.$B$6])*SIN((4*[.$A75]*PI())/[.$B$6])" office:value-type="float" office:value="125781.718252372" calcext:value-type="float">
            <text:p>125781.718252372</text:p>
          </table:table-cell>
          <table:table-cell table:formula="of:=[.$B75]*SQRT(2/[.$B$6])*SIN((4.5*[.$A75]*PI())/[.$B$6])" office:value-type="float" office:value="-106996.320307288" calcext:value-type="float">
            <text:p>-106996.320307288</text:p>
          </table:table-cell>
          <table:table-cell table:formula="of:=[.$B75]*SQRT(2/[.$B$6])*SIN((5*[.$A75]*PI())/[.$B$6])" office:value-type="float" office:value="-0.00000000155503085525118" calcext:value-type="float">
            <text:p>-1.55503085525118E-09</text:p>
          </table:table-cell>
          <table:table-cell table:formula="of:=[.$B75]*SQRT(2/[.$B$6])*SIN((5.5*[.$A75]*PI())/[.$B$6])" office:value-type="float" office:value="106996.320307287" calcext:value-type="float">
            <text:p>106996.3203072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([.$B$4]*([.$B$6]-[.$B$5]))/(SQRT(2*[.$B$6])))*PI()*(1/(COS([.A76]*PI())-COS(([.A76]*PI()*[.$B$5])/[.$B$6]))*[.A76])" office:value-type="float" office:value="22406.1577367619" calcext:value-type="float">
            <text:p>22406.1577367619</text:p>
          </table:table-cell>
          <table:table-cell table:formula="of:=[.$B76]*SQRT(2/[.$B$6])*SIN((3*[.$A76]*PI())/[.$B$6])" office:value-type="float" office:value="8329.44509844632" calcext:value-type="float">
            <text:p>8329.4450984463</text:p>
          </table:table-cell>
          <table:table-cell table:formula="of:=[.$B76]*SQRT(2/[.$B$6])*SIN((3.5*[.$A76]*PI())/[.$B$6])" office:value-type="float" office:value="-13477.3252767121" calcext:value-type="float">
            <text:p>-13477.3252767121</text:p>
          </table:table-cell>
          <table:table-cell table:formula="of:=[.$B76]*SQRT(2/[.$B$6])*SIN((4*[.$A76]*PI())/[.$B$6])" office:value-type="float" office:value="13477.325276712" calcext:value-type="float">
            <text:p>13477.325276712</text:p>
          </table:table-cell>
          <table:table-cell table:formula="of:=[.$B76]*SQRT(2/[.$B$6])*SIN((4.5*[.$A76]*PI())/[.$B$6])" office:value-type="float" office:value="-8329.4450984461" calcext:value-type="float">
            <text:p>-8329.4450984461</text:p>
          </table:table-cell>
          <table:table-cell table:formula="of:=[.$B76]*SQRT(2/[.$B$6])*SIN((5*[.$A76]*PI())/[.$B$6])" office:value-type="float" office:value="0.0000000000833710299253697" calcext:value-type="float">
            <text:p>8.33710299253697E-11</text:p>
          </table:table-cell>
          <table:table-cell table:formula="of:=[.$B76]*SQRT(2/[.$B$6])*SIN((5.5*[.$A76]*PI())/[.$B$6])" office:value-type="float" office:value="8329.44509844596" calcext:value-type="float">
            <text:p>8329.4450984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([.$B$4]*([.$B$6]-[.$B$5]))/(SQRT(2*[.$B$6])))*PI()*(1/(COS([.A77]*PI())-COS(([.A77]*PI()*[.$B$5])/[.$B$6]))*[.A77])" office:value-type="float" office:value="-31419.9094413093" calcext:value-type="float">
            <text:p>-31419.9094413093</text:p>
          </table:table-cell>
          <table:table-cell table:formula="of:=[.$B77]*SQRT(2/[.$B$6])*SIN((3*[.$A77]*PI())/[.$B$6])" office:value-type="float" office:value="18899.1055351981" calcext:value-type="float">
            <text:p>18899.1055351981</text:p>
          </table:table-cell>
          <table:table-cell table:formula="of:=[.$B77]*SQRT(2/[.$B$6])*SIN((3.5*[.$A77]*PI())/[.$B$6])" office:value-type="float" office:value="-16076.5394006466" calcext:value-type="float">
            <text:p>-16076.5394006466</text:p>
          </table:table-cell>
          <table:table-cell table:formula="of:=[.$B77]*SQRT(2/[.$B$6])*SIN((4*[.$A77]*PI())/[.$B$6])" office:value-type="float" office:value="11680.2895777238" calcext:value-type="float">
            <text:p>11680.2895777238</text:p>
          </table:table-cell>
          <table:table-cell table:formula="of:=[.$B77]*SQRT(2/[.$B$6])*SIN((4.5*[.$A77]*PI())/[.$B$6])" office:value-type="float" office:value="-6140.69162957025" calcext:value-type="float">
            <text:p>-6140.6916295703</text:p>
          </table:table-cell>
          <table:table-cell table:formula="of:=[.$B77]*SQRT(2/[.$B$6])*SIN((5*[.$A77]*PI())/[.$B$6])" office:value-type="float" office:value="-0.000000000097318632967801" calcext:value-type="float">
            <text:p>-9.7318632967801E-11</text:p>
          </table:table-cell>
          <table:table-cell table:formula="of:=[.$B77]*SQRT(2/[.$B$6])*SIN((5.5*[.$A77]*PI())/[.$B$6])" office:value-type="float" office:value="6140.69162956989" calcext:value-type="float">
            <text:p>6140.69162956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$B78]*SQRT(2/[.$B$6])*SIN((3*[.$A78]*PI())/[.$B$6])" office:value-type="float" office:value="0" calcext:value-type="float">
            <text:p>0</text:p>
          </table:table-cell>
          <table:table-cell table:formula="of:=[.$B78]*SQRT(2/[.$B$6])*SIN((3.5*[.$A78]*PI())/[.$B$6])" office:value-type="float" office:value="0" calcext:value-type="float">
            <text:p>0</text:p>
          </table:table-cell>
          <table:table-cell table:formula="of:=[.$B78]*SQRT(2/[.$B$6])*SIN((4*[.$A78]*PI())/[.$B$6])" office:value-type="float" office:value="-0" calcext:value-type="float">
            <text:p>0</text:p>
          </table:table-cell>
          <table:table-cell table:formula="of:=[.$B78]*SQRT(2/[.$B$6])*SIN((4.5*[.$A78]*PI())/[.$B$6])" office:value-type="float" office:value="-0" calcext:value-type="float">
            <text:p>0</text:p>
          </table:table-cell>
          <table:table-cell table:formula="of:=[.$B78]*SQRT(2/[.$B$6])*SIN((5*[.$A78]*PI())/[.$B$6])" office:value-type="float" office:value="-0" calcext:value-type="float">
            <text:p>0</text:p>
          </table:table-cell>
          <table:table-cell table:formula="of:=[.$B78]*SQRT(2/[.$B$6])*SIN((5.5*[.$A78]*PI())/[.$B$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([.$B$4]*([.$B$6]-[.$B$5]))/(SQRT(2*[.$B$6])))*PI()*(1/(COS([.A79]*PI())-COS(([.A79]*PI()*[.$B$5])/[.$B$6]))*[.A79])" office:value-type="float" office:value="-32330.6314541011" calcext:value-type="float">
            <text:p>-32330.6314541011</text:p>
          </table:table-cell>
          <table:table-cell table:formula="of:=[.$B79]*SQRT(2/[.$B$6])*SIN((3*[.$A79]*PI())/[.$B$6])" office:value-type="float" office:value="-19446.9056956389" calcext:value-type="float">
            <text:p>-19446.9056956389</text:p>
          </table:table-cell>
          <table:table-cell table:formula="of:=[.$B79]*SQRT(2/[.$B$6])*SIN((3.5*[.$A79]*PI())/[.$B$6])" office:value-type="float" office:value="16542.5260499409" calcext:value-type="float">
            <text:p>16542.5260499409</text:p>
          </table:table-cell>
          <table:table-cell table:formula="of:=[.$B79]*SQRT(2/[.$B$6])*SIN((4*[.$A79]*PI())/[.$B$6])" office:value-type="float" office:value="-12018.8486959186" calcext:value-type="float">
            <text:p>-12018.8486959186</text:p>
          </table:table-cell>
          <table:table-cell table:formula="of:=[.$B79]*SQRT(2/[.$B$6])*SIN((4.5*[.$A79]*PI())/[.$B$6])" office:value-type="float" office:value="6318.68269129739" calcext:value-type="float">
            <text:p>6318.6826912974</text:p>
          </table:table-cell>
          <table:table-cell table:formula="of:=[.$B79]*SQRT(2/[.$B$6])*SIN((5*[.$A79]*PI())/[.$B$6])" office:value-type="float" office:value="-0.000000000541016359528578" calcext:value-type="float">
            <text:p>-5.41016359528578E-10</text:p>
          </table:table-cell>
          <table:table-cell table:formula="of:=[.$B79]*SQRT(2/[.$B$6])*SIN((5.5*[.$A79]*PI())/[.$B$6])" office:value-type="float" office:value="-6318.68269129692" calcext:value-type="float">
            <text:p>-6318.68269129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([.$B$4]*([.$B$6]-[.$B$5]))/(SQRT(2*[.$B$6])))*PI()*(1/(COS([.A80]*PI())-COS(([.A80]*PI()*[.$B$5])/[.$B$6]))*[.A80])" office:value-type="float" office:value="23724.167015395" calcext:value-type="float">
            <text:p>23724.167015395</text:p>
          </table:table-cell>
          <table:table-cell table:formula="of:=[.$B80]*SQRT(2/[.$B$6])*SIN((3*[.$A80]*PI())/[.$B$6])" office:value-type="float" office:value="-8819.41245717818" calcext:value-type="float">
            <text:p>-8819.4124571782</text:p>
          </table:table-cell>
          <table:table-cell table:formula="of:=[.$B80]*SQRT(2/[.$B$6])*SIN((3.5*[.$A80]*PI())/[.$B$6])" office:value-type="float" office:value="14270.1091165187" calcext:value-type="float">
            <text:p>14270.1091165187</text:p>
          </table:table-cell>
          <table:table-cell table:formula="of:=[.$B80]*SQRT(2/[.$B$6])*SIN((4*[.$A80]*PI())/[.$B$6])" office:value-type="float" office:value="-14270.1091165187" calcext:value-type="float">
            <text:p>-14270.1091165187</text:p>
          </table:table-cell>
          <table:table-cell table:formula="of:=[.$B80]*SQRT(2/[.$B$6])*SIN((4.5*[.$A80]*PI())/[.$B$6])" office:value-type="float" office:value="8819.41245717852" calcext:value-type="float">
            <text:p>8819.4124571785</text:p>
          </table:table-cell>
          <table:table-cell table:formula="of:=[.$B80]*SQRT(2/[.$B$6])*SIN((5*[.$A80]*PI())/[.$B$6])" office:value-type="float" office:value="-0.000000000132301362438436" calcext:value-type="float">
            <text:p>-1.32301362438436E-10</text:p>
          </table:table-cell>
          <table:table-cell table:formula="of:=[.$B80]*SQRT(2/[.$B$6])*SIN((5.5*[.$A80]*PI())/[.$B$6])" office:value-type="float" office:value="-8819.4124571783" calcext:value-type="float">
            <text:p>-8819.41245717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([.$B$4]*([.$B$6]-[.$B$5]))/(SQRT(2*[.$B$6])))*PI()*(1/(COS([.A81]*PI())-COS(([.A81]*PI()*[.$B$5])/[.$B$6]))*[.A81])" office:value-type="float" office:value="-227839.626158236" calcext:value-type="float">
            <text:p>-227839.626158236</text:p>
          </table:table-cell>
          <table:table-cell table:formula="of:=[.$B81]*SQRT(2/[.$B$6])*SIN((3*[.$A81]*PI())/[.$B$6])" office:value-type="float" office:value="84698.933196467" calcext:value-type="float">
            <text:p>84698.933196467</text:p>
          </table:table-cell>
          <table:table-cell table:formula="of:=[.$B81]*SQRT(2/[.$B$6])*SIN((3.5*[.$A81]*PI())/[.$B$6])" office:value-type="float" office:value="44528.8643446801" calcext:value-type="float">
            <text:p>44528.8643446801</text:p>
          </table:table-cell>
          <table:table-cell table:formula="of:=[.$B81]*SQRT(2/[.$B$6])*SIN((4*[.$A81]*PI())/[.$B$6])" office:value-type="float" office:value="-137045.75272274" calcext:value-type="float">
            <text:p>-137045.75272274</text:p>
          </table:table-cell>
          <table:table-cell table:formula="of:=[.$B81]*SQRT(2/[.$B$6])*SIN((4.5*[.$A81]*PI())/[.$B$6])" office:value-type="float" office:value="116578.080334813" calcext:value-type="float">
            <text:p>116578.080334813</text:p>
          </table:table-cell>
          <table:table-cell table:formula="of:=[.$B81]*SQRT(2/[.$B$6])*SIN((5*[.$A81]*PI())/[.$B$6])" office:value-type="float" office:value="0.0000000012714736624964" calcext:value-type="float">
            <text:p>1.2714736624964E-09</text:p>
          </table:table-cell>
          <table:table-cell table:formula="of:=[.$B81]*SQRT(2/[.$B$6])*SIN((5.5*[.$A81]*PI())/[.$B$6])" office:value-type="float" office:value="-116578.080334815" calcext:value-type="float">
            <text:p>-116578.0803348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([.$B$4]*([.$B$6]-[.$B$5]))/(SQRT(2*[.$B$6])))*PI()*(1/(COS([.A82]*PI())-COS(([.A82]*PI()*[.$B$5])/[.$B$6]))*[.A82])" office:value-type="float" office:value="63835.9721455575" calcext:value-type="float">
            <text:p>63835.9721455575</text:p>
          </table:table-cell>
          <table:table-cell table:formula="of:=[.$B82]*SQRT(2/[.$B$6])*SIN((3*[.$A82]*PI())/[.$B$6])" office:value-type="float" office:value="38397.3982093878" calcext:value-type="float">
            <text:p>38397.3982093878</text:p>
          </table:table-cell>
          <table:table-cell table:formula="of:=[.$B82]*SQRT(2/[.$B$6])*SIN((3.5*[.$A82]*PI())/[.$B$6])" office:value-type="float" office:value="-23730.8971729669" calcext:value-type="float">
            <text:p>-23730.8971729669</text:p>
          </table:table-cell>
          <table:table-cell table:formula="of:=[.$B82]*SQRT(2/[.$B$6])*SIN((4*[.$A82]*PI())/[.$B$6])" office:value-type="float" office:value="-23730.8971729658" calcext:value-type="float">
            <text:p>-23730.8971729658</text:p>
          </table:table-cell>
          <table:table-cell table:formula="of:=[.$B82]*SQRT(2/[.$B$6])*SIN((4.5*[.$A82]*PI())/[.$B$6])" office:value-type="float" office:value="38397.3982093882" calcext:value-type="float">
            <text:p>38397.3982093882</text:p>
          </table:table-cell>
          <table:table-cell table:formula="of:=[.$B82]*SQRT(2/[.$B$6])*SIN((5*[.$A82]*PI())/[.$B$6])" office:value-type="float" office:value="-0.0000000012264905472191" calcext:value-type="float">
            <text:p>-1.2264905472191E-09</text:p>
          </table:table-cell>
          <table:table-cell table:formula="of:=[.$B82]*SQRT(2/[.$B$6])*SIN((5.5*[.$A82]*PI())/[.$B$6])" office:value-type="float" office:value="-38397.3982093881" calcext:value-type="float">
            <text:p>-38397.39820938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B83]*SQRT(2/[.$B$6])*SIN((3*[.$A83]*PI())/[.$B$6])" office:value-type="float" office:value="0" calcext:value-type="float">
            <text:p>0</text:p>
          </table:table-cell>
          <table:table-cell table:formula="of:=[.$B83]*SQRT(2/[.$B$6])*SIN((3.5*[.$A83]*PI())/[.$B$6])" office:value-type="float" office:value="0" calcext:value-type="float">
            <text:p>0</text:p>
          </table:table-cell>
          <table:table-cell table:formula="of:=[.$B83]*SQRT(2/[.$B$6])*SIN((4*[.$A83]*PI())/[.$B$6])" office:value-type="float" office:value="-0" calcext:value-type="float">
            <text:p>0</text:p>
          </table:table-cell>
          <table:table-cell table:formula="of:=[.$B83]*SQRT(2/[.$B$6])*SIN((4.5*[.$A83]*PI())/[.$B$6])" office:value-type="float" office:value="-0" calcext:value-type="float">
            <text:p>0</text:p>
          </table:table-cell>
          <table:table-cell table:formula="of:=[.$B83]*SQRT(2/[.$B$6])*SIN((5*[.$A83]*PI())/[.$B$6])" office:value-type="float" office:value="0" calcext:value-type="float">
            <text:p>0</text:p>
          </table:table-cell>
          <table:table-cell table:formula="of:=[.$B83]*SQRT(2/[.$B$6])*SIN((5.5*[.$A83]*PI())/[.$B$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([.$B$4]*([.$B$6]-[.$B$5]))/(SQRT(2*[.$B$6])))*PI()*(1/(COS([.A84]*PI())-COS(([.A84]*PI()*[.$B$5])/[.$B$6]))*[.A84])" office:value-type="float" office:value="65561.2686900327" calcext:value-type="float">
            <text:p>65561.2686900327</text:p>
          </table:table-cell>
          <table:table-cell table:formula="of:=[.$B84]*SQRT(2/[.$B$6])*SIN((3*[.$A84]*PI())/[.$B$6])" office:value-type="float" office:value="-39435.1657285612" calcext:value-type="float">
            <text:p>-39435.1657285612</text:p>
          </table:table-cell>
          <table:table-cell table:formula="of:=[.$B84]*SQRT(2/[.$B$6])*SIN((3.5*[.$A84]*PI())/[.$B$6])" office:value-type="float" office:value="-24372.2727722357" calcext:value-type="float">
            <text:p>-24372.2727722357</text:p>
          </table:table-cell>
          <table:table-cell table:formula="of:=[.$B84]*SQRT(2/[.$B$6])*SIN((4*[.$A84]*PI())/[.$B$6])" office:value-type="float" office:value="24372.2727722359" calcext:value-type="float">
            <text:p>24372.2727722359</text:p>
          </table:table-cell>
          <table:table-cell table:formula="of:=[.$B84]*SQRT(2/[.$B$6])*SIN((4.5*[.$A84]*PI())/[.$B$6])" office:value-type="float" office:value="39435.1657285608" calcext:value-type="float">
            <text:p>39435.1657285608</text:p>
          </table:table-cell>
          <table:table-cell table:formula="of:=[.$B84]*SQRT(2/[.$B$6])*SIN((5*[.$A84]*PI())/[.$B$6])" office:value-type="float" office:value="0.000000000203323221545744" calcext:value-type="float">
            <text:p>2.03323221545744E-10</text:p>
          </table:table-cell>
          <table:table-cell table:formula="of:=[.$B84]*SQRT(2/[.$B$6])*SIN((5.5*[.$A84]*PI())/[.$B$6])" office:value-type="float" office:value="-39435.165728561" calcext:value-type="float">
            <text:p>-39435.1657285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([.$B$4]*([.$B$6]-[.$B$5]))/(SQRT(2*[.$B$6])))*PI()*(1/(COS([.A85]*PI())-COS(([.A85]*PI()*[.$B$5])/[.$B$6]))*[.A85])" office:value-type="float" office:value="-240323.989235395" calcext:value-type="float">
            <text:p>-240323.989235395</text:p>
          </table:table-cell>
          <table:table-cell table:formula="of:=[.$B85]*SQRT(2/[.$B$6])*SIN((3*[.$A85]*PI())/[.$B$6])" office:value-type="float" office:value="-89339.9706318874" calcext:value-type="float">
            <text:p>-89339.9706318874</text:p>
          </table:table-cell>
          <table:table-cell table:formula="of:=[.$B85]*SQRT(2/[.$B$6])*SIN((3.5*[.$A85]*PI())/[.$B$6])" office:value-type="float" office:value="46968.8021169937" calcext:value-type="float">
            <text:p>46968.8021169937</text:p>
          </table:table-cell>
          <table:table-cell table:formula="of:=[.$B85]*SQRT(2/[.$B$6])*SIN((4*[.$A85]*PI())/[.$B$6])" office:value-type="float" office:value="144555.109036313" calcext:value-type="float">
            <text:p>144555.109036313</text:p>
          </table:table-cell>
          <table:table-cell table:formula="of:=[.$B85]*SQRT(2/[.$B$6])*SIN((4.5*[.$A85]*PI())/[.$B$6])" office:value-type="float" office:value="122965.920353153" calcext:value-type="float">
            <text:p>122965.920353153</text:p>
          </table:table-cell>
          <table:table-cell table:formula="of:=[.$B85]*SQRT(2/[.$B$6])*SIN((5*[.$A85]*PI())/[.$B$6])" office:value-type="float" office:value="0.00000000342665576220462" calcext:value-type="float">
            <text:p>3.42665576220462E-09</text:p>
          </table:table-cell>
          <table:table-cell table:formula="of:=[.$B85]*SQRT(2/[.$B$6])*SIN((5.5*[.$A85]*PI())/[.$B$6])" office:value-type="float" office:value="-122965.920353154" calcext:value-type="float">
            <text:p>-122965.9203531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([.$B$4]*([.$B$6]-[.$B$5]))/(SQRT(2*[.$B$6])))*PI()*(1/(COS([.A86]*PI())-COS(([.A86]*PI()*[.$B$5])/[.$B$6]))*[.A86])" office:value-type="float" office:value="25701.1809333446" calcext:value-type="float">
            <text:p>25701.1809333446</text:p>
          </table:table-cell>
          <table:table-cell table:formula="of:=[.$B86]*SQRT(2/[.$B$6])*SIN((3*[.$A86]*PI())/[.$B$6])" office:value-type="float" office:value="9554.36349527639" calcext:value-type="float">
            <text:p>9554.3634952764</text:p>
          </table:table-cell>
          <table:table-cell table:formula="of:=[.$B86]*SQRT(2/[.$B$6])*SIN((3.5*[.$A86]*PI())/[.$B$6])" office:value-type="float" office:value="15459.2848762285" calcext:value-type="float">
            <text:p>15459.2848762285</text:p>
          </table:table-cell>
          <table:table-cell table:formula="of:=[.$B86]*SQRT(2/[.$B$6])*SIN((4*[.$A86]*PI())/[.$B$6])" office:value-type="float" office:value="15459.2848762284" calcext:value-type="float">
            <text:p>15459.2848762284</text:p>
          </table:table-cell>
          <table:table-cell table:formula="of:=[.$B86]*SQRT(2/[.$B$6])*SIN((4.5*[.$A86]*PI())/[.$B$6])" office:value-type="float" office:value="9554.36349527625" calcext:value-type="float">
            <text:p>9554.3634952763</text:p>
          </table:table-cell>
          <table:table-cell table:formula="of:=[.$B86]*SQRT(2/[.$B$6])*SIN((5*[.$A86]*PI())/[.$B$6])" office:value-type="float" office:value="-0.000000000270768033712383" calcext:value-type="float">
            <text:p>-2.70768033712383E-10</text:p>
          </table:table-cell>
          <table:table-cell table:formula="of:=[.$B86]*SQRT(2/[.$B$6])*SIN((5.5*[.$A86]*PI())/[.$B$6])" office:value-type="float" office:value="-9554.36349527632" calcext:value-type="float">
            <text:p>-9554.36349527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([.$B$4]*([.$B$6]-[.$B$5]))/(SQRT(2*[.$B$6])))*PI()*(1/(COS([.A87]*PI())-COS(([.A87]*PI()*[.$B$5])/[.$B$6]))*[.A87])" office:value-type="float" office:value="-35973.5195052672" calcext:value-type="float">
            <text:p>-35973.5195052672</text:p>
          </table:table-cell>
          <table:table-cell table:formula="of:=[.$B87]*SQRT(2/[.$B$6])*SIN((3*[.$A87]*PI())/[.$B$6])" office:value-type="float" office:value="21638.1063374007" calcext:value-type="float">
            <text:p>21638.1063374007</text:p>
          </table:table-cell>
          <table:table-cell table:formula="of:=[.$B87]*SQRT(2/[.$B$6])*SIN((3.5*[.$A87]*PI())/[.$B$6])" office:value-type="float" office:value="18406.4726471173" calcext:value-type="float">
            <text:p>18406.4726471173</text:p>
          </table:table-cell>
          <table:table-cell table:formula="of:=[.$B87]*SQRT(2/[.$B$6])*SIN((4*[.$A87]*PI())/[.$B$6])" office:value-type="float" office:value="13373.0851686983" calcext:value-type="float">
            <text:p>13373.0851686983</text:p>
          </table:table-cell>
          <table:table-cell table:formula="of:=[.$B87]*SQRT(2/[.$B$6])*SIN((4.5*[.$A87]*PI())/[.$B$6])" office:value-type="float" office:value="7030.64693820275" calcext:value-type="float">
            <text:p>7030.6469382028</text:p>
          </table:table-cell>
          <table:table-cell table:formula="of:=[.$B87]*SQRT(2/[.$B$6])*SIN((5*[.$A87]*PI())/[.$B$6])" office:value-type="float" office:value="0.0000000000223746866573954" calcext:value-type="float">
            <text:p>2.23746866573954E-11</text:p>
          </table:table-cell>
          <table:table-cell table:formula="of:=[.$B87]*SQRT(2/[.$B$6])*SIN((5.5*[.$A87]*PI())/[.$B$6])" office:value-type="float" office:value="-7030.64693820393" calcext:value-type="float">
            <text:p>-7030.64693820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$B88]*SQRT(2/[.$B$6])*SIN((3*[.$A88]*PI())/[.$B$6])" office:value-type="float" office:value="-0" calcext:value-type="float">
            <text:p>0</text:p>
          </table:table-cell>
          <table:table-cell table:formula="of:=[.$B88]*SQRT(2/[.$B$6])*SIN((3.5*[.$A88]*PI())/[.$B$6])" office:value-type="float" office:value="-0" calcext:value-type="float">
            <text:p>0</text:p>
          </table:table-cell>
          <table:table-cell table:formula="of:=[.$B88]*SQRT(2/[.$B$6])*SIN((4*[.$A88]*PI())/[.$B$6])" office:value-type="float" office:value="-0" calcext:value-type="float">
            <text:p>0</text:p>
          </table:table-cell>
          <table:table-cell table:formula="of:=[.$B88]*SQRT(2/[.$B$6])*SIN((4.5*[.$A88]*PI())/[.$B$6])" office:value-type="float" office:value="-0" calcext:value-type="float">
            <text:p>0</text:p>
          </table:table-cell>
          <table:table-cell table:formula="of:=[.$B88]*SQRT(2/[.$B$6])*SIN((5*[.$A88]*PI())/[.$B$6])" office:value-type="float" office:value="-0" calcext:value-type="float">
            <text:p>0</text:p>
          </table:table-cell>
          <table:table-cell table:formula="of:=[.$B88]*SQRT(2/[.$B$6])*SIN((5.5*[.$A88]*PI())/[.$B$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([.$B$4]*([.$B$6]-[.$B$5]))/(SQRT(2*[.$B$6])))*PI()*(1/(COS([.A89]*PI())-COS(([.A89]*PI()*[.$B$5])/[.$B$6]))*[.A89])" office:value-type="float" office:value="-36884.2415180586" calcext:value-type="float">
            <text:p>-36884.2415180586</text:p>
          </table:table-cell>
          <table:table-cell table:formula="of:=[.$B89]*SQRT(2/[.$B$6])*SIN((3*[.$A89]*PI())/[.$B$6])" office:value-type="float" office:value="-22185.9064978412" calcext:value-type="float">
            <text:p>-22185.9064978412</text:p>
          </table:table-cell>
          <table:table-cell table:formula="of:=[.$B89]*SQRT(2/[.$B$6])*SIN((3.5*[.$A89]*PI())/[.$B$6])" office:value-type="float" office:value="-18872.4592964115" calcext:value-type="float">
            <text:p>-18872.4592964115</text:p>
          </table:table-cell>
          <table:table-cell table:formula="of:=[.$B89]*SQRT(2/[.$B$6])*SIN((4*[.$A89]*PI())/[.$B$6])" office:value-type="float" office:value="-13711.6442868934" calcext:value-type="float">
            <text:p>-13711.6442868934</text:p>
          </table:table-cell>
          <table:table-cell table:formula="of:=[.$B89]*SQRT(2/[.$B$6])*SIN((4.5*[.$A89]*PI())/[.$B$6])" office:value-type="float" office:value="-7208.63799993101" calcext:value-type="float">
            <text:p>-7208.637999931</text:p>
          </table:table-cell>
          <table:table-cell table:formula="of:=[.$B89]*SQRT(2/[.$B$6])*SIN((5*[.$A89]*PI())/[.$B$6])" office:value-type="float" office:value="-0.00000000048003109975087" calcext:value-type="float">
            <text:p>-4.8003109975087E-10</text:p>
          </table:table-cell>
          <table:table-cell table:formula="of:=[.$B89]*SQRT(2/[.$B$6])*SIN((5.5*[.$A89]*PI())/[.$B$6])" office:value-type="float" office:value="7208.6379999301" calcext:value-type="float">
            <text:p>7208.63799993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([.$B$4]*([.$B$6]-[.$B$5]))/(SQRT(2*[.$B$6])))*PI()*(1/(COS([.A90]*PI())-COS(([.A90]*PI()*[.$B$5])/[.$B$6]))*[.A90])" office:value-type="float" office:value="27019.1902119778" calcext:value-type="float">
            <text:p>27019.1902119778</text:p>
          </table:table-cell>
          <table:table-cell table:formula="of:=[.$B90]*SQRT(2/[.$B$6])*SIN((3*[.$A90]*PI())/[.$B$6])" office:value-type="float" office:value="-10044.3308540084" calcext:value-type="float">
            <text:p>-10044.3308540084</text:p>
          </table:table-cell>
          <table:table-cell table:formula="of:=[.$B90]*SQRT(2/[.$B$6])*SIN((3.5*[.$A90]*PI())/[.$B$6])" office:value-type="float" office:value="-16252.0687160351" calcext:value-type="float">
            <text:p>-16252.0687160351</text:p>
          </table:table-cell>
          <table:table-cell table:formula="of:=[.$B90]*SQRT(2/[.$B$6])*SIN((4*[.$A90]*PI())/[.$B$6])" office:value-type="float" office:value="-16252.0687160354" calcext:value-type="float">
            <text:p>-16252.0687160354</text:p>
          </table:table-cell>
          <table:table-cell table:formula="of:=[.$B90]*SQRT(2/[.$B$6])*SIN((4.5*[.$A90]*PI())/[.$B$6])" office:value-type="float" office:value="-10044.3308540087" calcext:value-type="float">
            <text:p>-10044.3308540087</text:p>
          </table:table-cell>
          <table:table-cell table:formula="of:=[.$B90]*SQRT(2/[.$B$6])*SIN((5*[.$A90]*PI())/[.$B$6])" office:value-type="float" office:value="-0.000000000535865779302296" calcext:value-type="float">
            <text:p>-5.35865779302296E-10</text:p>
          </table:table-cell>
          <table:table-cell table:formula="of:=[.$B90]*SQRT(2/[.$B$6])*SIN((5.5*[.$A90]*PI())/[.$B$6])" office:value-type="float" office:value="10044.330854009" calcext:value-type="float">
            <text:p>10044.3308540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([.$B$4]*([.$B$6]-[.$B$5]))/(SQRT(2*[.$B$6])))*PI()*(1/(COS([.A91]*PI())-COS(([.A91]*PI()*[.$B$5])/[.$B$6]))*[.A91])" office:value-type="float" office:value="-259050.533851135" calcext:value-type="float">
            <text:p>-259050.533851135</text:p>
          </table:table-cell>
          <table:table-cell table:formula="of:=[.$B91]*SQRT(2/[.$B$6])*SIN((3*[.$A91]*PI())/[.$B$6])" office:value-type="float" office:value="96301.5267850211" calcext:value-type="float">
            <text:p>96301.5267850211</text:p>
          </table:table-cell>
          <table:table-cell table:formula="of:=[.$B91]*SQRT(2/[.$B$6])*SIN((3.5*[.$A91]*PI())/[.$B$6])" office:value-type="float" office:value="-50628.7087754576" calcext:value-type="float">
            <text:p>-50628.7087754576</text:p>
          </table:table-cell>
          <table:table-cell table:formula="of:=[.$B91]*SQRT(2/[.$B$6])*SIN((4*[.$A91]*PI())/[.$B$6])" office:value-type="float" office:value="-155819.143506672" calcext:value-type="float">
            <text:p>-155819.143506672</text:p>
          </table:table-cell>
          <table:table-cell table:formula="of:=[.$B91]*SQRT(2/[.$B$6])*SIN((4.5*[.$A91]*PI())/[.$B$6])" office:value-type="float" office:value="-132547.680380676" calcext:value-type="float">
            <text:p>-132547.680380676</text:p>
          </table:table-cell>
          <table:table-cell table:formula="of:=[.$B91]*SQRT(2/[.$B$6])*SIN((5*[.$A91]*PI())/[.$B$6])" office:value-type="float" office:value="0.00000000240914312797983" calcext:value-type="float">
            <text:p>2.40914312797983E-09</text:p>
          </table:table-cell>
          <table:table-cell table:formula="of:=[.$B91]*SQRT(2/[.$B$6])*SIN((5.5*[.$A91]*PI())/[.$B$6])" office:value-type="float" office:value="132547.680380674" calcext:value-type="float">
            <text:p>132547.6803806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([.$B$4]*([.$B$6]-[.$B$5]))/(SQRT(2*[.$B$6])))*PI()*(1/(COS([.A92]*PI())-COS(([.A92]*PI()*[.$B$5])/[.$B$6]))*[.A92])" office:value-type="float" office:value="72462.4548679301" calcext:value-type="float">
            <text:p>72462.4548679301</text:p>
          </table:table-cell>
          <table:table-cell table:formula="of:=[.$B92]*SQRT(2/[.$B$6])*SIN((3*[.$A92]*PI())/[.$B$6])" office:value-type="float" office:value="43586.2358052512" calcext:value-type="float">
            <text:p>43586.2358052512</text:p>
          </table:table-cell>
          <table:table-cell table:formula="of:=[.$B92]*SQRT(2/[.$B$6])*SIN((3.5*[.$A92]*PI())/[.$B$6])" office:value-type="float" office:value="26937.7751693123" calcext:value-type="float">
            <text:p>26937.7751693123</text:p>
          </table:table-cell>
          <table:table-cell table:formula="of:=[.$B92]*SQRT(2/[.$B$6])*SIN((4*[.$A92]*PI())/[.$B$6])" office:value-type="float" office:value="-26937.7751693125" calcext:value-type="float">
            <text:p>-26937.7751693125</text:p>
          </table:table-cell>
          <table:table-cell table:formula="of:=[.$B92]*SQRT(2/[.$B$6])*SIN((4.5*[.$A92]*PI())/[.$B$6])" office:value-type="float" office:value="-43586.2358052512" calcext:value-type="float">
            <text:p>-43586.2358052512</text:p>
          </table:table-cell>
          <table:table-cell table:formula="of:=[.$B92]*SQRT(2/[.$B$6])*SIN((5*[.$A92]*PI())/[.$B$6])" office:value-type="float" office:value="0.000000000179825920634678" calcext:value-type="float">
            <text:p>1.79825920634678E-10</text:p>
          </table:table-cell>
          <table:table-cell table:formula="of:=[.$B92]*SQRT(2/[.$B$6])*SIN((5.5*[.$A92]*PI())/[.$B$6])" office:value-type="float" office:value="43586.2358052509" calcext:value-type="float">
            <text:p>43586.23580525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$B93]*SQRT(2/[.$B$6])*SIN((3*[.$A93]*PI())/[.$B$6])" office:value-type="float" office:value="0" calcext:value-type="float">
            <text:p>0</text:p>
          </table:table-cell>
          <table:table-cell table:formula="of:=[.$B93]*SQRT(2/[.$B$6])*SIN((3.5*[.$A93]*PI())/[.$B$6])" office:value-type="float" office:value="-0" calcext:value-type="float">
            <text:p>0</text:p>
          </table:table-cell>
          <table:table-cell table:formula="of:=[.$B93]*SQRT(2/[.$B$6])*SIN((4*[.$A93]*PI())/[.$B$6])" office:value-type="float" office:value="0" calcext:value-type="float">
            <text:p>0</text:p>
          </table:table-cell>
          <table:table-cell table:formula="of:=[.$B93]*SQRT(2/[.$B$6])*SIN((4.5*[.$A93]*PI())/[.$B$6])" office:value-type="float" office:value="0" calcext:value-type="float">
            <text:p>0</text:p>
          </table:table-cell>
          <table:table-cell table:formula="of:=[.$B93]*SQRT(2/[.$B$6])*SIN((5*[.$A93]*PI())/[.$B$6])" office:value-type="float" office:value="0" calcext:value-type="float">
            <text:p>0</text:p>
          </table:table-cell>
          <table:table-cell table:formula="of:=[.$B93]*SQRT(2/[.$B$6])*SIN((5.5*[.$A93]*PI())/[.$B$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([.$B$4]*([.$B$6]-[.$B$5]))/(SQRT(2*[.$B$6])))*PI()*(1/(COS([.A94]*PI())-COS(([.A94]*PI()*[.$B$5])/[.$B$6]))*[.A94])" office:value-type="float" office:value="74187.7514124055" calcext:value-type="float">
            <text:p>74187.7514124055</text:p>
          </table:table-cell>
          <table:table-cell table:formula="of:=[.$B94]*SQRT(2/[.$B$6])*SIN((3*[.$A94]*PI())/[.$B$6])" office:value-type="float" office:value="-44624.0033244243" calcext:value-type="float">
            <text:p>-44624.0033244243</text:p>
          </table:table-cell>
          <table:table-cell table:formula="of:=[.$B94]*SQRT(2/[.$B$6])*SIN((3.5*[.$A94]*PI())/[.$B$6])" office:value-type="float" office:value="27579.1507685818" calcext:value-type="float">
            <text:p>27579.1507685818</text:p>
          </table:table-cell>
          <table:table-cell table:formula="of:=[.$B94]*SQRT(2/[.$B$6])*SIN((4*[.$A94]*PI())/[.$B$6])" office:value-type="float" office:value="27579.1507685828" calcext:value-type="float">
            <text:p>27579.1507685828</text:p>
          </table:table-cell>
          <table:table-cell table:formula="of:=[.$B94]*SQRT(2/[.$B$6])*SIN((4.5*[.$A94]*PI())/[.$B$6])" office:value-type="float" office:value="-44624.0033244243" calcext:value-type="float">
            <text:p>-44624.0033244243</text:p>
          </table:table-cell>
          <table:table-cell table:formula="of:=[.$B94]*SQRT(2/[.$B$6])*SIN((5*[.$A94]*PI())/[.$B$6])" office:value-type="float" office:value="-0.000000000827554334505818" calcext:value-type="float">
            <text:p>-8.27554334505818E-10</text:p>
          </table:table-cell>
          <table:table-cell table:formula="of:=[.$B94]*SQRT(2/[.$B$6])*SIN((5.5*[.$A94]*PI())/[.$B$6])" office:value-type="float" office:value="44624.0033244244" calcext:value-type="float">
            <text:p>44624.00332442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([.$B$4]*([.$B$6]-[.$B$5]))/(SQRT(2*[.$B$6])))*PI()*(1/(COS([.A95]*PI())-COS(([.A95]*PI()*[.$B$5])/[.$B$6]))*[.A95])" office:value-type="float" office:value="-271534.896928291" calcext:value-type="float">
            <text:p>-271534.896928291</text:p>
          </table:table-cell>
          <table:table-cell table:formula="of:=[.$B95]*SQRT(2/[.$B$6])*SIN((3*[.$A95]*PI())/[.$B$6])" office:value-type="float" office:value="-100942.564220439" calcext:value-type="float">
            <text:p>-100942.564220439</text:p>
          </table:table-cell>
          <table:table-cell table:formula="of:=[.$B95]*SQRT(2/[.$B$6])*SIN((3.5*[.$A95]*PI())/[.$B$6])" office:value-type="float" office:value="-53068.6465477727" calcext:value-type="float">
            <text:p>-53068.6465477727</text:p>
          </table:table-cell>
          <table:table-cell table:formula="of:=[.$B95]*SQRT(2/[.$B$6])*SIN((4*[.$A95]*PI())/[.$B$6])" office:value-type="float" office:value="163328.499820244" calcext:value-type="float">
            <text:p>163328.499820244</text:p>
          </table:table-cell>
          <table:table-cell table:formula="of:=[.$B95]*SQRT(2/[.$B$6])*SIN((4.5*[.$A95]*PI())/[.$B$6])" office:value-type="float" office:value="-138935.520399013" calcext:value-type="float">
            <text:p>-138935.520399013</text:p>
          </table:table-cell>
          <table:table-cell table:formula="of:=[.$B95]*SQRT(2/[.$B$6])*SIN((5*[.$A95]*PI())/[.$B$6])" office:value-type="float" office:value="-0.00000000488032887740767" calcext:value-type="float">
            <text:p>-4.88032887740767E-09</text:p>
          </table:table-cell>
          <table:table-cell table:formula="of:=[.$B95]*SQRT(2/[.$B$6])*SIN((5.5*[.$A95]*PI())/[.$B$6])" office:value-type="float" office:value="138935.520399013" calcext:value-type="float">
            <text:p>138935.5203990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([.$B$4]*([.$B$6]-[.$B$5]))/(SQRT(2*[.$B$6])))*PI()*(1/(COS([.A96]*PI())-COS(([.A96]*PI()*[.$B$5])/[.$B$6]))*[.A96])" office:value-type="float" office:value="28996.2041299271" calcext:value-type="float">
            <text:p>28996.2041299271</text:p>
          </table:table-cell>
          <table:table-cell table:formula="of:=[.$B96]*SQRT(2/[.$B$6])*SIN((3*[.$A96]*PI())/[.$B$6])" office:value-type="float" office:value="10779.2818921068" calcext:value-type="float">
            <text:p>10779.2818921068</text:p>
          </table:table-cell>
          <table:table-cell table:formula="of:=[.$B96]*SQRT(2/[.$B$6])*SIN((3.5*[.$A96]*PI())/[.$B$6])" office:value-type="float" office:value="-17441.2444757448" calcext:value-type="float">
            <text:p>-17441.2444757448</text:p>
          </table:table-cell>
          <table:table-cell table:formula="of:=[.$B96]*SQRT(2/[.$B$6])*SIN((4*[.$A96]*PI())/[.$B$6])" office:value-type="float" office:value="17441.2444757447" calcext:value-type="float">
            <text:p>17441.2444757447</text:p>
          </table:table-cell>
          <table:table-cell table:formula="of:=[.$B96]*SQRT(2/[.$B$6])*SIN((4.5*[.$A96]*PI())/[.$B$6])" office:value-type="float" office:value="-10779.2818921067" calcext:value-type="float">
            <text:p>-10779.2818921067</text:p>
          </table:table-cell>
          <table:table-cell table:formula="of:=[.$B96]*SQRT(2/[.$B$6])*SIN((5*[.$A96]*PI())/[.$B$6])" office:value-type="float" office:value="0.000000000323584952294801" calcext:value-type="float">
            <text:p>3.23584952294801E-10</text:p>
          </table:table-cell>
          <table:table-cell table:formula="of:=[.$B96]*SQRT(2/[.$B$6])*SIN((5.5*[.$A96]*PI())/[.$B$6])" office:value-type="float" office:value="10779.2818921066" calcext:value-type="float">
            <text:p>10779.28189210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([.$B$4]*([.$B$6]-[.$B$5]))/(SQRT(2*[.$B$6])))*PI()*(1/(COS([.A97]*PI())-COS(([.A97]*PI()*[.$B$5])/[.$B$6]))*[.A97])" office:value-type="float" office:value="-40527.1295692251" calcext:value-type="float">
            <text:p>-40527.1295692251</text:p>
          </table:table-cell>
          <table:table-cell table:formula="of:=[.$B97]*SQRT(2/[.$B$6])*SIN((3*[.$A97]*PI())/[.$B$6])" office:value-type="float" office:value="24377.1071396035" calcext:value-type="float">
            <text:p>24377.1071396035</text:p>
          </table:table-cell>
          <table:table-cell table:formula="of:=[.$B97]*SQRT(2/[.$B$6])*SIN((3.5*[.$A97]*PI())/[.$B$6])" office:value-type="float" office:value="-20736.405893588" calcext:value-type="float">
            <text:p>-20736.405893588</text:p>
          </table:table-cell>
          <table:table-cell table:formula="of:=[.$B97]*SQRT(2/[.$B$6])*SIN((4*[.$A97]*PI())/[.$B$6])" office:value-type="float" office:value="15065.8807596728" calcext:value-type="float">
            <text:p>15065.8807596728</text:p>
          </table:table-cell>
          <table:table-cell table:formula="of:=[.$B97]*SQRT(2/[.$B$6])*SIN((4.5*[.$A97]*PI())/[.$B$6])" office:value-type="float" office:value="-7920.60224683642" calcext:value-type="float">
            <text:p>-7920.6022468364</text:p>
          </table:table-cell>
          <table:table-cell table:formula="of:=[.$B97]*SQRT(2/[.$B$6])*SIN((5*[.$A97]*PI())/[.$B$6])" office:value-type="float" office:value="-0.00000000128104740613194" calcext:value-type="float">
            <text:p>-1.28104740613194E-09</text:p>
          </table:table-cell>
          <table:table-cell table:formula="of:=[.$B97]*SQRT(2/[.$B$6])*SIN((5.5*[.$A97]*PI())/[.$B$6])" office:value-type="float" office:value="7920.60224683747" calcext:value-type="float">
            <text:p>7920.60224683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$B98]*SQRT(2/[.$B$6])*SIN((3*[.$A98]*PI())/[.$B$6])" office:value-type="float" office:value="-0" calcext:value-type="float">
            <text:p>0</text:p>
          </table:table-cell>
          <table:table-cell table:formula="of:=[.$B98]*SQRT(2/[.$B$6])*SIN((3.5*[.$A98]*PI())/[.$B$6])" office:value-type="float" office:value="-0" calcext:value-type="float">
            <text:p>0</text:p>
          </table:table-cell>
          <table:table-cell table:formula="of:=[.$B98]*SQRT(2/[.$B$6])*SIN((4*[.$A98]*PI())/[.$B$6])" office:value-type="float" office:value="-0" calcext:value-type="float">
            <text:p>0</text:p>
          </table:table-cell>
          <table:table-cell table:formula="of:=[.$B98]*SQRT(2/[.$B$6])*SIN((4.5*[.$A98]*PI())/[.$B$6])" office:value-type="float" office:value="0" calcext:value-type="float">
            <text:p>0</text:p>
          </table:table-cell>
          <table:table-cell table:formula="of:=[.$B98]*SQRT(2/[.$B$6])*SIN((5*[.$A98]*PI())/[.$B$6])" office:value-type="float" office:value="-0" calcext:value-type="float">
            <text:p>0</text:p>
          </table:table-cell>
          <table:table-cell table:formula="of:=[.$B98]*SQRT(2/[.$B$6])*SIN((5.5*[.$A98]*PI())/[.$B$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([.$B$4]*([.$B$6]-[.$B$5]))/(SQRT(2*[.$B$6])))*PI()*(1/(COS([.A99]*PI())-COS(([.A99]*PI()*[.$B$5])/[.$B$6]))*[.A99])" office:value-type="float" office:value="-41437.8515820164" calcext:value-type="float">
            <text:p>-41437.8515820164</text:p>
          </table:table-cell>
          <table:table-cell table:formula="of:=[.$B99]*SQRT(2/[.$B$6])*SIN((3*[.$A99]*PI())/[.$B$6])" office:value-type="float" office:value="-24924.9073000438" calcext:value-type="float">
            <text:p>-24924.9073000438</text:p>
          </table:table-cell>
          <table:table-cell table:formula="of:=[.$B99]*SQRT(2/[.$B$6])*SIN((3.5*[.$A99]*PI())/[.$B$6])" office:value-type="float" office:value="21202.3925428823" calcext:value-type="float">
            <text:p>21202.3925428823</text:p>
          </table:table-cell>
          <table:table-cell table:formula="of:=[.$B99]*SQRT(2/[.$B$6])*SIN((4*[.$A99]*PI())/[.$B$6])" office:value-type="float" office:value="-15404.4398778679" calcext:value-type="float">
            <text:p>-15404.4398778679</text:p>
          </table:table-cell>
          <table:table-cell table:formula="of:=[.$B99]*SQRT(2/[.$B$6])*SIN((4.5*[.$A99]*PI())/[.$B$6])" office:value-type="float" office:value="8098.59330856405" calcext:value-type="float">
            <text:p>8098.5933085641</text:p>
          </table:table-cell>
          <table:table-cell table:formula="of:=[.$B99]*SQRT(2/[.$B$6])*SIN((5*[.$A99]*PI())/[.$B$6])" office:value-type="float" office:value="-0.000000000385173062927427" calcext:value-type="float">
            <text:p>-3.85173062927427E-10</text:p>
          </table:table-cell>
          <table:table-cell table:formula="of:=[.$B99]*SQRT(2/[.$B$6])*SIN((5.5*[.$A99]*PI())/[.$B$6])" office:value-type="float" office:value="-8098.59330856332" calcext:value-type="float">
            <text:p>-8098.59330856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([.$B$4]*([.$B$6]-[.$B$5]))/(SQRT(2*[.$B$6])))*PI()*(1/(COS([.A100]*PI())-COS(([.A100]*PI()*[.$B$5])/[.$B$6]))*[.A100])" office:value-type="float" office:value="30314.2134085603" calcext:value-type="float">
            <text:p>30314.2134085603</text:p>
          </table:table-cell>
          <table:table-cell table:formula="of:=[.$B100]*SQRT(2/[.$B$6])*SIN((3*[.$A100]*PI())/[.$B$6])" office:value-type="float" office:value="-11269.249250839" calcext:value-type="float">
            <text:p>-11269.249250839</text:p>
          </table:table-cell>
          <table:table-cell table:formula="of:=[.$B100]*SQRT(2/[.$B$6])*SIN((3.5*[.$A100]*PI())/[.$B$6])" office:value-type="float" office:value="18234.0283155516" calcext:value-type="float">
            <text:p>18234.0283155516</text:p>
          </table:table-cell>
          <table:table-cell table:formula="of:=[.$B100]*SQRT(2/[.$B$6])*SIN((4*[.$A100]*PI())/[.$B$6])" office:value-type="float" office:value="-18234.0283155516" calcext:value-type="float">
            <text:p>-18234.0283155516</text:p>
          </table:table-cell>
          <table:table-cell table:formula="of:=[.$B100]*SQRT(2/[.$B$6])*SIN((4.5*[.$A100]*PI())/[.$B$6])" office:value-type="float" office:value="11269.2492508391" calcext:value-type="float">
            <text:p>11269.2492508391</text:p>
          </table:table-cell>
          <table:table-cell table:formula="of:=[.$B100]*SQRT(2/[.$B$6])*SIN((5*[.$A100]*PI())/[.$B$6])" office:value-type="float" office:value="0.000000000601357672655695" calcext:value-type="float">
            <text:p>6.01357672655695E-10</text:p>
          </table:table-cell>
          <table:table-cell table:formula="of:=[.$B100]*SQRT(2/[.$B$6])*SIN((5.5*[.$A100]*PI())/[.$B$6])" office:value-type="float" office:value="-11269.2492508392" calcext:value-type="float">
            <text:p>-11269.24925083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([.$B$4]*([.$B$6]-[.$B$5]))/(SQRT(2*[.$B$6])))*PI()*(1/(COS([.A101]*PI())-COS(([.A101]*PI()*[.$B$5])/[.$B$6]))*[.A101])" office:value-type="float" office:value="-290261.441544055" calcext:value-type="float">
            <text:p>-290261.441544055</text:p>
          </table:table-cell>
          <table:table-cell table:formula="of:=[.$B101]*SQRT(2/[.$B$6])*SIN((3*[.$A101]*PI())/[.$B$6])" office:value-type="float" office:value="107904.120373584" calcext:value-type="float">
            <text:p>107904.120373584</text:p>
          </table:table-cell>
          <table:table-cell table:formula="of:=[.$B101]*SQRT(2/[.$B$6])*SIN((3.5*[.$A101]*PI())/[.$B$6])" office:value-type="float" office:value="56728.5532062399" calcext:value-type="float">
            <text:p>56728.5532062399</text:p>
          </table:table-cell>
          <table:table-cell table:formula="of:=[.$B101]*SQRT(2/[.$B$6])*SIN((4*[.$A101]*PI())/[.$B$6])" office:value-type="float" office:value="-174592.534290615" calcext:value-type="float">
            <text:p>-174592.534290615</text:p>
          </table:table-cell>
          <table:table-cell table:formula="of:=[.$B101]*SQRT(2/[.$B$6])*SIN((4.5*[.$A101]*PI())/[.$B$6])" office:value-type="float" office:value="148517.280426546" calcext:value-type="float">
            <text:p>148517.280426546</text:p>
          </table:table-cell>
          <table:table-cell table:formula="of:=[.$B101]*SQRT(2/[.$B$6])*SIN((5*[.$A101]*PI())/[.$B$6])" office:value-type="float" office:value="-0.00000000665619007495332" calcext:value-type="float">
            <text:p>-6.65619007495332E-09</text:p>
          </table:table-cell>
          <table:table-cell table:formula="of:=[.$B101]*SQRT(2/[.$B$6])*SIN((5.5*[.$A101]*PI())/[.$B$6])" office:value-type="float" office:value="-148517.280426544" calcext:value-type="float">
            <text:p>-148517.2804265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([.$B$4]*([.$B$6]-[.$B$5]))/(SQRT(2*[.$B$6])))*PI()*(1/(COS([.A102]*PI())-COS(([.A102]*PI()*[.$B$5])/[.$B$6]))*[.A102])" office:value-type="float" office:value="81088.9375903042" calcext:value-type="float">
            <text:p>81088.9375903042</text:p>
          </table:table-cell>
          <table:table-cell table:formula="of:=[.$B102]*SQRT(2/[.$B$6])*SIN((3*[.$A102]*PI())/[.$B$6])" office:value-type="float" office:value="48775.0734011148" calcext:value-type="float">
            <text:p>48775.0734011148</text:p>
          </table:table-cell>
          <table:table-cell table:formula="of:=[.$B102]*SQRT(2/[.$B$6])*SIN((3.5*[.$A102]*PI())/[.$B$6])" office:value-type="float" office:value="-30144.6531656604" calcext:value-type="float">
            <text:p>-30144.6531656604</text:p>
          </table:table-cell>
          <table:table-cell table:formula="of:=[.$B102]*SQRT(2/[.$B$6])*SIN((4*[.$A102]*PI())/[.$B$6])" office:value-type="float" office:value="-30144.653165661" calcext:value-type="float">
            <text:p>-30144.653165661</text:p>
          </table:table-cell>
          <table:table-cell table:formula="of:=[.$B102]*SQRT(2/[.$B$6])*SIN((4.5*[.$A102]*PI())/[.$B$6])" office:value-type="float" office:value="48775.0734011155" calcext:value-type="float">
            <text:p>48775.0734011155</text:p>
          </table:table-cell>
          <table:table-cell table:formula="of:=[.$B102]*SQRT(2/[.$B$6])*SIN((5*[.$A102]*PI())/[.$B$6])" office:value-type="float" office:value="0.000000000502830464718895" calcext:value-type="float">
            <text:p>5.02830464718895E-10</text:p>
          </table:table-cell>
          <table:table-cell table:formula="of:=[.$B102]*SQRT(2/[.$B$6])*SIN((5.5*[.$A102]*PI())/[.$B$6])" office:value-type="float" office:value="-48775.0734011149" calcext:value-type="float">
            <text:p>-48775.07340111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$B103]*SQRT(2/[.$B$6])*SIN((3*[.$A103]*PI())/[.$B$6])" office:value-type="float" office:value="-0" calcext:value-type="float">
            <text:p>0</text:p>
          </table:table-cell>
          <table:table-cell table:formula="of:=[.$B103]*SQRT(2/[.$B$6])*SIN((3.5*[.$A103]*PI())/[.$B$6])" office:value-type="float" office:value="0" calcext:value-type="float">
            <text:p>0</text:p>
          </table:table-cell>
          <table:table-cell table:formula="of:=[.$B103]*SQRT(2/[.$B$6])*SIN((4*[.$A103]*PI())/[.$B$6])" office:value-type="float" office:value="0" calcext:value-type="float">
            <text:p>0</text:p>
          </table:table-cell>
          <table:table-cell table:formula="of:=[.$B103]*SQRT(2/[.$B$6])*SIN((4.5*[.$A103]*PI())/[.$B$6])" office:value-type="float" office:value="-0" calcext:value-type="float">
            <text:p>0</text:p>
          </table:table-cell>
          <table:table-cell table:formula="of:=[.$B103]*SQRT(2/[.$B$6])*SIN((5*[.$A103]*PI())/[.$B$6])" office:value-type="float" office:value="0" calcext:value-type="float">
            <text:p>0</text:p>
          </table:table-cell>
          <table:table-cell table:formula="of:=[.$B103]*SQRT(2/[.$B$6])*SIN((5.5*[.$A103]*PI())/[.$B$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([.$B$4]*([.$B$6]-[.$B$5]))/(SQRT(2*[.$B$6])))*PI()*(1/(COS([.A104]*PI())-COS(([.A104]*PI()*[.$B$5])/[.$B$6]))*[.A104])" office:value-type="float" office:value="82814.2341347782" calcext:value-type="float">
            <text:p>82814.2341347782</text:p>
          </table:table-cell>
          <table:table-cell table:formula="of:=[.$B104]*SQRT(2/[.$B$6])*SIN((3*[.$A104]*PI())/[.$B$6])" office:value-type="float" office:value="-49812.8409202877" calcext:value-type="float">
            <text:p>-49812.8409202877</text:p>
          </table:table-cell>
          <table:table-cell table:formula="of:=[.$B104]*SQRT(2/[.$B$6])*SIN((3.5*[.$A104]*PI())/[.$B$6])" office:value-type="float" office:value="-30786.028764929" calcext:value-type="float">
            <text:p>-30786.028764929</text:p>
          </table:table-cell>
          <table:table-cell table:formula="of:=[.$B104]*SQRT(2/[.$B$6])*SIN((4*[.$A104]*PI())/[.$B$6])" office:value-type="float" office:value="30786.0287649297" calcext:value-type="float">
            <text:p>30786.0287649297</text:p>
          </table:table-cell>
          <table:table-cell table:formula="of:=[.$B104]*SQRT(2/[.$B$6])*SIN((4.5*[.$A104]*PI())/[.$B$6])" office:value-type="float" office:value="49812.8409202874" calcext:value-type="float">
            <text:p>49812.8409202874</text:p>
          </table:table-cell>
          <table:table-cell table:formula="of:=[.$B104]*SQRT(2/[.$B$6])*SIN((5*[.$A104]*PI())/[.$B$6])" office:value-type="float" office:value="-0.000000000615767935327549" calcext:value-type="float">
            <text:p>-6.15767935327549E-10</text:p>
          </table:table-cell>
          <table:table-cell table:formula="of:=[.$B104]*SQRT(2/[.$B$6])*SIN((5.5*[.$A104]*PI())/[.$B$6])" office:value-type="float" office:value="-49812.8409202878" calcext:value-type="float">
            <text:p>-49812.84092028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([.$B$4]*([.$B$6]-[.$B$5]))/(SQRT(2*[.$B$6])))*PI()*(1/(COS([.A105]*PI())-COS(([.A105]*PI()*[.$B$5])/[.$B$6]))*[.A105])" office:value-type="float" office:value="-302745.804621197" calcext:value-type="float">
            <text:p>-302745.804621197</text:p>
          </table:table-cell>
          <table:table-cell table:formula="of:=[.$B105]*SQRT(2/[.$B$6])*SIN((3*[.$A105]*PI())/[.$B$6])" office:value-type="float" office:value="-112545.157808993" calcext:value-type="float">
            <text:p>-112545.157808993</text:p>
          </table:table-cell>
          <table:table-cell table:formula="of:=[.$B105]*SQRT(2/[.$B$6])*SIN((3.5*[.$A105]*PI())/[.$B$6])" office:value-type="float" office:value="59168.4909785441" calcext:value-type="float">
            <text:p>59168.4909785441</text:p>
          </table:table-cell>
          <table:table-cell table:formula="of:=[.$B105]*SQRT(2/[.$B$6])*SIN((4*[.$A105]*PI())/[.$B$6])" office:value-type="float" office:value="182101.890604179" calcext:value-type="float">
            <text:p>182101.890604179</text:p>
          </table:table-cell>
          <table:table-cell table:formula="of:=[.$B105]*SQRT(2/[.$B$6])*SIN((4.5*[.$A105]*PI())/[.$B$6])" office:value-type="float" office:value="154905.120444878" calcext:value-type="float">
            <text:p>154905.120444878</text:p>
          </table:table-cell>
          <table:table-cell table:formula="of:=[.$B105]*SQRT(2/[.$B$6])*SIN((5*[.$A105]*PI())/[.$B$6])" office:value-type="float" office:value="-0.00000000431527400104346" calcext:value-type="float">
            <text:p>-4.31527400104346E-09</text:p>
          </table:table-cell>
          <table:table-cell table:formula="of:=[.$B105]*SQRT(2/[.$B$6])*SIN((5.5*[.$A105]*PI())/[.$B$6])" office:value-type="float" office:value="-154905.120444876" calcext:value-type="float">
            <text:p>-154905.1204448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([.$B$4]*([.$B$6]-[.$B$5]))/(SQRT(2*[.$B$6])))*PI()*(1/(COS([.A106]*PI())-COS(([.A106]*PI()*[.$B$5])/[.$B$6]))*[.A106])" office:value-type="float" office:value="32291.2273265097" calcext:value-type="float">
            <text:p>32291.2273265097</text:p>
          </table:table-cell>
          <table:table-cell table:formula="of:=[.$B106]*SQRT(2/[.$B$6])*SIN((3*[.$A106]*PI())/[.$B$6])" office:value-type="float" office:value="12004.2002889367" calcext:value-type="float">
            <text:p>12004.2002889367</text:p>
          </table:table-cell>
          <table:table-cell table:formula="of:=[.$B106]*SQRT(2/[.$B$6])*SIN((3.5*[.$A106]*PI())/[.$B$6])" office:value-type="float" office:value="19423.2040752612" calcext:value-type="float">
            <text:p>19423.2040752612</text:p>
          </table:table-cell>
          <table:table-cell table:formula="of:=[.$B106]*SQRT(2/[.$B$6])*SIN((4*[.$A106]*PI())/[.$B$6])" office:value-type="float" office:value="19423.2040752611" calcext:value-type="float">
            <text:p>19423.2040752611</text:p>
          </table:table-cell>
          <table:table-cell table:formula="of:=[.$B106]*SQRT(2/[.$B$6])*SIN((4.5*[.$A106]*PI())/[.$B$6])" office:value-type="float" office:value="12004.2002889369" calcext:value-type="float">
            <text:p>12004.2002889369</text:p>
          </table:table-cell>
          <table:table-cell table:formula="of:=[.$B106]*SQRT(2/[.$B$6])*SIN((5*[.$A106]*PI())/[.$B$6])" office:value-type="float" office:value="-0.000000000680442034513759" calcext:value-type="float">
            <text:p>-6.80442034513759E-10</text:p>
          </table:table-cell>
          <table:table-cell table:formula="of:=[.$B106]*SQRT(2/[.$B$6])*SIN((5.5*[.$A106]*PI())/[.$B$6])" office:value-type="float" office:value="-12004.200288937" calcext:value-type="float">
            <text:p>-12004.2002889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([.$B$4]*([.$B$6]-[.$B$5]))/(SQRT(2*[.$B$6])))*PI()*(1/(COS([.A107]*PI())-COS(([.A107]*PI()*[.$B$5])/[.$B$6]))*[.A107])" office:value-type="float" office:value="-45080.739633183" calcext:value-type="float">
            <text:p>-45080.739633183</text:p>
          </table:table-cell>
          <table:table-cell table:formula="of:=[.$B107]*SQRT(2/[.$B$6])*SIN((3*[.$A107]*PI())/[.$B$6])" office:value-type="float" office:value="27116.107941806" calcext:value-type="float">
            <text:p>27116.107941806</text:p>
          </table:table-cell>
          <table:table-cell table:formula="of:=[.$B107]*SQRT(2/[.$B$6])*SIN((3.5*[.$A107]*PI())/[.$B$6])" office:value-type="float" office:value="23066.3391400578" calcext:value-type="float">
            <text:p>23066.3391400578</text:p>
          </table:table-cell>
          <table:table-cell table:formula="of:=[.$B107]*SQRT(2/[.$B$6])*SIN((4*[.$A107]*PI())/[.$B$6])" office:value-type="float" office:value="16758.6763506472" calcext:value-type="float">
            <text:p>16758.6763506472</text:p>
          </table:table-cell>
          <table:table-cell table:formula="of:=[.$B107]*SQRT(2/[.$B$6])*SIN((4.5*[.$A107]*PI())/[.$B$6])" office:value-type="float" office:value="8810.55755547018" calcext:value-type="float">
            <text:p>8810.5575554702</text:p>
          </table:table-cell>
          <table:table-cell table:formula="of:=[.$B107]*SQRT(2/[.$B$6])*SIN((5*[.$A107]*PI())/[.$B$6])" office:value-type="float" office:value="0.00000000036337965704501" calcext:value-type="float">
            <text:p>3.6337965704501E-10</text:p>
          </table:table-cell>
          <table:table-cell table:formula="of:=[.$B107]*SQRT(2/[.$B$6])*SIN((5.5*[.$A107]*PI())/[.$B$6])" office:value-type="float" office:value="-8810.55755547103" calcext:value-type="float">
            <text:p>-8810.5575554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$B108]*SQRT(2/[.$B$6])*SIN((3*[.$A108]*PI())/[.$B$6])" office:value-type="float" office:value="-0" calcext:value-type="float">
            <text:p>0</text:p>
          </table:table-cell>
          <table:table-cell table:formula="of:=[.$B108]*SQRT(2/[.$B$6])*SIN((3.5*[.$A108]*PI())/[.$B$6])" office:value-type="float" office:value="-0" calcext:value-type="float">
            <text:p>0</text:p>
          </table:table-cell>
          <table:table-cell table:formula="of:=[.$B108]*SQRT(2/[.$B$6])*SIN((4*[.$A108]*PI())/[.$B$6])" office:value-type="float" office:value="-0" calcext:value-type="float">
            <text:p>0</text:p>
          </table:table-cell>
          <table:table-cell table:formula="of:=[.$B108]*SQRT(2/[.$B$6])*SIN((4.5*[.$A108]*PI())/[.$B$6])" office:value-type="float" office:value="-0" calcext:value-type="float">
            <text:p>0</text:p>
          </table:table-cell>
          <table:table-cell table:formula="of:=[.$B108]*SQRT(2/[.$B$6])*SIN((5*[.$A108]*PI())/[.$B$6])" office:value-type="float" office:value="-0" calcext:value-type="float">
            <text:p>0</text:p>
          </table:table-cell>
          <table:table-cell table:formula="of:=[.$B108]*SQRT(2/[.$B$6])*SIN((5.5*[.$A108]*PI())/[.$B$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um:</text:p>
          </table:table-cell>
          <table:table-cell table:formula="of:=SUM([.C9:.C107])" office:value-type="float" office:value="-27526.5327473258" calcext:value-type="float">
            <text:p>-27526.5327473258</text:p>
          </table:table-cell>
          <table:table-cell table:formula="of:=SUM([.D9:.D107])" office:value-type="float" office:value="72048.5928041791" calcext:value-type="float">
            <text:p>72048.5928041791</text:p>
          </table:table-cell>
          <table:table-cell table:formula="of:=SUM([.E9:.E107])" office:value-type="float" office:value="106941.441453315" calcext:value-type="float">
            <text:p>106941.441453315</text:p>
          </table:table-cell>
          <table:table-cell table:formula="of:=SUM([.F9:.F107])" office:value-type="float" office:value="232733.113471919" calcext:value-type="float">
            <text:p>232733.113471919</text:p>
          </table:table-cell>
          <table:table-cell table:formula="of:=SUM([.G9:.G107])" office:value-type="float" office:value="-0.000000019312251139822" calcext:value-type="float">
            <text:p>-1.9312251139822E-08</text:p>
          </table:table-cell>
          <table:table-cell table:formula="of:=SUM([.H9:.H107])" office:value-type="float" office:value="-232733.113471927" calcext:value-type="float">
            <text:p>-232733.11347192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0:29:40.081965603</meta:creation-date>
    <dc:date>2019-04-10T00:56:06.433248429</dc:date>
    <meta:editing-duration>PT4M43S</meta:editing-duration>
    <meta:editing-cycles>1</meta:editing-cycles>
    <meta:document-statistic meta:table-count="1" meta:cell-count="112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2cm" svg:y="4.204cm" style:legend-expansion="high" chart:style-name="ch2"/>
        <chart:plot-area chart:style-name="ch3" table:cell-range-address="Sheet1.C112:Sheet1.H113" svg:x="0.319cm" svg:y="0.18cm" svg:width="13.282cm" svg:height="8.646cm">
          <chartooo:coordinate-region svg:x="1.787cm" svg:y="0.379cm" svg:width="11.721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13:Sheet1.H113" chart:class="chart:scatter">
            <chart:domain table:cell-range-address="Sheet1.C112:Sheet1.H112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12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C112:Sheet1.H112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Row 113</text:p>
                <draw:g>
                  <svg:desc/>
                </draw:g>
              </table:table-cell>
              <table:table-cell office:value-type="float" office:value="-27526.5327473258">
                <text:p>-27526.5327473258</text:p>
                <draw:g>
                  <svg:desc>Sheet1.C113:Sheet1.H113</svg:desc>
                </draw:g>
              </table:table-cell>
              <table:table-cell office:value-type="float" office:value="72048.5928041791">
                <text:p>72048.5928041791</text:p>
              </table:table-cell>
              <table:table-cell office:value-type="float" office:value="106941.441453315">
                <text:p>106941.441453315</text:p>
              </table:table-cell>
              <table:table-cell office:value-type="float" office:value="232733.113471919">
                <text:p>232733.113471919</text:p>
              </table:table-cell>
              <table:table-cell office:value-type="float" office:value="-0.000000019312251139822">
                <text:p>-0.000000019312251139822</text:p>
              </table:table-cell>
              <table:table-cell office:value-type="float" office:value="-232733.113471927">
                <text:p>-232733.113471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2cm" svg:y="4.203cm" style:legend-expansion="high" chart:style-name="ch2"/>
        <chart:plot-area chart:style-name="ch3" table:cell-range-address="Sheet1.C112:Sheet1.H113" svg:x="0.319cm" svg:y="0.18cm" svg:width="13.282cm" svg:height="8.645cm">
          <chartooo:coordinate-region svg:x="1.787cm" svg:y="0.379cm" svg:width="11.721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13:Sheet1.H113" chart:class="chart:scatter">
            <chart:domain table:cell-range-address="Sheet1.C112:Sheet1.H112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12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C112:Sheet1.H112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Row 113</text:p>
                <draw:g>
                  <svg:desc/>
                </draw:g>
              </table:table-cell>
              <table:table-cell office:value-type="float" office:value="-27526.5327473258">
                <text:p>-27526.5327473258</text:p>
                <draw:g>
                  <svg:desc>Sheet1.C113:Sheet1.H113</svg:desc>
                </draw:g>
              </table:table-cell>
              <table:table-cell office:value-type="float" office:value="72048.5928041791">
                <text:p>72048.5928041791</text:p>
              </table:table-cell>
              <table:table-cell office:value-type="float" office:value="106941.441453315">
                <text:p>106941.441453315</text:p>
              </table:table-cell>
              <table:table-cell office:value-type="float" office:value="232733.113471919">
                <text:p>232733.113471919</text:p>
              </table:table-cell>
              <table:table-cell office:value-type="float" office:value="-0.000000019312251139822">
                <text:p>-0.000000019312251139822</text:p>
              </table:table-cell>
              <table:table-cell office:value-type="float" office:value="-232733.113471927">
                <text:p>-232733.1134719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